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9" style:family="table-cell" style:parent-style-name="Calculation_5f_General_5f_Fixed">
      <style:table-cell-properties fo:border="0.06pt solid #000000"/>
    </style:style>
    <style:style style:name="ce10" style:family="table-cell" style:parent-style-name="Calculation_5f_General">
      <style:table-cell-properties fo:border="0.06pt solid #000000"/>
    </style:style>
    <style:style style:name="ce4" style:family="table-cell" style:parent-style-name="Default" style:data-style-name="N0"/>
    <style:style style:name="ce12" style:family="table-cell" style:parent-style-name="Calculation_5f_Scientific">
      <style:table-cell-properties fo:border="0.06pt solid #000000"/>
    </style:style>
    <style:style style:name="ce5" style:family="table-cell" style:parent-style-name="Default" style:data-style-name="N137"/>
    <style:style style:name="ce6" style:family="table-cell" style:parent-style-name="Default" style:data-style-name="N137">
      <style:table-cell-properties fo:background-color="#b4c7dc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99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167.98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324.74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481.49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212.77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380.7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2" table:default-cell-style-name="ce5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=</text:p>
          </table:table-cell>
          <table:table-cell table:style-name="Input" office:value-type="float" office:value="16" calcext:value-type="float">
            <office:annotation draw:style-name="gr2" draw:text-style-name="P1" svg:width="82.18pt" svg:height="72.88pt" svg:x="144.99pt" svg:y="0pt" draw:caption-point-x="-17.29pt" draw:caption-point-y="0.28pt">
              <dc:date>2019-08-12T00:00:00</dc:date>
              <text:p text:style-name="P2">Security parameter `n`. The number of responses sent by Prover to Verifier.</text:p>
            </office:annotation>
            <text:p>16</text:p>
          </table:table-cell>
          <table:table-cell/>
          <table:table-cell office:value-type="string" calcext:value-type="string">
            <text:p>checksum(should=0)</text:p>
          </table:table-cell>
          <table:table-cell table:style-name="Calculation_5f_Fixed_5f_Scientific" table:formula="of:=SUM([.E7:.E111])" office:value-type="float" office:value="1" calcext:value-type="float">
            <office:annotation draw:style-name="gr3" draw:text-style-name="P1" svg:width="82.18pt" svg:height="61.68pt" svg:x="342.45pt" svg:y="0pt" draw:caption-point-x="-17.29pt" draw:caption-point-y="0.28pt">
              <dc:date>2019-08-12T00:00:00</dc:date>
              <text:p text:style-name="P2">Spreadsheet table debugging tool. Should equal exactly one.</text:p>
            </office:annotation>
            <text:p>1.00000E+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=</text:p>
          </table:table-cell>
          <table:table-cell table:style-name="Input" office:value-type="float" office:value="0.75" calcext:value-type="float">
            <text:p>0.75</text:p>
          </table:table-cell>
          <table:table-cell/>
          <table:table-cell table:style-name="Default" office:value-type="string" calcext:value-type="string">
            <text:p>k=</text:p>
          </table:table-cell>
          <table:table-cell table:style-name="Input" office:value-type="float" office:value="14" calcext:value-type="float">
            <office:annotation draw:style-name="gr4" draw:text-style-name="P1" svg:width="82.18pt" svg:height="173.65pt" svg:x="342.45pt" svg:y="0pt" draw:caption-point-x="-17.29pt" draw:caption-point-y="13.07pt">
              <dc:date>2019-08-12T00:00:00</dc:date>
              <text:p text:style-name="P2">Security parameter `k`. Is threshhold number (&lt;=n) of correct responses required for Prover to guess correctly before Verifier accepts proof.</text:p>
              <text:p text:style-name="P2"/>
              <text:p text:style-name="P2">`k` must be set in order to calculate `p_FA`.</text:p>
            </office:annotation>
            <text:p>14</text:p>
          </table:table-cell>
          <table:table-cell table:style-name="Default"/>
          <table:table-cell table:number-columns-repeated="2"/>
          <table:table-cell table:style-name="ce15"/>
        </table:table-row>
        <table:table-row table:style-name="ro1">
          <table:table-cell office:value-type="string" calcext:value-type="string">
            <text:p>q=</text:p>
          </table:table-cell>
          <table:table-cell table:style-name="Calculation_5f_General" table:formula="of:=1-[.$B$2]" office:value-type="float" office:value="0.25" calcext:value-type="float">
            <text:p>0.25</text:p>
          </table:table-cell>
          <table:table-cell/>
          <table:table-cell office:value-type="string" calcext:value-type="string">
            <text:p>p_FA=sum(binom.dist_k_to_n)=</text:p>
          </table:table-cell>
          <table:table-cell/>
          <table:table-cell table:style-name="Output_5f_Scientific" table:formula="of:=IF([.$E$2]&lt;=[.$B$1];SUM([.$F$7]:INDIRECT(CONCATENATE(&quot;F&quot;;[.$B$1]-[.$E$2]+7)));&quot;&quot;)" office:value-type="float" office:value="0.197111049899831" calcext:value-type="float">
            <office:annotation draw:style-name="gr5" draw:text-style-name="P1" svg:width="82.18pt" svg:height="330.41pt" svg:x="406.43pt" svg:y="0pt" draw:caption-point-x="-17.29pt" draw:caption-point-y="25.88pt">
              <dc:date>2019-08-13T00:00:00</dc:date>
              <text:p text:style-name="P2">Probability, `p_FA`, of falsely accepting `k` correct responses out of `n` total responses as affirmative proof when malicious Prover is guessing randomly.</text:p>
              <text:p text:style-name="P2"/>
              <text:p text:style-name="P2">Not valid unless table below calculates all values from i=0 to i=n.</text:p>
              <text:p text:style-name="P2"/>
              <text:p text:style-name="P2">See url for explanation of Indirect and Concatenate functions: https://web.archive.org/web/20170904232019/http://professor-excel.com/indirect-formula/</text:p>
            </office:annotation>
            <text:p>1.97111E-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fidence=</text:p>
          </table:table-cell>
          <table:table-cell table:style-name="Input" office:value-type="float" office:value="0.99999" calcext:value-type="float">
            <text:p>0.99999</text:p>
          </table:table-cell>
          <table:table-cell/>
          <table:table-cell office:value-type="string" calcext:value-type="string">
            <text:p>p_FA=1-sum(binom.dist_0_to_(k-1))=</text:p>
          </table:table-cell>
          <table:table-cell/>
          <table:table-cell table:style-name="Output_5f_Scientific" table:formula="of:=IF([.$E$2]&lt;=[.$B$1];1-COM.MICROSOFT.BINOM.DIST([.$E$2]-1;[.$B$1];[.$B$2];1);&quot;&quot;)" office:value-type="float" office:value="0.197111049899831" calcext:value-type="float">
            <office:annotation draw:style-name="gr6" draw:text-style-name="P1" svg:width="82.18pt" svg:height="487.16pt" svg:x="406.43pt" svg:y="0pt" draw:caption-point-x="-17.29pt" draw:caption-point-y="38.66pt">
              <dc:date>2019-08-13T00:00:00</dc:date>
              <text:p text:style-name="P2"><text:span text:style-name="T1">Probability, `p_FA`, of falsely accepting `k` correct responses out of `n` total responses as affirmative proof when malicious Prover is guessing randomly.</text:span></text:p>
              <text:p text:style-name="P2"/>
              <text:p text:style-name="P2">Alternate calculation method using BINOM.DIST and parameters `k`, `n`, and ,`p`: https://web.archive.org/web/20160416012722/https://help.libreoffice.org/Calc/Statistical_Functions_Part_One#BINOM.DIST</text:p>
              <text:p text:style-name="P2"/>
              <text:p text:style-name="P2">Valid for all reasonable values from i=0 to i=n.</text:p>
              <text:p text:style-name="P2"/>
              <text:p text:style-name="P2"><text:span text:style-name="T1">Note: `c=1` causes binom.dist() to outupt cumulative probability from `x=0` to `x=Trials` independent trials. </text:span></text:p>
            </office:annotation>
            <text:p>1.97111E-0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1-p_FA&lt;confidence?</text:p>
          </table:table-cell>
          <table:table-cell/>
          <table:table-cell table:style-name="ce15" table:formula="of:=IF([.F3]&lt;(1-[.$B$4]);TRUE();FALSE())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office:annotation draw:style-name="gr2" draw:text-style-name="P1" svg:width="82.18pt" svg:height="72.88pt" svg:x="80.99pt" svg:y="21.46pt" draw:caption-point-x="-17.29pt" draw:caption-point-y="42.8pt">
              <dc:date>2019-08-12T00:00:00</dc:date>
              <text:p text:style-name="P2">Number of correct responses provided by Prover to Verifier.</text:p>
            </office:annotation>
            <text:p>i</text:p>
          </table:table-cell>
          <table:table-cell table:style-name="ce1" office:value-type="string" calcext:value-type="string">
            <office:annotation draw:style-name="gr7" draw:text-style-name="P1" svg:width="82.18pt" svg:height="151.26pt" svg:x="144.99pt" svg:y="21.46pt" draw:caption-point-x="-17.29pt" draw:caption-point-y="42.8pt">
              <dc:date>2019-08-12T00:00:00</dc:date>
              <text:p text:style-name="P2">binomial coefficient, (a.k.a. “n Choose r”, “nCr”).</text:p>
              <text:p text:style-name="P2"/>
              <text:p text:style-name="P2">Calculates the total number of ways to select i elements out of a total set of n elements, ignoring order.</text:p>
            </office:annotation>
            <text:p>n_C_i</text:p>
          </table:table-cell>
          <table:table-cell table:style-name="ce6" office:value-type="string" calcext:value-type="string">
            <text:p>p^i</text:p>
          </table:table-cell>
          <table:table-cell table:style-name="ce6" office:value-type="string" calcext:value-type="string">
            <text:p>q^(n-i)</text:p>
          </table:table-cell>
          <table:table-cell table:style-name="ce6" office:value-type="string" calcext:value-type="string">
            <office:annotation draw:style-name="gr8" draw:text-style-name="P1" svg:width="82.18pt" svg:height="218.44pt" svg:x="342.45pt" svg:y="21.46pt" draw:caption-point-x="-17.29pt" draw:caption-point-y="42.8pt">
              <dc:date>2019-08-12T00:00:00</dc:date>
              <text:p text:style-name="P2"><text:span text:style-name="T1">binomial </text:span><text:span text:style-name="T1">probability </text:span><text:span text:style-name="T1">function, `P_n(i)`.</text:span></text:p>
              <text:p text:style-name="P2"><text:span text:style-name="T1"/></text:p>
              <text:p text:style-name="P2">Calculates the probability of having exactly `i` successes in `n` independent successive trials given `p` chance of success in <text:s/>each trial.</text:p>
              <text:p text:style-name="P2"/>
              <text:p text:style-name="P2">Chance of failure in a trial, `q`, is therefore `q=1-p`.</text:p>
            </office:annotation>
            <text:p>n_C_i*p^i*q^(n-i)</text:p>
          </table:table-cell>
          <table:table-cell table:style-name="ce6" office:value-type="string" calcext:value-type="string">
            <office:annotation draw:style-name="gr9" draw:text-style-name="P1" svg:width="82.18pt" svg:height="386.39pt" svg:x="406.43pt" svg:y="21.46pt" draw:caption-point-x="-17.29pt" draw:caption-point-y="42.8pt">
              <dc:date>2019-08-12T00:00:00</dc:date>
              <text:p text:style-name="P2"><text:span text:style-name="T1">binomial </text:span><text:span text:style-name="T1">probability </text:span><text:span text:style-name="T1">function, `P_n(i)`.</text:span></text:p>
              <text:p text:style-name="P2"><text:span text:style-name="T1"/></text:p>
              <text:p text:style-name="P2"><text:span text:style-name="T1">Calculates the </text:span><text:span text:style-name="T1">probability of </text:span><text:span text:style-name="T1">having exactly `i` </text:span><text:span text:style-name="T1">successes in `n` </text:span><text:span text:style-name="T1">independent </text:span><text:span text:style-name="T1">successive trials </text:span><text:span text:style-name="T1">given `p` chance </text:span><text:span text:style-name="T1">of success in <text:s/></text:span><text:span text:style-name="T1">each trial. Uses </text:span><text:span text:style-name="T1">built-in </text:span><text:span text:style-name="T1">LibreOffice </text:span><text:span text:style-name="T1">binom.dist(x,Trial</text:span><text:span text:style-name="T1">s,SP,c) function.</text:span></text:p>
              <text:p text:style-name="P2"><text:span text:style-name="T1"/></text:p>
              <text:p text:style-name="P2"><text:span text:style-name="T1">Chance of failure </text:span><text:span text:style-name="T1">in a trial, `q`, is </text:span><text:span text:style-name="T1">therefore `q=1-p`.</text:span></text:p>
              <text:p text:style-name="P2"><text:span text:style-name="T1"/></text:p>
              <text:p text:style-name="P2"><text:span text:style-name="T1">Note: `c=0` </text:span><text:span text:style-name="T1">causes </text:span><text:span text:style-name="T1">binom.dist(x,Trial</text:span><text:span text:style-name="T1">s,SP,c) to output </text:span><text:span text:style-name="T1">probability of </text:span><text:span text:style-name="T1">exactly `x` </text:span><text:span text:style-name="T1">successes in </text:span><text:span text:style-name="T1">`Trials` </text:span><text:span text:style-name="T1">independent </text:span><text:span text:style-name="T1">trials.</text:span></text:p>
            </office:annotation>
            <text:p>binom.dist(i,n,p,c=0)</text:p>
          </table:table-cell>
          <table:table-cell table:style-name="ce1" office:value-type="string" calcext:value-type="string">
            <office:annotation draw:style-name="gr10" draw:text-style-name="P1" svg:width="82.18pt" svg:height="106.47pt" svg:x="470.44pt" svg:y="21.46pt" draw:caption-point-x="-17.29pt" draw:caption-point-y="42.8pt">
              <dc:date>2019-08-12T00:00:00</dc:date>
              <text:p text:style-name="P2">Debugging calculation comparing built-in binom.dist() and table formulae. <text:s/>Entries should equal exactly zero.</text:p>
            </office:annotation>
            <text:p>err</text:p>
          </table:table-cell>
          <table:table-cell table:number-columns-repeated="2"/>
        </table:table-row>
        <table:table-row table:style-name="ro1">
          <table:table-cell table:style-name="ce9" table:formula="of:=[.$B$1]" office:value-type="float" office:value="16" calcext:value-type="float">
            <text:p>16</text:p>
          </table:table-cell>
          <table:table-cell table:style-name="ce10" table:formula="of:=IF(ISNUMBER([.A7]);COMBIN([.$B$1];[.A7]);&quot;&quot;)" office:value-type="float" office:value="1" calcext:value-type="float">
            <text:p>1</text:p>
          </table:table-cell>
          <table:table-cell table:style-name="ce12" table:formula="of:=IF(ISNUMBER([.A7]);[.$B$2]^[.A7];&quot;&quot;)" office:value-type="float" office:value="0.0100225957576185" calcext:value-type="float">
            <text:p>1.00226E-02</text:p>
          </table:table-cell>
          <table:table-cell table:style-name="ce12" table:formula="of:=IF(ISNUMBER([.A7]);[.$B$3]^([.$B$1]-[.A7]);&quot;&quot;)" office:value-type="float" office:value="1" calcext:value-type="float">
            <text:p>1.00000E+00</text:p>
          </table:table-cell>
          <table:table-cell table:style-name="ce12" table:formula="of:=IF(ISNUMBER([.A7]);[.B7]*[.C7]*[.D7];&quot;&quot;)" office:value-type="float" office:value="0.0100225957576185" calcext:value-type="float">
            <text:p>1.00226E-02</text:p>
          </table:table-cell>
          <table:table-cell table:style-name="ce12" table:formula="of:=IF(ISNUMBER([.A7]);COM.MICROSOFT.BINOM.DIST([.A7];[.$B$1];[.$B$2];0);&quot;&quot;)" office:value-type="float" office:value="0.0100225957576185" calcext:value-type="float">
            <text:p>1.00226E-02</text:p>
          </table:table-cell>
          <table:table-cell table:style-name="ce12" table:formula="of:=IF(ISNUMBER([.A7]);[.F7]-[.E7];&quot;&quot;)" office:value-type="float" office:value="0" calcext:value-type="float">
            <text:p>0.00000E+00</text:p>
          </table:table-cell>
          <table:table-cell/>
          <table:table-cell table:style-name="ce5"/>
        </table:table-row>
        <table:table-row table:style-name="ro1">
          <table:table-cell table:style-name="ce10" table:formula="of:=IF(ISNUMBER([.A7]);IF([.A7]-1&gt;=0;[.A7]-1;&quot;&quot;);&quot;&quot;)" office:value-type="float" office:value="15" calcext:value-type="float">
            <text:p>15</text:p>
          </table:table-cell>
          <table:table-cell table:style-name="ce12" table:formula="of:=IF(ISNUMBER([.A8]);COMBIN([.$B$1];[.A8]);&quot;&quot;)" office:value-type="float" office:value="16" calcext:value-type="float">
            <text:p>1.60000E+01</text:p>
          </table:table-cell>
          <table:table-cell table:style-name="ce12" table:formula="of:=IF(ISNUMBER([.A8]);[.$B$2]^[.A8];&quot;&quot;)" office:value-type="float" office:value="0.0133634610101581" calcext:value-type="float">
            <text:p>1.33635E-02</text:p>
          </table:table-cell>
          <table:table-cell table:style-name="ce12" table:formula="of:=IF(ISNUMBER([.A8]);[.$B$3]^([.$B$1]-[.A8]);&quot;&quot;)" office:value-type="float" office:value="0.25" calcext:value-type="float">
            <text:p>2.50000E-01</text:p>
          </table:table-cell>
          <table:table-cell table:style-name="ce12" table:formula="of:=IF(ISNUMBER([.A8]);[.B8]*[.C8]*[.D8];&quot;&quot;)" office:value-type="float" office:value="0.0534538440406322" calcext:value-type="float">
            <text:p>5.34538E-02</text:p>
          </table:table-cell>
          <table:table-cell table:style-name="ce12" table:formula="of:=IF(ISNUMBER([.A8]);COM.MICROSOFT.BINOM.DIST([.A8];[.$B$1];[.$B$2];0);&quot;&quot;)" office:value-type="float" office:value="0.0534538440406322" calcext:value-type="float">
            <text:p>5.34538E-02</text:p>
          </table:table-cell>
          <table:table-cell table:style-name="ce12" table:formula="of:=IF(ISNUMBER([.A8]);[.F8]-[.E8];&quot;&quot;)" office:value-type="float" office:value="0" calcext:value-type="float">
            <text:p>0.00000E+00</text:p>
          </table:table-cell>
          <table:table-cell table:number-columns-repeated="2"/>
        </table:table-row>
        <table:table-row table:style-name="ro1">
          <table:table-cell table:style-name="ce10" table:formula="of:=IF(ISNUMBER([.A8]);IF([.A8]-1&gt;=0;[.A8]-1;&quot;&quot;);&quot;&quot;)" office:value-type="float" office:value="14" calcext:value-type="float">
            <text:p>14</text:p>
          </table:table-cell>
          <table:table-cell table:style-name="ce12" table:formula="of:=IF(ISNUMBER([.A9]);COMBIN([.$B$1];[.A9]);&quot;&quot;)" office:value-type="float" office:value="120" calcext:value-type="float">
            <text:p>1.20000E+02</text:p>
          </table:table-cell>
          <table:table-cell table:style-name="ce12" table:formula="of:=IF(ISNUMBER([.A9]);[.$B$2]^[.A9];&quot;&quot;)" office:value-type="float" office:value="0.0178179480135441" calcext:value-type="float">
            <text:p>1.78179E-02</text:p>
          </table:table-cell>
          <table:table-cell table:style-name="ce12" table:formula="of:=IF(ISNUMBER([.A9]);[.$B$3]^([.$B$1]-[.A9]);&quot;&quot;)" office:value-type="float" office:value="0.0625" calcext:value-type="float">
            <text:p>6.25000E-02</text:p>
          </table:table-cell>
          <table:table-cell table:style-name="ce12" table:formula="of:=IF(ISNUMBER([.A9]);[.B9]*[.C9]*[.D9];&quot;&quot;)" office:value-type="float" office:value="0.133634610101581" calcext:value-type="float">
            <text:p>1.33635E-01</text:p>
          </table:table-cell>
          <table:table-cell table:style-name="ce12" table:formula="of:=IF(ISNUMBER([.A9]);COM.MICROSOFT.BINOM.DIST([.A9];[.$B$1];[.$B$2];0);&quot;&quot;)" office:value-type="float" office:value="0.133634610101581" calcext:value-type="float">
            <text:p>1.33635E-01</text:p>
          </table:table-cell>
          <table:table-cell table:style-name="ce12" table:formula="of:=IF(ISNUMBER([.A9]);[.F9]-[.E9];&quot;&quot;)" office:value-type="float" office:value="0" calcext:value-type="float">
            <text:p>0.00000E+00</text:p>
          </table:table-cell>
          <table:table-cell table:number-columns-repeated="2"/>
        </table:table-row>
        <table:table-row table:style-name="ro1">
          <table:table-cell table:style-name="ce10" table:formula="of:=IF(ISNUMBER([.A9]);IF([.A9]-1&gt;=0;[.A9]-1;&quot;&quot;);&quot;&quot;)" office:value-type="float" office:value="13" calcext:value-type="float">
            <text:p>13</text:p>
          </table:table-cell>
          <table:table-cell table:style-name="ce12" table:formula="of:=IF(ISNUMBER([.A10]);COMBIN([.$B$1];[.A10]);&quot;&quot;)" office:value-type="float" office:value="560" calcext:value-type="float">
            <text:p>5.60000E+02</text:p>
          </table:table-cell>
          <table:table-cell table:style-name="ce12" table:formula="of:=IF(ISNUMBER([.A10]);[.$B$2]^[.A10];&quot;&quot;)" office:value-type="float" office:value="0.0237572640180588" calcext:value-type="float">
            <text:p>2.37573E-02</text:p>
          </table:table-cell>
          <table:table-cell table:style-name="ce12" table:formula="of:=IF(ISNUMBER([.A10]);[.$B$3]^([.$B$1]-[.A10]);&quot;&quot;)" office:value-type="float" office:value="0.015625" calcext:value-type="float">
            <text:p>1.56250E-02</text:p>
          </table:table-cell>
          <table:table-cell table:style-name="ce12" table:formula="of:=IF(ISNUMBER([.A10]);[.B10]*[.C10]*[.D10];&quot;&quot;)" office:value-type="float" office:value="0.207876060158014" calcext:value-type="float">
            <text:p>2.07876E-01</text:p>
          </table:table-cell>
          <table:table-cell table:style-name="ce12" table:formula="of:=IF(ISNUMBER([.A10]);COM.MICROSOFT.BINOM.DIST([.A10];[.$B$1];[.$B$2];0);&quot;&quot;)" office:value-type="float" office:value="0.207876060158014" calcext:value-type="float">
            <text:p>2.07876E-01</text:p>
          </table:table-cell>
          <table:table-cell table:style-name="ce12" table:formula="of:=IF(ISNUMBER([.A10]);[.F10]-[.E10];&quot;&quot;)" office:value-type="float" office:value="0" calcext:value-type="float">
            <text:p>0.00000E+00</text:p>
          </table:table-cell>
          <table:table-cell table:number-columns-repeated="2"/>
        </table:table-row>
        <table:table-row table:style-name="ro1">
          <table:table-cell table:style-name="ce10" table:formula="of:=IF(ISNUMBER([.A10]);IF([.A10]-1&gt;=0;[.A10]-1;&quot;&quot;);&quot;&quot;)" office:value-type="float" office:value="12" calcext:value-type="float">
            <text:p>12</text:p>
          </table:table-cell>
          <table:table-cell table:style-name="ce12" table:formula="of:=IF(ISNUMBER([.A11]);COMBIN([.$B$1];[.A11]);&quot;&quot;)" office:value-type="float" office:value="1820" calcext:value-type="float">
            <text:p>1.82000E+03</text:p>
          </table:table-cell>
          <table:table-cell table:style-name="ce12" table:formula="of:=IF(ISNUMBER([.A11]);[.$B$2]^[.A11];&quot;&quot;)" office:value-type="float" office:value="0.0316763520240784" calcext:value-type="float">
            <text:p>3.16764E-02</text:p>
          </table:table-cell>
          <table:table-cell table:style-name="ce12" table:formula="of:=IF(ISNUMBER([.A11]);[.$B$3]^([.$B$1]-[.A11]);&quot;&quot;)" office:value-type="float" office:value="0.00390625" calcext:value-type="float">
            <text:p>3.90625E-03</text:p>
          </table:table-cell>
          <table:table-cell table:style-name="ce12" table:formula="of:=IF(ISNUMBER([.A11]);[.B11]*[.C11]*[.D11];&quot;&quot;)" office:value-type="float" office:value="0.225199065171182" calcext:value-type="float">
            <text:p>2.25199E-01</text:p>
          </table:table-cell>
          <table:table-cell table:style-name="ce12" table:formula="of:=IF(ISNUMBER([.A11]);COM.MICROSOFT.BINOM.DIST([.A11];[.$B$1];[.$B$2];0);&quot;&quot;)" office:value-type="float" office:value="0.225199065171182" calcext:value-type="float">
            <text:p>2.25199E-01</text:p>
          </table:table-cell>
          <table:table-cell table:style-name="ce12" table:formula="of:=IF(ISNUMBER([.A11]);[.F11]-[.E11];&quot;&quot;)" office:value-type="float" office:value="0" calcext:value-type="float">
            <text:p>0.00000E+00</text:p>
          </table:table-cell>
          <table:table-cell table:number-columns-repeated="2"/>
        </table:table-row>
        <table:table-row table:style-name="ro1">
          <table:table-cell table:style-name="ce10" table:formula="of:=IF(ISNUMBER([.A11]);IF([.A11]-1&gt;=0;[.A11]-1;&quot;&quot;);&quot;&quot;)" office:value-type="float" office:value="11" calcext:value-type="float">
            <text:p>11</text:p>
          </table:table-cell>
          <table:table-cell table:style-name="ce12" table:formula="of:=IF(ISNUMBER([.A12]);COMBIN([.$B$1];[.A12]);&quot;&quot;)" office:value-type="float" office:value="4368" calcext:value-type="float">
            <text:p>4.36800E+03</text:p>
          </table:table-cell>
          <table:table-cell table:style-name="ce12" table:formula="of:=IF(ISNUMBER([.A12]);[.$B$2]^[.A12];&quot;&quot;)" office:value-type="float" office:value="0.0422351360321045" calcext:value-type="float">
            <text:p>4.22351E-02</text:p>
          </table:table-cell>
          <table:table-cell table:style-name="ce12" table:formula="of:=IF(ISNUMBER([.A12]);[.$B$3]^([.$B$1]-[.A12]);&quot;&quot;)" office:value-type="float" office:value="0.0009765625" calcext:value-type="float">
            <text:p>9.76563E-04</text:p>
          </table:table-cell>
          <table:table-cell table:style-name="ce12" table:formula="of:=IF(ISNUMBER([.A12]);[.B12]*[.C12]*[.D12];&quot;&quot;)" office:value-type="float" office:value="0.180159252136946" calcext:value-type="float">
            <text:p>1.80159E-01</text:p>
          </table:table-cell>
          <table:table-cell table:style-name="ce12" table:formula="of:=IF(ISNUMBER([.A12]);COM.MICROSOFT.BINOM.DIST([.A12];[.$B$1];[.$B$2];0);&quot;&quot;)" office:value-type="float" office:value="0.180159252136946" calcext:value-type="float">
            <text:p>1.80159E-01</text:p>
          </table:table-cell>
          <table:table-cell table:style-name="ce12" table:formula="of:=IF(ISNUMBER([.A12]);[.F12]-[.E12];&quot;&quot;)" office:value-type="float" office:value="0" calcext:value-type="float">
            <text:p>0.00000E+00</text:p>
          </table:table-cell>
          <table:table-cell table:number-columns-repeated="2"/>
        </table:table-row>
        <table:table-row table:style-name="ro1">
          <table:table-cell table:style-name="ce10" table:formula="of:=IF(ISNUMBER([.A12]);IF([.A12]-1&gt;=0;[.A12]-1;&quot;&quot;);&quot;&quot;)" office:value-type="float" office:value="10" calcext:value-type="float">
            <text:p>10</text:p>
          </table:table-cell>
          <table:table-cell table:style-name="ce12" table:formula="of:=IF(ISNUMBER([.A13]);COMBIN([.$B$1];[.A13]);&quot;&quot;)" office:value-type="float" office:value="8008" calcext:value-type="float">
            <text:p>8.00800E+03</text:p>
          </table:table-cell>
          <table:table-cell table:style-name="ce12" table:formula="of:=IF(ISNUMBER([.A13]);[.$B$2]^[.A13];&quot;&quot;)" office:value-type="float" office:value="0.0563135147094727" calcext:value-type="float">
            <text:p>5.63135E-02</text:p>
          </table:table-cell>
          <table:table-cell table:style-name="ce12" table:formula="of:=IF(ISNUMBER([.A13]);[.$B$3]^([.$B$1]-[.A13]);&quot;&quot;)" office:value-type="float" office:value="0.000244140625" calcext:value-type="float">
            <text:p>2.44141E-04</text:p>
          </table:table-cell>
          <table:table-cell table:style-name="ce12" table:formula="of:=IF(ISNUMBER([.A13]);[.B13]*[.C13]*[.D13];&quot;&quot;)" office:value-type="float" office:value="0.110097320750356" calcext:value-type="float">
            <text:p>1.10097E-01</text:p>
          </table:table-cell>
          <table:table-cell table:style-name="ce12" table:formula="of:=IF(ISNUMBER([.A13]);COM.MICROSOFT.BINOM.DIST([.A13];[.$B$1];[.$B$2];0);&quot;&quot;)" office:value-type="float" office:value="0.110097320750356" calcext:value-type="float">
            <text:p>1.10097E-01</text:p>
          </table:table-cell>
          <table:table-cell table:style-name="ce12" table:formula="of:=IF(ISNUMBER([.A13]);[.F13]-[.E13];&quot;&quot;)" office:value-type="float" office:value="0" calcext:value-type="float">
            <text:p>0.00000E+00</text:p>
          </table:table-cell>
          <table:table-cell table:number-columns-repeated="2"/>
        </table:table-row>
        <table:table-row table:style-name="ro1">
          <table:table-cell table:style-name="ce10" table:formula="of:=IF(ISNUMBER([.A13]);IF([.A13]-1&gt;=0;[.A13]-1;&quot;&quot;);&quot;&quot;)" office:value-type="float" office:value="9" calcext:value-type="float">
            <text:p>9</text:p>
          </table:table-cell>
          <table:table-cell table:style-name="ce12" table:formula="of:=IF(ISNUMBER([.A14]);COMBIN([.$B$1];[.A14]);&quot;&quot;)" office:value-type="float" office:value="11440" calcext:value-type="float">
            <text:p>1.14400E+04</text:p>
          </table:table-cell>
          <table:table-cell table:style-name="ce12" table:formula="of:=IF(ISNUMBER([.A14]);[.$B$2]^[.A14];&quot;&quot;)" office:value-type="float" office:value="0.0750846862792969" calcext:value-type="float">
            <text:p>7.50847E-02</text:p>
          </table:table-cell>
          <table:table-cell table:style-name="ce12" table:formula="of:=IF(ISNUMBER([.A14]);[.$B$3]^([.$B$1]-[.A14]);&quot;&quot;)" office:value-type="float" office:value="0.00006103515625" calcext:value-type="float">
            <text:p>6.10352E-05</text:p>
          </table:table-cell>
          <table:table-cell table:style-name="ce12" table:formula="of:=IF(ISNUMBER([.A14]);[.B14]*[.C14]*[.D14];&quot;&quot;)" office:value-type="float" office:value="0.0524272955954075" calcext:value-type="float">
            <text:p>5.24273E-02</text:p>
          </table:table-cell>
          <table:table-cell table:style-name="ce12" table:formula="of:=IF(ISNUMBER([.A14]);COM.MICROSOFT.BINOM.DIST([.A14];[.$B$1];[.$B$2];0);&quot;&quot;)" office:value-type="float" office:value="0.0524272955954075" calcext:value-type="float">
            <text:p>5.24273E-02</text:p>
          </table:table-cell>
          <table:table-cell table:style-name="ce12" table:formula="of:=IF(ISNUMBER([.A14]);[.F14]-[.E14];&quot;&quot;)" office:value-type="float" office:value="0" calcext:value-type="float">
            <text:p>0.00000E+00</text:p>
          </table:table-cell>
          <table:table-cell table:number-columns-repeated="2"/>
        </table:table-row>
        <table:table-row table:style-name="ro1">
          <table:table-cell table:style-name="ce10" table:formula="of:=IF(ISNUMBER([.A14]);IF([.A14]-1&gt;=0;[.A14]-1;&quot;&quot;);&quot;&quot;)" office:value-type="float" office:value="8" calcext:value-type="float">
            <text:p>8</text:p>
          </table:table-cell>
          <table:table-cell table:style-name="ce12" table:formula="of:=IF(ISNUMBER([.A15]);COMBIN([.$B$1];[.A15]);&quot;&quot;)" office:value-type="float" office:value="12870" calcext:value-type="float">
            <text:p>1.28700E+04</text:p>
          </table:table-cell>
          <table:table-cell table:style-name="ce12" table:formula="of:=IF(ISNUMBER([.A15]);[.$B$2]^[.A15];&quot;&quot;)" office:value-type="float" office:value="0.100112915039063" calcext:value-type="float">
            <text:p>1.00113E-01</text:p>
          </table:table-cell>
          <table:table-cell table:style-name="ce12" table:formula="of:=IF(ISNUMBER([.A15]);[.$B$3]^([.$B$1]-[.A15]);&quot;&quot;)" office:value-type="float" office:value="0.0000152587890625" calcext:value-type="float">
            <text:p>1.52588E-05</text:p>
          </table:table-cell>
          <table:table-cell table:style-name="ce12" table:formula="of:=IF(ISNUMBER([.A15]);[.B15]*[.C15]*[.D15];&quot;&quot;)" office:value-type="float" office:value="0.0196602358482778" calcext:value-type="float">
            <text:p>1.96602E-02</text:p>
          </table:table-cell>
          <table:table-cell table:style-name="ce12" table:formula="of:=IF(ISNUMBER([.A15]);COM.MICROSOFT.BINOM.DIST([.A15];[.$B$1];[.$B$2];0);&quot;&quot;)" office:value-type="float" office:value="0.0196602358482778" calcext:value-type="float">
            <text:p>1.96602E-02</text:p>
          </table:table-cell>
          <table:table-cell table:style-name="ce12" table:formula="of:=IF(ISNUMBER([.A15]);[.F15]-[.E15];&quot;&quot;)" office:value-type="float" office:value="0" calcext:value-type="float">
            <text:p>0.00000E+00</text:p>
          </table:table-cell>
          <table:table-cell table:number-columns-repeated="2"/>
        </table:table-row>
        <table:table-row table:style-name="ro1">
          <table:table-cell table:style-name="ce10" table:formula="of:=IF(ISNUMBER([.A15]);IF([.A15]-1&gt;=0;[.A15]-1;&quot;&quot;);&quot;&quot;)" office:value-type="float" office:value="7" calcext:value-type="float">
            <text:p>7</text:p>
          </table:table-cell>
          <table:table-cell table:style-name="ce12" table:formula="of:=IF(ISNUMBER([.A16]);COMBIN([.$B$1];[.A16]);&quot;&quot;)" office:value-type="float" office:value="11440" calcext:value-type="float">
            <text:p>1.14400E+04</text:p>
          </table:table-cell>
          <table:table-cell table:style-name="ce12" table:formula="of:=IF(ISNUMBER([.A16]);[.$B$2]^[.A16];&quot;&quot;)" office:value-type="float" office:value="0.13348388671875" calcext:value-type="float">
            <text:p>1.33484E-01</text:p>
          </table:table-cell>
          <table:table-cell table:style-name="ce12" table:formula="of:=IF(ISNUMBER([.A16]);[.$B$3]^([.$B$1]-[.A16]);&quot;&quot;)" office:value-type="float" office:value="0.000003814697265625" calcext:value-type="float">
            <text:p>3.81470E-06</text:p>
          </table:table-cell>
          <table:table-cell table:style-name="ce12" table:formula="of:=IF(ISNUMBER([.A16]);[.B16]*[.C16]*[.D16];&quot;&quot;)" office:value-type="float" office:value="0.00582525506615639" calcext:value-type="float">
            <text:p>5.82526E-03</text:p>
          </table:table-cell>
          <table:table-cell table:style-name="ce12" table:formula="of:=IF(ISNUMBER([.A16]);COM.MICROSOFT.BINOM.DIST([.A16];[.$B$1];[.$B$2];0);&quot;&quot;)" office:value-type="float" office:value="0.00582525506615639" calcext:value-type="float">
            <text:p>5.82526E-03</text:p>
          </table:table-cell>
          <table:table-cell table:style-name="ce12" table:formula="of:=IF(ISNUMBER([.A16]);[.F16]-[.E16];&quot;&quot;)" office:value-type="float" office:value="0" calcext:value-type="float">
            <text:p>0.00000E+00</text:p>
          </table:table-cell>
          <table:table-cell table:number-columns-repeated="2"/>
        </table:table-row>
        <table:table-row table:style-name="ro1">
          <table:table-cell table:style-name="ce10" table:formula="of:=IF(ISNUMBER([.A16]);IF([.A16]-1&gt;=0;[.A16]-1;&quot;&quot;);&quot;&quot;)" office:value-type="float" office:value="6" calcext:value-type="float">
            <text:p>6</text:p>
          </table:table-cell>
          <table:table-cell table:style-name="ce12" table:formula="of:=IF(ISNUMBER([.A17]);COMBIN([.$B$1];[.A17]);&quot;&quot;)" office:value-type="float" office:value="8008" calcext:value-type="float">
            <text:p>8.00800E+03</text:p>
          </table:table-cell>
          <table:table-cell table:style-name="ce12" table:formula="of:=IF(ISNUMBER([.A17]);[.$B$2]^[.A17];&quot;&quot;)" office:value-type="float" office:value="0.177978515625" calcext:value-type="float">
            <text:p>1.77979E-01</text:p>
          </table:table-cell>
          <table:table-cell table:style-name="ce12" table:formula="of:=IF(ISNUMBER([.A17]);[.$B$3]^([.$B$1]-[.A17]);&quot;&quot;)" office:value-type="float" office:value="0.00000095367431640625" calcext:value-type="float">
            <text:p>9.53674E-07</text:p>
          </table:table-cell>
          <table:table-cell table:style-name="ce12" table:formula="of:=IF(ISNUMBER([.A17]);[.B17]*[.C17]*[.D17];&quot;&quot;)" office:value-type="float" office:value="0.00135922618210316" calcext:value-type="float">
            <text:p>1.35923E-03</text:p>
          </table:table-cell>
          <table:table-cell table:style-name="ce12" table:formula="of:=IF(ISNUMBER([.A17]);COM.MICROSOFT.BINOM.DIST([.A17];[.$B$1];[.$B$2];0);&quot;&quot;)" office:value-type="float" office:value="0.00135922618210316" calcext:value-type="float">
            <text:p>1.35923E-03</text:p>
          </table:table-cell>
          <table:table-cell table:style-name="ce12" table:formula="of:=IF(ISNUMBER([.A17]);[.F17]-[.E17];&quot;&quot;)" office:value-type="float" office:value="0" calcext:value-type="float">
            <text:p>0.00000E+00</text:p>
          </table:table-cell>
          <table:table-cell table:number-columns-repeated="2"/>
        </table:table-row>
        <table:table-row table:style-name="ro1">
          <table:table-cell table:style-name="ce10" table:formula="of:=IF(ISNUMBER([.A17]);IF([.A17]-1&gt;=0;[.A17]-1;&quot;&quot;);&quot;&quot;)" office:value-type="float" office:value="5" calcext:value-type="float">
            <text:p>5</text:p>
          </table:table-cell>
          <table:table-cell table:style-name="ce12" table:formula="of:=IF(ISNUMBER([.A18]);COMBIN([.$B$1];[.A18]);&quot;&quot;)" office:value-type="float" office:value="4368" calcext:value-type="float">
            <text:p>4.36800E+03</text:p>
          </table:table-cell>
          <table:table-cell table:style-name="ce12" table:formula="of:=IF(ISNUMBER([.A18]);[.$B$2]^[.A18];&quot;&quot;)" office:value-type="float" office:value="0.2373046875" calcext:value-type="float">
            <text:p>2.37305E-01</text:p>
          </table:table-cell>
          <table:table-cell table:style-name="ce12" table:formula="of:=IF(ISNUMBER([.A18]);[.$B$3]^([.$B$1]-[.A18]);&quot;&quot;)" office:value-type="float" office:value="0.000000238418579101562" calcext:value-type="float">
            <text:p>2.38419E-07</text:p>
          </table:table-cell>
          <table:table-cell table:style-name="ce12" table:formula="of:=IF(ISNUMBER([.A18]);[.B18]*[.C18]*[.D18];&quot;&quot;)" office:value-type="float" office:value="0.000247132033109665" calcext:value-type="float">
            <text:p>2.47132E-04</text:p>
          </table:table-cell>
          <table:table-cell table:style-name="ce12" table:formula="of:=IF(ISNUMBER([.A18]);COM.MICROSOFT.BINOM.DIST([.A18];[.$B$1];[.$B$2];0);&quot;&quot;)" office:value-type="float" office:value="0.000247132033109665" calcext:value-type="float">
            <text:p>2.47132E-04</text:p>
          </table:table-cell>
          <table:table-cell table:style-name="ce12" table:formula="of:=IF(ISNUMBER([.A18]);[.F18]-[.E18];&quot;&quot;)" office:value-type="float" office:value="0" calcext:value-type="float">
            <text:p>0.00000E+00</text:p>
          </table:table-cell>
          <table:table-cell table:number-columns-repeated="2"/>
        </table:table-row>
        <table:table-row table:style-name="ro1">
          <table:table-cell table:style-name="ce10" table:formula="of:=IF(ISNUMBER([.A18]);IF([.A18]-1&gt;=0;[.A18]-1;&quot;&quot;);&quot;&quot;)" office:value-type="float" office:value="4" calcext:value-type="float">
            <text:p>4</text:p>
          </table:table-cell>
          <table:table-cell table:style-name="ce12" table:formula="of:=IF(ISNUMBER([.A19]);COMBIN([.$B$1];[.A19]);&quot;&quot;)" office:value-type="float" office:value="1820" calcext:value-type="float">
            <text:p>1.82000E+03</text:p>
          </table:table-cell>
          <table:table-cell table:style-name="ce12" table:formula="of:=IF(ISNUMBER([.A19]);[.$B$2]^[.A19];&quot;&quot;)" office:value-type="float" office:value="0.31640625" calcext:value-type="float">
            <text:p>3.16406E-01</text:p>
          </table:table-cell>
          <table:table-cell table:style-name="ce12" table:formula="of:=IF(ISNUMBER([.A19]);[.$B$3]^([.$B$1]-[.A19]);&quot;&quot;)" office:value-type="float" office:value="0.0000000596046447753906" calcext:value-type="float">
            <text:p>5.96046E-08</text:p>
          </table:table-cell>
          <table:table-cell table:style-name="ce12" table:formula="of:=IF(ISNUMBER([.A19]);[.B19]*[.C19]*[.D19];&quot;&quot;)" office:value-type="float" office:value="0.0000343238934874535" calcext:value-type="float">
            <text:p>3.43239E-05</text:p>
          </table:table-cell>
          <table:table-cell table:style-name="ce12" table:formula="of:=IF(ISNUMBER([.A19]);COM.MICROSOFT.BINOM.DIST([.A19];[.$B$1];[.$B$2];0);&quot;&quot;)" office:value-type="float" office:value="0.0000343238934874535" calcext:value-type="float">
            <text:p>3.43239E-05</text:p>
          </table:table-cell>
          <table:table-cell table:style-name="ce12" table:formula="of:=IF(ISNUMBER([.A19]);[.F19]-[.E19];&quot;&quot;)" office:value-type="float" office:value="0" calcext:value-type="float">
            <text:p>0.00000E+00</text:p>
          </table:table-cell>
          <table:table-cell table:number-columns-repeated="2"/>
        </table:table-row>
        <table:table-row table:style-name="ro1">
          <table:table-cell table:style-name="ce10" table:formula="of:=IF(ISNUMBER([.A19]);IF([.A19]-1&gt;=0;[.A19]-1;&quot;&quot;);&quot;&quot;)" office:value-type="float" office:value="3" calcext:value-type="float">
            <text:p>3</text:p>
          </table:table-cell>
          <table:table-cell table:style-name="ce12" table:formula="of:=IF(ISNUMBER([.A20]);COMBIN([.$B$1];[.A20]);&quot;&quot;)" office:value-type="float" office:value="560" calcext:value-type="float">
            <text:p>5.60000E+02</text:p>
          </table:table-cell>
          <table:table-cell table:style-name="ce12" table:formula="of:=IF(ISNUMBER([.A20]);[.$B$2]^[.A20];&quot;&quot;)" office:value-type="float" office:value="0.421875" calcext:value-type="float">
            <text:p>4.21875E-01</text:p>
          </table:table-cell>
          <table:table-cell table:style-name="ce12" table:formula="of:=IF(ISNUMBER([.A20]);[.$B$3]^([.$B$1]-[.A20]);&quot;&quot;)" office:value-type="float" office:value="0.0000000149011611938477" calcext:value-type="float">
            <text:p>1.49012E-08</text:p>
          </table:table-cell>
          <table:table-cell table:style-name="ce12" table:formula="of:=IF(ISNUMBER([.A20]);[.B20]*[.C20]*[.D20];&quot;&quot;)" office:value-type="float" office:value="0.00000352039933204651" calcext:value-type="float">
            <text:p>3.52040E-06</text:p>
          </table:table-cell>
          <table:table-cell table:style-name="ce12" table:formula="of:=IF(ISNUMBER([.A20]);COM.MICROSOFT.BINOM.DIST([.A20];[.$B$1];[.$B$2];0);&quot;&quot;)" office:value-type="float" office:value="0.00000352039933204651" calcext:value-type="float">
            <text:p>3.52040E-06</text:p>
          </table:table-cell>
          <table:table-cell table:style-name="ce12" table:formula="of:=IF(ISNUMBER([.A20]);[.F20]-[.E20];&quot;&quot;)" office:value-type="float" office:value="0" calcext:value-type="float">
            <text:p>0.00000E+00</text:p>
          </table:table-cell>
          <table:table-cell table:number-columns-repeated="2"/>
        </table:table-row>
        <table:table-row table:style-name="ro1">
          <table:table-cell table:style-name="ce10" table:formula="of:=IF(ISNUMBER([.A20]);IF([.A20]-1&gt;=0;[.A20]-1;&quot;&quot;);&quot;&quot;)" office:value-type="float" office:value="2" calcext:value-type="float">
            <text:p>2</text:p>
          </table:table-cell>
          <table:table-cell table:style-name="ce12" table:formula="of:=IF(ISNUMBER([.A21]);COMBIN([.$B$1];[.A21]);&quot;&quot;)" office:value-type="float" office:value="120" calcext:value-type="float">
            <text:p>1.20000E+02</text:p>
          </table:table-cell>
          <table:table-cell table:style-name="ce12" table:formula="of:=IF(ISNUMBER([.A21]);[.$B$2]^[.A21];&quot;&quot;)" office:value-type="float" office:value="0.5625" calcext:value-type="float">
            <text:p>5.62500E-01</text:p>
          </table:table-cell>
          <table:table-cell table:style-name="ce12" table:formula="of:=IF(ISNUMBER([.A21]);[.$B$3]^([.$B$1]-[.A21]);&quot;&quot;)" office:value-type="float" office:value="0.00000000372529029846191" calcext:value-type="float">
            <text:p>3.72529E-09</text:p>
          </table:table-cell>
          <table:table-cell table:style-name="ce12" table:formula="of:=IF(ISNUMBER([.A21]);[.B21]*[.C21]*[.D21];&quot;&quot;)" office:value-type="float" office:value="0.000000251457095146179" calcext:value-type="float">
            <text:p>2.51457E-07</text:p>
          </table:table-cell>
          <table:table-cell table:style-name="ce12" table:formula="of:=IF(ISNUMBER([.A21]);COM.MICROSOFT.BINOM.DIST([.A21];[.$B$1];[.$B$2];0);&quot;&quot;)" office:value-type="float" office:value="0.000000251457095146179" calcext:value-type="float">
            <text:p>2.51457E-07</text:p>
          </table:table-cell>
          <table:table-cell table:style-name="ce12" table:formula="of:=IF(ISNUMBER([.A21]);[.F21]-[.E21];&quot;&quot;)" office:value-type="float" office:value="0" calcext:value-type="float">
            <text:p>0.00000E+00</text:p>
          </table:table-cell>
          <table:table-cell table:number-columns-repeated="2"/>
        </table:table-row>
        <table:table-row table:style-name="ro1">
          <table:table-cell table:style-name="ce10" table:formula="of:=IF(ISNUMBER([.A21]);IF([.A21]-1&gt;=0;[.A21]-1;&quot;&quot;);&quot;&quot;)" office:value-type="float" office:value="1" calcext:value-type="float">
            <text:p>1</text:p>
          </table:table-cell>
          <table:table-cell table:style-name="ce12" table:formula="of:=IF(ISNUMBER([.A22]);COMBIN([.$B$1];[.A22]);&quot;&quot;)" office:value-type="float" office:value="16" calcext:value-type="float">
            <text:p>1.60000E+01</text:p>
          </table:table-cell>
          <table:table-cell table:style-name="ce12" table:formula="of:=IF(ISNUMBER([.A22]);[.$B$2]^[.A22];&quot;&quot;)" office:value-type="float" office:value="0.75" calcext:value-type="float">
            <text:p>7.50000E-01</text:p>
          </table:table-cell>
          <table:table-cell table:style-name="ce12" table:formula="of:=IF(ISNUMBER([.A22]);[.$B$3]^([.$B$1]-[.A22]);&quot;&quot;)" office:value-type="float" office:value="0.000000000931322574615479" calcext:value-type="float">
            <text:p>9.31323E-10</text:p>
          </table:table-cell>
          <table:table-cell table:style-name="ce12" table:formula="of:=IF(ISNUMBER([.A22]);[.B22]*[.C22]*[.D22];&quot;&quot;)" office:value-type="float" office:value="0.0000000111758708953857" calcext:value-type="float">
            <text:p>1.11759E-08</text:p>
          </table:table-cell>
          <table:table-cell table:style-name="ce12" table:formula="of:=IF(ISNUMBER([.A22]);COM.MICROSOFT.BINOM.DIST([.A22];[.$B$1];[.$B$2];0);&quot;&quot;)" office:value-type="float" office:value="0.0000000111758708953857" calcext:value-type="float">
            <text:p>1.11759E-08</text:p>
          </table:table-cell>
          <table:table-cell table:style-name="ce12" table:formula="of:=IF(ISNUMBER([.A22]);[.F22]-[.E22];&quot;&quot;)" office:value-type="float" office:value="0" calcext:value-type="float">
            <text:p>0.00000E+00</text:p>
          </table:table-cell>
          <table:table-cell table:number-columns-repeated="2"/>
        </table:table-row>
        <table:table-row table:style-name="ro1">
          <table:table-cell table:style-name="ce10" table:formula="of:=IF(ISNUMBER([.A22]);IF([.A22]-1&gt;=0;[.A22]-1;&quot;&quot;);&quot;&quot;)" office:value-type="float" office:value="0" calcext:value-type="float">
            <text:p>0</text:p>
          </table:table-cell>
          <table:table-cell table:style-name="ce12" table:formula="of:=IF(ISNUMBER([.A23]);COMBIN([.$B$1];[.A23]);&quot;&quot;)" office:value-type="float" office:value="1" calcext:value-type="float">
            <text:p>1.00000E+00</text:p>
          </table:table-cell>
          <table:table-cell table:style-name="ce12" table:formula="of:=IF(ISNUMBER([.A23]);[.$B$2]^[.A23];&quot;&quot;)" office:value-type="float" office:value="1" calcext:value-type="float">
            <text:p>1.00000E+00</text:p>
          </table:table-cell>
          <table:table-cell table:style-name="ce12" table:formula="of:=IF(ISNUMBER([.A23]);[.$B$3]^([.$B$1]-[.A23]);&quot;&quot;)" office:value-type="float" office:value="0.00000000023283064365387" calcext:value-type="float">
            <text:p>2.32831E-10</text:p>
          </table:table-cell>
          <table:table-cell table:style-name="ce12" table:formula="of:=IF(ISNUMBER([.A23]);[.B23]*[.C23]*[.D23];&quot;&quot;)" office:value-type="float" office:value="0.00000000023283064365387" calcext:value-type="float">
            <text:p>2.32831E-10</text:p>
          </table:table-cell>
          <table:table-cell table:style-name="ce12" table:formula="of:=IF(ISNUMBER([.A23]);COM.MICROSOFT.BINOM.DIST([.A23];[.$B$1];[.$B$2];0);&quot;&quot;)" office:value-type="float" office:value="0.00000000023283064365387" calcext:value-type="float">
            <text:p>2.32831E-10</text:p>
          </table:table-cell>
          <table:table-cell table:style-name="ce12" table:formula="of:=IF(ISNUMBER([.A23]);[.F23]-[.E23];&quot;&quot;)" office:value-type="float" office:value="0" calcext:value-type="float">
            <text:p>0.00000E+00</text:p>
          </table:table-cell>
          <table:table-cell table:number-columns-repeated="2"/>
        </table:table-row>
        <table:table-row table:style-name="ro1">
          <table:table-cell table:style-name="ce10" table:formula="of:=IF(ISNUMBER([.A23]);IF([.A23]-1&gt;=0;[.A23]-1;&quot;&quot;);&quot;&quot;)">
            <text:p/>
          </table:table-cell>
          <table:table-cell table:style-name="ce12" table:formula="of:=IF(ISNUMBER([.A24]);COMBIN([.$B$1];[.A24]);&quot;&quot;)">
            <text:p/>
          </table:table-cell>
          <table:table-cell table:style-name="ce12" table:formula="of:=IF(ISNUMBER([.A24]);[.$B$2]^[.A24];&quot;&quot;)">
            <text:p/>
          </table:table-cell>
          <table:table-cell table:style-name="ce12" table:formula="of:=IF(ISNUMBER([.A24]);[.$B$3]^([.$B$1]-[.A24]);&quot;&quot;)">
            <text:p/>
          </table:table-cell>
          <table:table-cell table:style-name="ce12" table:formula="of:=IF(ISNUMBER([.A24]);[.B24]*[.C24]*[.D24];&quot;&quot;)">
            <text:p/>
          </table:table-cell>
          <table:table-cell table:style-name="ce12" table:formula="of:=IF(ISNUMBER([.A24]);COM.MICROSOFT.BINOM.DIST([.A24];[.$B$1];[.$B$2];0);&quot;&quot;)">
            <text:p/>
          </table:table-cell>
          <table:table-cell table:style-name="ce12" table:formula="of:=IF(ISNUMBER([.A24]);[.F24]-[.E24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24]);IF([.A24]-1&gt;=0;[.A24]-1;&quot;&quot;);&quot;&quot;)">
            <text:p/>
          </table:table-cell>
          <table:table-cell table:style-name="ce12" table:formula="of:=IF(ISNUMBER([.A25]);COMBIN([.$B$1];[.A25]);&quot;&quot;)">
            <text:p/>
          </table:table-cell>
          <table:table-cell table:style-name="ce12" table:formula="of:=IF(ISNUMBER([.A25]);[.$B$2]^[.A25];&quot;&quot;)">
            <text:p/>
          </table:table-cell>
          <table:table-cell table:style-name="ce12" table:formula="of:=IF(ISNUMBER([.A25]);[.$B$3]^([.$B$1]-[.A25]);&quot;&quot;)">
            <text:p/>
          </table:table-cell>
          <table:table-cell table:style-name="ce12" table:formula="of:=IF(ISNUMBER([.A25]);[.B25]*[.C25]*[.D25];&quot;&quot;)">
            <text:p/>
          </table:table-cell>
          <table:table-cell table:style-name="ce12" table:formula="of:=IF(ISNUMBER([.A25]);COM.MICROSOFT.BINOM.DIST([.A25];[.$B$1];[.$B$2];0);&quot;&quot;)">
            <text:p/>
          </table:table-cell>
          <table:table-cell table:style-name="ce12" table:formula="of:=IF(ISNUMBER([.A25]);[.F25]-[.E25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25]);IF([.A25]-1&gt;=0;[.A25]-1;&quot;&quot;);&quot;&quot;)">
            <text:p/>
          </table:table-cell>
          <table:table-cell table:style-name="ce12" table:formula="of:=IF(ISNUMBER([.A26]);COMBIN([.$B$1];[.A26]);&quot;&quot;)">
            <text:p/>
          </table:table-cell>
          <table:table-cell table:style-name="ce12" table:formula="of:=IF(ISNUMBER([.A26]);[.$B$2]^[.A26];&quot;&quot;)">
            <text:p/>
          </table:table-cell>
          <table:table-cell table:style-name="ce12" table:formula="of:=IF(ISNUMBER([.A26]);[.$B$3]^([.$B$1]-[.A26]);&quot;&quot;)">
            <text:p/>
          </table:table-cell>
          <table:table-cell table:style-name="ce12" table:formula="of:=IF(ISNUMBER([.A26]);[.B26]*[.C26]*[.D26];&quot;&quot;)">
            <text:p/>
          </table:table-cell>
          <table:table-cell table:style-name="ce12" table:formula="of:=IF(ISNUMBER([.A26]);COM.MICROSOFT.BINOM.DIST([.A26];[.$B$1];[.$B$2];0);&quot;&quot;)">
            <text:p/>
          </table:table-cell>
          <table:table-cell table:style-name="ce12" table:formula="of:=IF(ISNUMBER([.A26]);[.F26]-[.E26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26]);IF([.A26]-1&gt;=0;[.A26]-1;&quot;&quot;);&quot;&quot;)">
            <text:p/>
          </table:table-cell>
          <table:table-cell table:style-name="ce12" table:formula="of:=IF(ISNUMBER([.A27]);COMBIN([.$B$1];[.A27]);&quot;&quot;)">
            <text:p/>
          </table:table-cell>
          <table:table-cell table:style-name="ce12" table:formula="of:=IF(ISNUMBER([.A27]);[.$B$2]^[.A27];&quot;&quot;)">
            <text:p/>
          </table:table-cell>
          <table:table-cell table:style-name="ce12" table:formula="of:=IF(ISNUMBER([.A27]);[.$B$3]^([.$B$1]-[.A27]);&quot;&quot;)">
            <text:p/>
          </table:table-cell>
          <table:table-cell table:style-name="ce12" table:formula="of:=IF(ISNUMBER([.A27]);[.B27]*[.C27]*[.D27];&quot;&quot;)">
            <text:p/>
          </table:table-cell>
          <table:table-cell table:style-name="ce12" table:formula="of:=IF(ISNUMBER([.A27]);COM.MICROSOFT.BINOM.DIST([.A27];[.$B$1];[.$B$2];0);&quot;&quot;)">
            <text:p/>
          </table:table-cell>
          <table:table-cell table:style-name="ce12" table:formula="of:=IF(ISNUMBER([.A27]);[.F27]-[.E27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27]);IF([.A27]-1&gt;=0;[.A27]-1;&quot;&quot;);&quot;&quot;)">
            <text:p/>
          </table:table-cell>
          <table:table-cell table:style-name="ce12" table:formula="of:=IF(ISNUMBER([.A28]);COMBIN([.$B$1];[.A28]);&quot;&quot;)">
            <text:p/>
          </table:table-cell>
          <table:table-cell table:style-name="ce12" table:formula="of:=IF(ISNUMBER([.A28]);[.$B$2]^[.A28];&quot;&quot;)">
            <text:p/>
          </table:table-cell>
          <table:table-cell table:style-name="ce12" table:formula="of:=IF(ISNUMBER([.A28]);[.$B$3]^([.$B$1]-[.A28]);&quot;&quot;)">
            <text:p/>
          </table:table-cell>
          <table:table-cell table:style-name="ce12" table:formula="of:=IF(ISNUMBER([.A28]);[.B28]*[.C28]*[.D28];&quot;&quot;)">
            <text:p/>
          </table:table-cell>
          <table:table-cell table:style-name="ce12" table:formula="of:=IF(ISNUMBER([.A28]);COM.MICROSOFT.BINOM.DIST([.A28];[.$B$1];[.$B$2];0);&quot;&quot;)">
            <text:p/>
          </table:table-cell>
          <table:table-cell table:style-name="ce12" table:formula="of:=IF(ISNUMBER([.A28]);[.F28]-[.E28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28]);IF([.A28]-1&gt;=0;[.A28]-1;&quot;&quot;);&quot;&quot;)">
            <text:p/>
          </table:table-cell>
          <table:table-cell table:style-name="ce12" table:formula="of:=IF(ISNUMBER([.A29]);COMBIN([.$B$1];[.A29]);&quot;&quot;)">
            <text:p/>
          </table:table-cell>
          <table:table-cell table:style-name="ce12" table:formula="of:=IF(ISNUMBER([.A29]);[.$B$2]^[.A29];&quot;&quot;)">
            <text:p/>
          </table:table-cell>
          <table:table-cell table:style-name="ce12" table:formula="of:=IF(ISNUMBER([.A29]);[.$B$3]^([.$B$1]-[.A29]);&quot;&quot;)">
            <text:p/>
          </table:table-cell>
          <table:table-cell table:style-name="ce12" table:formula="of:=IF(ISNUMBER([.A29]);[.B29]*[.C29]*[.D29];&quot;&quot;)">
            <text:p/>
          </table:table-cell>
          <table:table-cell table:style-name="ce12" table:formula="of:=IF(ISNUMBER([.A29]);COM.MICROSOFT.BINOM.DIST([.A29];[.$B$1];[.$B$2];0);&quot;&quot;)">
            <text:p/>
          </table:table-cell>
          <table:table-cell table:style-name="ce12" table:formula="of:=IF(ISNUMBER([.A29]);[.F29]-[.E29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29]);IF([.A29]-1&gt;=0;[.A29]-1;&quot;&quot;);&quot;&quot;)">
            <text:p/>
          </table:table-cell>
          <table:table-cell table:style-name="ce12" table:formula="of:=IF(ISNUMBER([.A30]);COMBIN([.$B$1];[.A30]);&quot;&quot;)">
            <text:p/>
          </table:table-cell>
          <table:table-cell table:style-name="ce12" table:formula="of:=IF(ISNUMBER([.A30]);[.$B$2]^[.A30];&quot;&quot;)">
            <text:p/>
          </table:table-cell>
          <table:table-cell table:style-name="ce12" table:formula="of:=IF(ISNUMBER([.A30]);[.$B$3]^([.$B$1]-[.A30]);&quot;&quot;)">
            <text:p/>
          </table:table-cell>
          <table:table-cell table:style-name="ce12" table:formula="of:=IF(ISNUMBER([.A30]);[.B30]*[.C30]*[.D30];&quot;&quot;)">
            <text:p/>
          </table:table-cell>
          <table:table-cell table:style-name="ce12" table:formula="of:=IF(ISNUMBER([.A30]);COM.MICROSOFT.BINOM.DIST([.A30];[.$B$1];[.$B$2];0);&quot;&quot;)">
            <text:p/>
          </table:table-cell>
          <table:table-cell table:style-name="ce12" table:formula="of:=IF(ISNUMBER([.A30]);[.F30]-[.E30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30]);IF([.A30]-1&gt;=0;[.A30]-1;&quot;&quot;);&quot;&quot;)">
            <text:p/>
          </table:table-cell>
          <table:table-cell table:style-name="ce12" table:formula="of:=IF(ISNUMBER([.A31]);COMBIN([.$B$1];[.A31]);&quot;&quot;)">
            <text:p/>
          </table:table-cell>
          <table:table-cell table:style-name="ce12" table:formula="of:=IF(ISNUMBER([.A31]);[.$B$2]^[.A31];&quot;&quot;)">
            <text:p/>
          </table:table-cell>
          <table:table-cell table:style-name="ce12" table:formula="of:=IF(ISNUMBER([.A31]);[.$B$3]^([.$B$1]-[.A31]);&quot;&quot;)">
            <text:p/>
          </table:table-cell>
          <table:table-cell table:style-name="ce12" table:formula="of:=IF(ISNUMBER([.A31]);[.B31]*[.C31]*[.D31];&quot;&quot;)">
            <text:p/>
          </table:table-cell>
          <table:table-cell table:style-name="ce12" table:formula="of:=IF(ISNUMBER([.A31]);COM.MICROSOFT.BINOM.DIST([.A31];[.$B$1];[.$B$2];0);&quot;&quot;)">
            <text:p/>
          </table:table-cell>
          <table:table-cell table:style-name="ce12" table:formula="of:=IF(ISNUMBER([.A31]);[.F31]-[.E31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31]);IF([.A31]-1&gt;=0;[.A31]-1;&quot;&quot;);&quot;&quot;)">
            <text:p/>
          </table:table-cell>
          <table:table-cell table:style-name="ce12" table:formula="of:=IF(ISNUMBER([.A32]);COMBIN([.$B$1];[.A32]);&quot;&quot;)">
            <text:p/>
          </table:table-cell>
          <table:table-cell table:style-name="ce12" table:formula="of:=IF(ISNUMBER([.A32]);[.$B$2]^[.A32];&quot;&quot;)">
            <text:p/>
          </table:table-cell>
          <table:table-cell table:style-name="ce12" table:formula="of:=IF(ISNUMBER([.A32]);[.$B$3]^([.$B$1]-[.A32]);&quot;&quot;)">
            <text:p/>
          </table:table-cell>
          <table:table-cell table:style-name="ce12" table:formula="of:=IF(ISNUMBER([.A32]);[.B32]*[.C32]*[.D32];&quot;&quot;)">
            <text:p/>
          </table:table-cell>
          <table:table-cell table:style-name="ce12" table:formula="of:=IF(ISNUMBER([.A32]);COM.MICROSOFT.BINOM.DIST([.A32];[.$B$1];[.$B$2];0);&quot;&quot;)">
            <text:p/>
          </table:table-cell>
          <table:table-cell table:style-name="ce12" table:formula="of:=IF(ISNUMBER([.A32]);[.F32]-[.E32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32]);IF([.A32]-1&gt;=0;[.A32]-1;&quot;&quot;);&quot;&quot;)">
            <text:p/>
          </table:table-cell>
          <table:table-cell table:style-name="ce12" table:formula="of:=IF(ISNUMBER([.A33]);COMBIN([.$B$1];[.A33]);&quot;&quot;)">
            <text:p/>
          </table:table-cell>
          <table:table-cell table:style-name="ce12" table:formula="of:=IF(ISNUMBER([.A33]);[.$B$2]^[.A33];&quot;&quot;)">
            <text:p/>
          </table:table-cell>
          <table:table-cell table:style-name="ce12" table:formula="of:=IF(ISNUMBER([.A33]);[.$B$3]^([.$B$1]-[.A33]);&quot;&quot;)">
            <text:p/>
          </table:table-cell>
          <table:table-cell table:style-name="ce12" table:formula="of:=IF(ISNUMBER([.A33]);[.B33]*[.C33]*[.D33];&quot;&quot;)">
            <text:p/>
          </table:table-cell>
          <table:table-cell table:style-name="ce12" table:formula="of:=IF(ISNUMBER([.A33]);COM.MICROSOFT.BINOM.DIST([.A33];[.$B$1];[.$B$2];0);&quot;&quot;)">
            <text:p/>
          </table:table-cell>
          <table:table-cell table:style-name="ce12" table:formula="of:=IF(ISNUMBER([.A33]);[.F33]-[.E33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33]);IF([.A33]-1&gt;=0;[.A33]-1;&quot;&quot;);&quot;&quot;)">
            <text:p/>
          </table:table-cell>
          <table:table-cell table:style-name="ce12" table:formula="of:=IF(ISNUMBER([.A34]);COMBIN([.$B$1];[.A34]);&quot;&quot;)">
            <text:p/>
          </table:table-cell>
          <table:table-cell table:style-name="ce12" table:formula="of:=IF(ISNUMBER([.A34]);[.$B$2]^[.A34];&quot;&quot;)">
            <text:p/>
          </table:table-cell>
          <table:table-cell table:style-name="ce12" table:formula="of:=IF(ISNUMBER([.A34]);[.$B$3]^([.$B$1]-[.A34]);&quot;&quot;)">
            <text:p/>
          </table:table-cell>
          <table:table-cell table:style-name="ce12" table:formula="of:=IF(ISNUMBER([.A34]);[.B34]*[.C34]*[.D34];&quot;&quot;)">
            <text:p/>
          </table:table-cell>
          <table:table-cell table:style-name="ce12" table:formula="of:=IF(ISNUMBER([.A34]);COM.MICROSOFT.BINOM.DIST([.A34];[.$B$1];[.$B$2];0);&quot;&quot;)">
            <text:p/>
          </table:table-cell>
          <table:table-cell table:style-name="ce12" table:formula="of:=IF(ISNUMBER([.A34]);[.F34]-[.E34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34]);IF([.A34]-1&gt;=0;[.A34]-1;&quot;&quot;);&quot;&quot;)">
            <text:p/>
          </table:table-cell>
          <table:table-cell table:style-name="ce12" table:formula="of:=IF(ISNUMBER([.A35]);COMBIN([.$B$1];[.A35]);&quot;&quot;)">
            <text:p/>
          </table:table-cell>
          <table:table-cell table:style-name="ce12" table:formula="of:=IF(ISNUMBER([.A35]);[.$B$2]^[.A35];&quot;&quot;)">
            <text:p/>
          </table:table-cell>
          <table:table-cell table:style-name="ce12" table:formula="of:=IF(ISNUMBER([.A35]);[.$B$3]^([.$B$1]-[.A35]);&quot;&quot;)">
            <text:p/>
          </table:table-cell>
          <table:table-cell table:style-name="ce12" table:formula="of:=IF(ISNUMBER([.A35]);[.B35]*[.C35]*[.D35];&quot;&quot;)">
            <text:p/>
          </table:table-cell>
          <table:table-cell table:style-name="ce12" table:formula="of:=IF(ISNUMBER([.A35]);COM.MICROSOFT.BINOM.DIST([.A35];[.$B$1];[.$B$2];0);&quot;&quot;)">
            <text:p/>
          </table:table-cell>
          <table:table-cell table:style-name="ce12" table:formula="of:=IF(ISNUMBER([.A35]);[.F35]-[.E35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35]);IF([.A35]-1&gt;=0;[.A35]-1;&quot;&quot;);&quot;&quot;)">
            <text:p/>
          </table:table-cell>
          <table:table-cell table:style-name="ce12" table:formula="of:=IF(ISNUMBER([.A36]);COMBIN([.$B$1];[.A36]);&quot;&quot;)">
            <text:p/>
          </table:table-cell>
          <table:table-cell table:style-name="ce12" table:formula="of:=IF(ISNUMBER([.A36]);[.$B$2]^[.A36];&quot;&quot;)">
            <text:p/>
          </table:table-cell>
          <table:table-cell table:style-name="ce12" table:formula="of:=IF(ISNUMBER([.A36]);[.$B$3]^([.$B$1]-[.A36]);&quot;&quot;)">
            <text:p/>
          </table:table-cell>
          <table:table-cell table:style-name="ce12" table:formula="of:=IF(ISNUMBER([.A36]);[.B36]*[.C36]*[.D36];&quot;&quot;)">
            <text:p/>
          </table:table-cell>
          <table:table-cell table:style-name="ce12" table:formula="of:=IF(ISNUMBER([.A36]);COM.MICROSOFT.BINOM.DIST([.A36];[.$B$1];[.$B$2];0);&quot;&quot;)">
            <text:p/>
          </table:table-cell>
          <table:table-cell table:style-name="ce12" table:formula="of:=IF(ISNUMBER([.A36]);[.F36]-[.E36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36]);IF([.A36]-1&gt;=0;[.A36]-1;&quot;&quot;);&quot;&quot;)">
            <text:p/>
          </table:table-cell>
          <table:table-cell table:style-name="ce12" table:formula="of:=IF(ISNUMBER([.A37]);COMBIN([.$B$1];[.A37]);&quot;&quot;)">
            <text:p/>
          </table:table-cell>
          <table:table-cell table:style-name="ce12" table:formula="of:=IF(ISNUMBER([.A37]);[.$B$2]^[.A37];&quot;&quot;)">
            <text:p/>
          </table:table-cell>
          <table:table-cell table:style-name="ce12" table:formula="of:=IF(ISNUMBER([.A37]);[.$B$3]^([.$B$1]-[.A37]);&quot;&quot;)">
            <text:p/>
          </table:table-cell>
          <table:table-cell table:style-name="ce12" table:formula="of:=IF(ISNUMBER([.A37]);[.B37]*[.C37]*[.D37];&quot;&quot;)">
            <text:p/>
          </table:table-cell>
          <table:table-cell table:style-name="ce12" table:formula="of:=IF(ISNUMBER([.A37]);COM.MICROSOFT.BINOM.DIST([.A37];[.$B$1];[.$B$2];0);&quot;&quot;)">
            <text:p/>
          </table:table-cell>
          <table:table-cell table:style-name="ce12" table:formula="of:=IF(ISNUMBER([.A37]);[.F37]-[.E37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37]);IF([.A37]-1&gt;=0;[.A37]-1;&quot;&quot;);&quot;&quot;)">
            <text:p/>
          </table:table-cell>
          <table:table-cell table:style-name="ce12" table:formula="of:=IF(ISNUMBER([.A38]);COMBIN([.$B$1];[.A38]);&quot;&quot;)">
            <text:p/>
          </table:table-cell>
          <table:table-cell table:style-name="ce12" table:formula="of:=IF(ISNUMBER([.A38]);[.$B$2]^[.A38];&quot;&quot;)">
            <text:p/>
          </table:table-cell>
          <table:table-cell table:style-name="ce12" table:formula="of:=IF(ISNUMBER([.A38]);[.$B$3]^([.$B$1]-[.A38]);&quot;&quot;)">
            <text:p/>
          </table:table-cell>
          <table:table-cell table:style-name="ce12" table:formula="of:=IF(ISNUMBER([.A38]);[.B38]*[.C38]*[.D38];&quot;&quot;)">
            <text:p/>
          </table:table-cell>
          <table:table-cell table:style-name="ce12" table:formula="of:=IF(ISNUMBER([.A38]);COM.MICROSOFT.BINOM.DIST([.A38];[.$B$1];[.$B$2];0);&quot;&quot;)">
            <text:p/>
          </table:table-cell>
          <table:table-cell table:style-name="ce12" table:formula="of:=IF(ISNUMBER([.A38]);[.F38]-[.E38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38]);IF([.A38]-1&gt;=0;[.A38]-1;&quot;&quot;);&quot;&quot;)">
            <text:p/>
          </table:table-cell>
          <table:table-cell table:style-name="ce12" table:formula="of:=IF(ISNUMBER([.A39]);COMBIN([.$B$1];[.A39]);&quot;&quot;)">
            <text:p/>
          </table:table-cell>
          <table:table-cell table:style-name="ce12" table:formula="of:=IF(ISNUMBER([.A39]);[.$B$2]^[.A39];&quot;&quot;)">
            <text:p/>
          </table:table-cell>
          <table:table-cell table:style-name="ce12" table:formula="of:=IF(ISNUMBER([.A39]);[.$B$3]^([.$B$1]-[.A39]);&quot;&quot;)">
            <text:p/>
          </table:table-cell>
          <table:table-cell table:style-name="ce12" table:formula="of:=IF(ISNUMBER([.A39]);[.B39]*[.C39]*[.D39];&quot;&quot;)">
            <text:p/>
          </table:table-cell>
          <table:table-cell table:style-name="ce12" table:formula="of:=IF(ISNUMBER([.A39]);COM.MICROSOFT.BINOM.DIST([.A39];[.$B$1];[.$B$2];0);&quot;&quot;)">
            <text:p/>
          </table:table-cell>
          <table:table-cell table:style-name="ce12" table:formula="of:=IF(ISNUMBER([.A39]);[.F39]-[.E39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39]);IF([.A39]-1&gt;=0;[.A39]-1;&quot;&quot;);&quot;&quot;)">
            <text:p/>
          </table:table-cell>
          <table:table-cell table:style-name="ce12" table:formula="of:=IF(ISNUMBER([.A40]);COMBIN([.$B$1];[.A40]);&quot;&quot;)">
            <text:p/>
          </table:table-cell>
          <table:table-cell table:style-name="ce12" table:formula="of:=IF(ISNUMBER([.A40]);[.$B$2]^[.A40];&quot;&quot;)">
            <text:p/>
          </table:table-cell>
          <table:table-cell table:style-name="ce12" table:formula="of:=IF(ISNUMBER([.A40]);[.$B$3]^([.$B$1]-[.A40]);&quot;&quot;)">
            <text:p/>
          </table:table-cell>
          <table:table-cell table:style-name="ce12" table:formula="of:=IF(ISNUMBER([.A40]);[.B40]*[.C40]*[.D40];&quot;&quot;)">
            <text:p/>
          </table:table-cell>
          <table:table-cell table:style-name="ce12" table:formula="of:=IF(ISNUMBER([.A40]);COM.MICROSOFT.BINOM.DIST([.A40];[.$B$1];[.$B$2];0);&quot;&quot;)">
            <text:p/>
          </table:table-cell>
          <table:table-cell table:style-name="ce12" table:formula="of:=IF(ISNUMBER([.A40]);[.F40]-[.E40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40]);IF([.A40]-1&gt;=0;[.A40]-1;&quot;&quot;);&quot;&quot;)">
            <text:p/>
          </table:table-cell>
          <table:table-cell table:style-name="ce12" table:formula="of:=IF(ISNUMBER([.A41]);COMBIN([.$B$1];[.A41]);&quot;&quot;)">
            <text:p/>
          </table:table-cell>
          <table:table-cell table:style-name="ce12" table:formula="of:=IF(ISNUMBER([.A41]);[.$B$2]^[.A41];&quot;&quot;)">
            <text:p/>
          </table:table-cell>
          <table:table-cell table:style-name="ce12" table:formula="of:=IF(ISNUMBER([.A41]);[.$B$3]^([.$B$1]-[.A41]);&quot;&quot;)">
            <text:p/>
          </table:table-cell>
          <table:table-cell table:style-name="ce12" table:formula="of:=IF(ISNUMBER([.A41]);[.B41]*[.C41]*[.D41];&quot;&quot;)">
            <text:p/>
          </table:table-cell>
          <table:table-cell table:style-name="ce12" table:formula="of:=IF(ISNUMBER([.A41]);COM.MICROSOFT.BINOM.DIST([.A41];[.$B$1];[.$B$2];0);&quot;&quot;)">
            <text:p/>
          </table:table-cell>
          <table:table-cell table:style-name="ce12" table:formula="of:=IF(ISNUMBER([.A41]);[.F41]-[.E41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41]);IF([.A41]-1&gt;=0;[.A41]-1;&quot;&quot;);&quot;&quot;)">
            <text:p/>
          </table:table-cell>
          <table:table-cell table:style-name="ce12" table:formula="of:=IF(ISNUMBER([.A42]);COMBIN([.$B$1];[.A42]);&quot;&quot;)">
            <text:p/>
          </table:table-cell>
          <table:table-cell table:style-name="ce12" table:formula="of:=IF(ISNUMBER([.A42]);[.$B$2]^[.A42];&quot;&quot;)">
            <text:p/>
          </table:table-cell>
          <table:table-cell table:style-name="ce12" table:formula="of:=IF(ISNUMBER([.A42]);[.$B$3]^([.$B$1]-[.A42]);&quot;&quot;)">
            <text:p/>
          </table:table-cell>
          <table:table-cell table:style-name="ce12" table:formula="of:=IF(ISNUMBER([.A42]);[.B42]*[.C42]*[.D42];&quot;&quot;)">
            <text:p/>
          </table:table-cell>
          <table:table-cell table:style-name="ce12" table:formula="of:=IF(ISNUMBER([.A42]);COM.MICROSOFT.BINOM.DIST([.A42];[.$B$1];[.$B$2];0);&quot;&quot;)">
            <text:p/>
          </table:table-cell>
          <table:table-cell table:style-name="ce12" table:formula="of:=IF(ISNUMBER([.A42]);[.F42]-[.E42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42]);IF([.A42]-1&gt;=0;[.A42]-1;&quot;&quot;);&quot;&quot;)">
            <text:p/>
          </table:table-cell>
          <table:table-cell table:style-name="ce12" table:formula="of:=IF(ISNUMBER([.A43]);COMBIN([.$B$1];[.A43]);&quot;&quot;)">
            <text:p/>
          </table:table-cell>
          <table:table-cell table:style-name="ce12" table:formula="of:=IF(ISNUMBER([.A43]);[.$B$2]^[.A43];&quot;&quot;)">
            <text:p/>
          </table:table-cell>
          <table:table-cell table:style-name="ce12" table:formula="of:=IF(ISNUMBER([.A43]);[.$B$3]^([.$B$1]-[.A43]);&quot;&quot;)">
            <text:p/>
          </table:table-cell>
          <table:table-cell table:style-name="ce12" table:formula="of:=IF(ISNUMBER([.A43]);[.B43]*[.C43]*[.D43];&quot;&quot;)">
            <text:p/>
          </table:table-cell>
          <table:table-cell table:style-name="ce12" table:formula="of:=IF(ISNUMBER([.A43]);COM.MICROSOFT.BINOM.DIST([.A43];[.$B$1];[.$B$2];0);&quot;&quot;)">
            <text:p/>
          </table:table-cell>
          <table:table-cell table:style-name="ce12" table:formula="of:=IF(ISNUMBER([.A43]);[.F43]-[.E43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43]);IF([.A43]-1&gt;=0;[.A43]-1;&quot;&quot;);&quot;&quot;)">
            <text:p/>
          </table:table-cell>
          <table:table-cell table:style-name="ce12" table:formula="of:=IF(ISNUMBER([.A44]);COMBIN([.$B$1];[.A44]);&quot;&quot;)">
            <text:p/>
          </table:table-cell>
          <table:table-cell table:style-name="ce12" table:formula="of:=IF(ISNUMBER([.A44]);[.$B$2]^[.A44];&quot;&quot;)">
            <text:p/>
          </table:table-cell>
          <table:table-cell table:style-name="ce12" table:formula="of:=IF(ISNUMBER([.A44]);[.$B$3]^([.$B$1]-[.A44]);&quot;&quot;)">
            <text:p/>
          </table:table-cell>
          <table:table-cell table:style-name="ce12" table:formula="of:=IF(ISNUMBER([.A44]);[.B44]*[.C44]*[.D44];&quot;&quot;)">
            <text:p/>
          </table:table-cell>
          <table:table-cell table:style-name="ce12" table:formula="of:=IF(ISNUMBER([.A44]);COM.MICROSOFT.BINOM.DIST([.A44];[.$B$1];[.$B$2];0);&quot;&quot;)">
            <text:p/>
          </table:table-cell>
          <table:table-cell table:style-name="ce12" table:formula="of:=IF(ISNUMBER([.A44]);[.F44]-[.E44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44]);IF([.A44]-1&gt;=0;[.A44]-1;&quot;&quot;);&quot;&quot;)">
            <text:p/>
          </table:table-cell>
          <table:table-cell table:style-name="ce12" table:formula="of:=IF(ISNUMBER([.A45]);COMBIN([.$B$1];[.A45]);&quot;&quot;)">
            <text:p/>
          </table:table-cell>
          <table:table-cell table:style-name="ce12" table:formula="of:=IF(ISNUMBER([.A45]);[.$B$2]^[.A45];&quot;&quot;)">
            <text:p/>
          </table:table-cell>
          <table:table-cell table:style-name="ce12" table:formula="of:=IF(ISNUMBER([.A45]);[.$B$3]^([.$B$1]-[.A45]);&quot;&quot;)">
            <text:p/>
          </table:table-cell>
          <table:table-cell table:style-name="ce12" table:formula="of:=IF(ISNUMBER([.A45]);[.B45]*[.C45]*[.D45];&quot;&quot;)">
            <text:p/>
          </table:table-cell>
          <table:table-cell table:style-name="ce12" table:formula="of:=IF(ISNUMBER([.A45]);COM.MICROSOFT.BINOM.DIST([.A45];[.$B$1];[.$B$2];0);&quot;&quot;)">
            <text:p/>
          </table:table-cell>
          <table:table-cell table:style-name="ce12" table:formula="of:=IF(ISNUMBER([.A45]);[.F45]-[.E45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45]);IF([.A45]-1&gt;=0;[.A45]-1;&quot;&quot;);&quot;&quot;)">
            <text:p/>
          </table:table-cell>
          <table:table-cell table:style-name="ce12" table:formula="of:=IF(ISNUMBER([.A46]);COMBIN([.$B$1];[.A46]);&quot;&quot;)">
            <text:p/>
          </table:table-cell>
          <table:table-cell table:style-name="ce12" table:formula="of:=IF(ISNUMBER([.A46]);[.$B$2]^[.A46];&quot;&quot;)">
            <text:p/>
          </table:table-cell>
          <table:table-cell table:style-name="ce12" table:formula="of:=IF(ISNUMBER([.A46]);[.$B$3]^([.$B$1]-[.A46]);&quot;&quot;)">
            <text:p/>
          </table:table-cell>
          <table:table-cell table:style-name="ce12" table:formula="of:=IF(ISNUMBER([.A46]);[.B46]*[.C46]*[.D46];&quot;&quot;)">
            <text:p/>
          </table:table-cell>
          <table:table-cell table:style-name="ce12" table:formula="of:=IF(ISNUMBER([.A46]);COM.MICROSOFT.BINOM.DIST([.A46];[.$B$1];[.$B$2];0);&quot;&quot;)">
            <text:p/>
          </table:table-cell>
          <table:table-cell table:style-name="ce12" table:formula="of:=IF(ISNUMBER([.A46]);[.F46]-[.E46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46]);IF([.A46]-1&gt;=0;[.A46]-1;&quot;&quot;);&quot;&quot;)">
            <text:p/>
          </table:table-cell>
          <table:table-cell table:style-name="ce12" table:formula="of:=IF(ISNUMBER([.A47]);COMBIN([.$B$1];[.A47]);&quot;&quot;)">
            <text:p/>
          </table:table-cell>
          <table:table-cell table:style-name="ce12" table:formula="of:=IF(ISNUMBER([.A47]);[.$B$2]^[.A47];&quot;&quot;)">
            <text:p/>
          </table:table-cell>
          <table:table-cell table:style-name="ce12" table:formula="of:=IF(ISNUMBER([.A47]);[.$B$3]^([.$B$1]-[.A47]);&quot;&quot;)">
            <text:p/>
          </table:table-cell>
          <table:table-cell table:style-name="ce12" table:formula="of:=IF(ISNUMBER([.A47]);[.B47]*[.C47]*[.D47];&quot;&quot;)">
            <text:p/>
          </table:table-cell>
          <table:table-cell table:style-name="ce12" table:formula="of:=IF(ISNUMBER([.A47]);COM.MICROSOFT.BINOM.DIST([.A47];[.$B$1];[.$B$2];0);&quot;&quot;)">
            <text:p/>
          </table:table-cell>
          <table:table-cell table:style-name="ce12" table:formula="of:=IF(ISNUMBER([.A47]);[.F47]-[.E47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47]);IF([.A47]-1&gt;=0;[.A47]-1;&quot;&quot;);&quot;&quot;)">
            <text:p/>
          </table:table-cell>
          <table:table-cell table:style-name="ce12" table:formula="of:=IF(ISNUMBER([.A48]);COMBIN([.$B$1];[.A48]);&quot;&quot;)">
            <text:p/>
          </table:table-cell>
          <table:table-cell table:style-name="ce12" table:formula="of:=IF(ISNUMBER([.A48]);[.$B$2]^[.A48];&quot;&quot;)">
            <text:p/>
          </table:table-cell>
          <table:table-cell table:style-name="ce12" table:formula="of:=IF(ISNUMBER([.A48]);[.$B$3]^([.$B$1]-[.A48]);&quot;&quot;)">
            <text:p/>
          </table:table-cell>
          <table:table-cell table:style-name="ce12" table:formula="of:=IF(ISNUMBER([.A48]);[.B48]*[.C48]*[.D48];&quot;&quot;)">
            <text:p/>
          </table:table-cell>
          <table:table-cell table:style-name="ce12" table:formula="of:=IF(ISNUMBER([.A48]);COM.MICROSOFT.BINOM.DIST([.A48];[.$B$1];[.$B$2];0);&quot;&quot;)">
            <text:p/>
          </table:table-cell>
          <table:table-cell table:style-name="ce12" table:formula="of:=IF(ISNUMBER([.A48]);[.F48]-[.E48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48]);IF([.A48]-1&gt;=0;[.A48]-1;&quot;&quot;);&quot;&quot;)">
            <text:p/>
          </table:table-cell>
          <table:table-cell table:style-name="ce12" table:formula="of:=IF(ISNUMBER([.A49]);COMBIN([.$B$1];[.A49]);&quot;&quot;)">
            <text:p/>
          </table:table-cell>
          <table:table-cell table:style-name="ce12" table:formula="of:=IF(ISNUMBER([.A49]);[.$B$2]^[.A49];&quot;&quot;)">
            <text:p/>
          </table:table-cell>
          <table:table-cell table:style-name="ce12" table:formula="of:=IF(ISNUMBER([.A49]);[.$B$3]^([.$B$1]-[.A49]);&quot;&quot;)">
            <text:p/>
          </table:table-cell>
          <table:table-cell table:style-name="ce12" table:formula="of:=IF(ISNUMBER([.A49]);[.B49]*[.C49]*[.D49];&quot;&quot;)">
            <text:p/>
          </table:table-cell>
          <table:table-cell table:style-name="ce12" table:formula="of:=IF(ISNUMBER([.A49]);COM.MICROSOFT.BINOM.DIST([.A49];[.$B$1];[.$B$2];0);&quot;&quot;)">
            <text:p/>
          </table:table-cell>
          <table:table-cell table:style-name="ce12" table:formula="of:=IF(ISNUMBER([.A49]);[.F49]-[.E49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49]);IF([.A49]-1&gt;=0;[.A49]-1;&quot;&quot;);&quot;&quot;)">
            <text:p/>
          </table:table-cell>
          <table:table-cell table:style-name="ce12" table:formula="of:=IF(ISNUMBER([.A50]);COMBIN([.$B$1];[.A50]);&quot;&quot;)">
            <text:p/>
          </table:table-cell>
          <table:table-cell table:style-name="ce12" table:formula="of:=IF(ISNUMBER([.A50]);[.$B$2]^[.A50];&quot;&quot;)">
            <text:p/>
          </table:table-cell>
          <table:table-cell table:style-name="ce12" table:formula="of:=IF(ISNUMBER([.A50]);[.$B$3]^([.$B$1]-[.A50]);&quot;&quot;)">
            <text:p/>
          </table:table-cell>
          <table:table-cell table:style-name="ce12" table:formula="of:=IF(ISNUMBER([.A50]);[.B50]*[.C50]*[.D50];&quot;&quot;)">
            <text:p/>
          </table:table-cell>
          <table:table-cell table:style-name="ce12" table:formula="of:=IF(ISNUMBER([.A50]);COM.MICROSOFT.BINOM.DIST([.A50];[.$B$1];[.$B$2];0);&quot;&quot;)">
            <text:p/>
          </table:table-cell>
          <table:table-cell table:style-name="ce12" table:formula="of:=IF(ISNUMBER([.A50]);[.F50]-[.E50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50]);IF([.A50]-1&gt;=0;[.A50]-1;&quot;&quot;);&quot;&quot;)">
            <text:p/>
          </table:table-cell>
          <table:table-cell table:style-name="ce12" table:formula="of:=IF(ISNUMBER([.A51]);COMBIN([.$B$1];[.A51]);&quot;&quot;)">
            <text:p/>
          </table:table-cell>
          <table:table-cell table:style-name="ce12" table:formula="of:=IF(ISNUMBER([.A51]);[.$B$2]^[.A51];&quot;&quot;)">
            <text:p/>
          </table:table-cell>
          <table:table-cell table:style-name="ce12" table:formula="of:=IF(ISNUMBER([.A51]);[.$B$3]^([.$B$1]-[.A51]);&quot;&quot;)">
            <text:p/>
          </table:table-cell>
          <table:table-cell table:style-name="ce12" table:formula="of:=IF(ISNUMBER([.A51]);[.B51]*[.C51]*[.D51];&quot;&quot;)">
            <text:p/>
          </table:table-cell>
          <table:table-cell table:style-name="ce12" table:formula="of:=IF(ISNUMBER([.A51]);COM.MICROSOFT.BINOM.DIST([.A51];[.$B$1];[.$B$2];0);&quot;&quot;)">
            <text:p/>
          </table:table-cell>
          <table:table-cell table:style-name="ce12" table:formula="of:=IF(ISNUMBER([.A51]);[.F51]-[.E51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51]);IF([.A51]-1&gt;=0;[.A51]-1;&quot;&quot;);&quot;&quot;)">
            <text:p/>
          </table:table-cell>
          <table:table-cell table:style-name="ce12" table:formula="of:=IF(ISNUMBER([.A52]);COMBIN([.$B$1];[.A52]);&quot;&quot;)">
            <text:p/>
          </table:table-cell>
          <table:table-cell table:style-name="ce12" table:formula="of:=IF(ISNUMBER([.A52]);[.$B$2]^[.A52];&quot;&quot;)">
            <text:p/>
          </table:table-cell>
          <table:table-cell table:style-name="ce12" table:formula="of:=IF(ISNUMBER([.A52]);[.$B$3]^([.$B$1]-[.A52]);&quot;&quot;)">
            <text:p/>
          </table:table-cell>
          <table:table-cell table:style-name="ce12" table:formula="of:=IF(ISNUMBER([.A52]);[.B52]*[.C52]*[.D52];&quot;&quot;)">
            <text:p/>
          </table:table-cell>
          <table:table-cell table:style-name="ce12" table:formula="of:=IF(ISNUMBER([.A52]);COM.MICROSOFT.BINOM.DIST([.A52];[.$B$1];[.$B$2];0);&quot;&quot;)">
            <text:p/>
          </table:table-cell>
          <table:table-cell table:style-name="ce12" table:formula="of:=IF(ISNUMBER([.A52]);[.F52]-[.E52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52]);IF([.A52]-1&gt;=0;[.A52]-1;&quot;&quot;);&quot;&quot;)">
            <text:p/>
          </table:table-cell>
          <table:table-cell table:style-name="ce12" table:formula="of:=IF(ISNUMBER([.A53]);COMBIN([.$B$1];[.A53]);&quot;&quot;)">
            <text:p/>
          </table:table-cell>
          <table:table-cell table:style-name="ce12" table:formula="of:=IF(ISNUMBER([.A53]);[.$B$2]^[.A53];&quot;&quot;)">
            <text:p/>
          </table:table-cell>
          <table:table-cell table:style-name="ce12" table:formula="of:=IF(ISNUMBER([.A53]);[.$B$3]^([.$B$1]-[.A53]);&quot;&quot;)">
            <text:p/>
          </table:table-cell>
          <table:table-cell table:style-name="ce12" table:formula="of:=IF(ISNUMBER([.A53]);[.B53]*[.C53]*[.D53];&quot;&quot;)">
            <text:p/>
          </table:table-cell>
          <table:table-cell table:style-name="ce12" table:formula="of:=IF(ISNUMBER([.A53]);COM.MICROSOFT.BINOM.DIST([.A53];[.$B$1];[.$B$2];0);&quot;&quot;)">
            <text:p/>
          </table:table-cell>
          <table:table-cell table:style-name="ce12" table:formula="of:=IF(ISNUMBER([.A53]);[.F53]-[.E53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53]);IF([.A53]-1&gt;=0;[.A53]-1;&quot;&quot;);&quot;&quot;)">
            <text:p/>
          </table:table-cell>
          <table:table-cell table:style-name="ce12" table:formula="of:=IF(ISNUMBER([.A54]);COMBIN([.$B$1];[.A54]);&quot;&quot;)">
            <text:p/>
          </table:table-cell>
          <table:table-cell table:style-name="ce12" table:formula="of:=IF(ISNUMBER([.A54]);[.$B$2]^[.A54];&quot;&quot;)">
            <text:p/>
          </table:table-cell>
          <table:table-cell table:style-name="ce12" table:formula="of:=IF(ISNUMBER([.A54]);[.$B$3]^([.$B$1]-[.A54]);&quot;&quot;)">
            <text:p/>
          </table:table-cell>
          <table:table-cell table:style-name="ce12" table:formula="of:=IF(ISNUMBER([.A54]);[.B54]*[.C54]*[.D54];&quot;&quot;)">
            <text:p/>
          </table:table-cell>
          <table:table-cell table:style-name="ce12" table:formula="of:=IF(ISNUMBER([.A54]);COM.MICROSOFT.BINOM.DIST([.A54];[.$B$1];[.$B$2];0);&quot;&quot;)">
            <text:p/>
          </table:table-cell>
          <table:table-cell table:style-name="ce12" table:formula="of:=IF(ISNUMBER([.A54]);[.F54]-[.E54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54]);IF([.A54]-1&gt;=0;[.A54]-1;&quot;&quot;);&quot;&quot;)">
            <text:p/>
          </table:table-cell>
          <table:table-cell table:style-name="ce12" table:formula="of:=IF(ISNUMBER([.A55]);COMBIN([.$B$1];[.A55]);&quot;&quot;)">
            <text:p/>
          </table:table-cell>
          <table:table-cell table:style-name="ce12" table:formula="of:=IF(ISNUMBER([.A55]);[.$B$2]^[.A55];&quot;&quot;)">
            <text:p/>
          </table:table-cell>
          <table:table-cell table:style-name="ce12" table:formula="of:=IF(ISNUMBER([.A55]);[.$B$3]^([.$B$1]-[.A55]);&quot;&quot;)">
            <text:p/>
          </table:table-cell>
          <table:table-cell table:style-name="ce12" table:formula="of:=IF(ISNUMBER([.A55]);[.B55]*[.C55]*[.D55];&quot;&quot;)">
            <text:p/>
          </table:table-cell>
          <table:table-cell table:style-name="ce12" table:formula="of:=IF(ISNUMBER([.A55]);COM.MICROSOFT.BINOM.DIST([.A55];[.$B$1];[.$B$2];0);&quot;&quot;)">
            <text:p/>
          </table:table-cell>
          <table:table-cell table:style-name="ce12" table:formula="of:=IF(ISNUMBER([.A55]);[.F55]-[.E55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55]);IF([.A55]-1&gt;=0;[.A55]-1;&quot;&quot;);&quot;&quot;)">
            <text:p/>
          </table:table-cell>
          <table:table-cell table:style-name="ce12" table:formula="of:=IF(ISNUMBER([.A56]);COMBIN([.$B$1];[.A56]);&quot;&quot;)">
            <text:p/>
          </table:table-cell>
          <table:table-cell table:style-name="ce12" table:formula="of:=IF(ISNUMBER([.A56]);[.$B$2]^[.A56];&quot;&quot;)">
            <text:p/>
          </table:table-cell>
          <table:table-cell table:style-name="ce12" table:formula="of:=IF(ISNUMBER([.A56]);[.$B$3]^([.$B$1]-[.A56]);&quot;&quot;)">
            <text:p/>
          </table:table-cell>
          <table:table-cell table:style-name="ce12" table:formula="of:=IF(ISNUMBER([.A56]);[.B56]*[.C56]*[.D56];&quot;&quot;)">
            <text:p/>
          </table:table-cell>
          <table:table-cell table:style-name="ce12" table:formula="of:=IF(ISNUMBER([.A56]);COM.MICROSOFT.BINOM.DIST([.A56];[.$B$1];[.$B$2];0);&quot;&quot;)">
            <text:p/>
          </table:table-cell>
          <table:table-cell table:style-name="ce12" table:formula="of:=IF(ISNUMBER([.A56]);[.F56]-[.E56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56]);IF([.A56]-1&gt;=0;[.A56]-1;&quot;&quot;);&quot;&quot;)">
            <text:p/>
          </table:table-cell>
          <table:table-cell table:style-name="ce12" table:formula="of:=IF(ISNUMBER([.A57]);COMBIN([.$B$1];[.A57]);&quot;&quot;)">
            <text:p/>
          </table:table-cell>
          <table:table-cell table:style-name="ce12" table:formula="of:=IF(ISNUMBER([.A57]);[.$B$2]^[.A57];&quot;&quot;)">
            <text:p/>
          </table:table-cell>
          <table:table-cell table:style-name="ce12" table:formula="of:=IF(ISNUMBER([.A57]);[.$B$3]^([.$B$1]-[.A57]);&quot;&quot;)">
            <text:p/>
          </table:table-cell>
          <table:table-cell table:style-name="ce12" table:formula="of:=IF(ISNUMBER([.A57]);[.B57]*[.C57]*[.D57];&quot;&quot;)">
            <text:p/>
          </table:table-cell>
          <table:table-cell table:style-name="ce12" table:formula="of:=IF(ISNUMBER([.A57]);COM.MICROSOFT.BINOM.DIST([.A57];[.$B$1];[.$B$2];0);&quot;&quot;)">
            <text:p/>
          </table:table-cell>
          <table:table-cell table:style-name="ce12" table:formula="of:=IF(ISNUMBER([.A57]);[.F57]-[.E57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57]);IF([.A57]-1&gt;=0;[.A57]-1;&quot;&quot;);&quot;&quot;)">
            <text:p/>
          </table:table-cell>
          <table:table-cell table:style-name="ce12" table:formula="of:=IF(ISNUMBER([.A58]);COMBIN([.$B$1];[.A58]);&quot;&quot;)">
            <text:p/>
          </table:table-cell>
          <table:table-cell table:style-name="ce12" table:formula="of:=IF(ISNUMBER([.A58]);[.$B$2]^[.A58];&quot;&quot;)">
            <text:p/>
          </table:table-cell>
          <table:table-cell table:style-name="ce12" table:formula="of:=IF(ISNUMBER([.A58]);[.$B$3]^([.$B$1]-[.A58]);&quot;&quot;)">
            <text:p/>
          </table:table-cell>
          <table:table-cell table:style-name="ce12" table:formula="of:=IF(ISNUMBER([.A58]);[.B58]*[.C58]*[.D58];&quot;&quot;)">
            <text:p/>
          </table:table-cell>
          <table:table-cell table:style-name="ce12" table:formula="of:=IF(ISNUMBER([.A58]);COM.MICROSOFT.BINOM.DIST([.A58];[.$B$1];[.$B$2];0);&quot;&quot;)">
            <text:p/>
          </table:table-cell>
          <table:table-cell table:style-name="ce12" table:formula="of:=IF(ISNUMBER([.A58]);[.F58]-[.E58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58]);IF([.A58]-1&gt;=0;[.A58]-1;&quot;&quot;);&quot;&quot;)">
            <text:p/>
          </table:table-cell>
          <table:table-cell table:style-name="ce12" table:formula="of:=IF(ISNUMBER([.A59]);COMBIN([.$B$1];[.A59]);&quot;&quot;)">
            <text:p/>
          </table:table-cell>
          <table:table-cell table:style-name="ce12" table:formula="of:=IF(ISNUMBER([.A59]);[.$B$2]^[.A59];&quot;&quot;)">
            <text:p/>
          </table:table-cell>
          <table:table-cell table:style-name="ce12" table:formula="of:=IF(ISNUMBER([.A59]);[.$B$3]^([.$B$1]-[.A59]);&quot;&quot;)">
            <text:p/>
          </table:table-cell>
          <table:table-cell table:style-name="ce12" table:formula="of:=IF(ISNUMBER([.A59]);[.B59]*[.C59]*[.D59];&quot;&quot;)">
            <text:p/>
          </table:table-cell>
          <table:table-cell table:style-name="ce12" table:formula="of:=IF(ISNUMBER([.A59]);COM.MICROSOFT.BINOM.DIST([.A59];[.$B$1];[.$B$2];0);&quot;&quot;)">
            <text:p/>
          </table:table-cell>
          <table:table-cell table:style-name="ce12" table:formula="of:=IF(ISNUMBER([.A59]);[.F59]-[.E59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59]);IF([.A59]-1&gt;=0;[.A59]-1;&quot;&quot;);&quot;&quot;)">
            <text:p/>
          </table:table-cell>
          <table:table-cell table:style-name="ce12" table:formula="of:=IF(ISNUMBER([.A60]);COMBIN([.$B$1];[.A60]);&quot;&quot;)">
            <text:p/>
          </table:table-cell>
          <table:table-cell table:style-name="ce12" table:formula="of:=IF(ISNUMBER([.A60]);[.$B$2]^[.A60];&quot;&quot;)">
            <text:p/>
          </table:table-cell>
          <table:table-cell table:style-name="ce12" table:formula="of:=IF(ISNUMBER([.A60]);[.$B$3]^([.$B$1]-[.A60]);&quot;&quot;)">
            <text:p/>
          </table:table-cell>
          <table:table-cell table:style-name="ce12" table:formula="of:=IF(ISNUMBER([.A60]);[.B60]*[.C60]*[.D60];&quot;&quot;)">
            <text:p/>
          </table:table-cell>
          <table:table-cell table:style-name="ce12" table:formula="of:=IF(ISNUMBER([.A60]);COM.MICROSOFT.BINOM.DIST([.A60];[.$B$1];[.$B$2];0);&quot;&quot;)">
            <text:p/>
          </table:table-cell>
          <table:table-cell table:style-name="ce12" table:formula="of:=IF(ISNUMBER([.A60]);[.F60]-[.E60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60]);IF([.A60]-1&gt;=0;[.A60]-1;&quot;&quot;);&quot;&quot;)">
            <text:p/>
          </table:table-cell>
          <table:table-cell table:style-name="ce12" table:formula="of:=IF(ISNUMBER([.A61]);COMBIN([.$B$1];[.A61]);&quot;&quot;)">
            <text:p/>
          </table:table-cell>
          <table:table-cell table:style-name="ce12" table:formula="of:=IF(ISNUMBER([.A61]);[.$B$2]^[.A61];&quot;&quot;)">
            <text:p/>
          </table:table-cell>
          <table:table-cell table:style-name="ce12" table:formula="of:=IF(ISNUMBER([.A61]);[.$B$3]^([.$B$1]-[.A61]);&quot;&quot;)">
            <text:p/>
          </table:table-cell>
          <table:table-cell table:style-name="ce12" table:formula="of:=IF(ISNUMBER([.A61]);[.B61]*[.C61]*[.D61];&quot;&quot;)">
            <text:p/>
          </table:table-cell>
          <table:table-cell table:style-name="ce12" table:formula="of:=IF(ISNUMBER([.A61]);COM.MICROSOFT.BINOM.DIST([.A61];[.$B$1];[.$B$2];0);&quot;&quot;)">
            <text:p/>
          </table:table-cell>
          <table:table-cell table:style-name="ce12" table:formula="of:=IF(ISNUMBER([.A61]);[.F61]-[.E61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61]);IF([.A61]-1&gt;=0;[.A61]-1;&quot;&quot;);&quot;&quot;)">
            <text:p/>
          </table:table-cell>
          <table:table-cell table:style-name="ce12" table:formula="of:=IF(ISNUMBER([.A62]);COMBIN([.$B$1];[.A62]);&quot;&quot;)">
            <text:p/>
          </table:table-cell>
          <table:table-cell table:style-name="ce12" table:formula="of:=IF(ISNUMBER([.A62]);[.$B$2]^[.A62];&quot;&quot;)">
            <text:p/>
          </table:table-cell>
          <table:table-cell table:style-name="ce12" table:formula="of:=IF(ISNUMBER([.A62]);[.$B$3]^([.$B$1]-[.A62]);&quot;&quot;)">
            <text:p/>
          </table:table-cell>
          <table:table-cell table:style-name="ce12" table:formula="of:=IF(ISNUMBER([.A62]);[.B62]*[.C62]*[.D62];&quot;&quot;)">
            <text:p/>
          </table:table-cell>
          <table:table-cell table:style-name="ce12" table:formula="of:=IF(ISNUMBER([.A62]);COM.MICROSOFT.BINOM.DIST([.A62];[.$B$1];[.$B$2];0);&quot;&quot;)">
            <text:p/>
          </table:table-cell>
          <table:table-cell table:style-name="ce12" table:formula="of:=IF(ISNUMBER([.A62]);[.F62]-[.E62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62]);IF([.A62]-1&gt;=0;[.A62]-1;&quot;&quot;);&quot;&quot;)">
            <text:p/>
          </table:table-cell>
          <table:table-cell table:style-name="ce12" table:formula="of:=IF(ISNUMBER([.A63]);COMBIN([.$B$1];[.A63]);&quot;&quot;)">
            <text:p/>
          </table:table-cell>
          <table:table-cell table:style-name="ce12" table:formula="of:=IF(ISNUMBER([.A63]);[.$B$2]^[.A63];&quot;&quot;)">
            <text:p/>
          </table:table-cell>
          <table:table-cell table:style-name="ce12" table:formula="of:=IF(ISNUMBER([.A63]);[.$B$3]^([.$B$1]-[.A63]);&quot;&quot;)">
            <text:p/>
          </table:table-cell>
          <table:table-cell table:style-name="ce12" table:formula="of:=IF(ISNUMBER([.A63]);[.B63]*[.C63]*[.D63];&quot;&quot;)">
            <text:p/>
          </table:table-cell>
          <table:table-cell table:style-name="ce12" table:formula="of:=IF(ISNUMBER([.A63]);COM.MICROSOFT.BINOM.DIST([.A63];[.$B$1];[.$B$2];0);&quot;&quot;)">
            <text:p/>
          </table:table-cell>
          <table:table-cell table:style-name="ce12" table:formula="of:=IF(ISNUMBER([.A63]);[.F63]-[.E63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63]);IF([.A63]-1&gt;=0;[.A63]-1;&quot;&quot;);&quot;&quot;)">
            <text:p/>
          </table:table-cell>
          <table:table-cell table:style-name="ce12" table:formula="of:=IF(ISNUMBER([.A64]);COMBIN([.$B$1];[.A64]);&quot;&quot;)">
            <text:p/>
          </table:table-cell>
          <table:table-cell table:style-name="ce12" table:formula="of:=IF(ISNUMBER([.A64]);[.$B$2]^[.A64];&quot;&quot;)">
            <text:p/>
          </table:table-cell>
          <table:table-cell table:style-name="ce12" table:formula="of:=IF(ISNUMBER([.A64]);[.$B$3]^([.$B$1]-[.A64]);&quot;&quot;)">
            <text:p/>
          </table:table-cell>
          <table:table-cell table:style-name="ce12" table:formula="of:=IF(ISNUMBER([.A64]);[.B64]*[.C64]*[.D64];&quot;&quot;)">
            <text:p/>
          </table:table-cell>
          <table:table-cell table:style-name="ce12" table:formula="of:=IF(ISNUMBER([.A64]);COM.MICROSOFT.BINOM.DIST([.A64];[.$B$1];[.$B$2];0);&quot;&quot;)">
            <text:p/>
          </table:table-cell>
          <table:table-cell table:style-name="ce12" table:formula="of:=IF(ISNUMBER([.A64]);[.F64]-[.E64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64]);IF([.A64]-1&gt;=0;[.A64]-1;&quot;&quot;);&quot;&quot;)">
            <text:p/>
          </table:table-cell>
          <table:table-cell table:style-name="ce12" table:formula="of:=IF(ISNUMBER([.A65]);COMBIN([.$B$1];[.A65]);&quot;&quot;)">
            <text:p/>
          </table:table-cell>
          <table:table-cell table:style-name="ce12" table:formula="of:=IF(ISNUMBER([.A65]);[.$B$2]^[.A65];&quot;&quot;)">
            <text:p/>
          </table:table-cell>
          <table:table-cell table:style-name="ce12" table:formula="of:=IF(ISNUMBER([.A65]);[.$B$3]^([.$B$1]-[.A65]);&quot;&quot;)">
            <text:p/>
          </table:table-cell>
          <table:table-cell table:style-name="ce12" table:formula="of:=IF(ISNUMBER([.A65]);[.B65]*[.C65]*[.D65];&quot;&quot;)">
            <text:p/>
          </table:table-cell>
          <table:table-cell table:style-name="ce12" table:formula="of:=IF(ISNUMBER([.A65]);COM.MICROSOFT.BINOM.DIST([.A65];[.$B$1];[.$B$2];0);&quot;&quot;)">
            <text:p/>
          </table:table-cell>
          <table:table-cell table:style-name="ce12" table:formula="of:=IF(ISNUMBER([.A65]);[.F65]-[.E65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65]);IF([.A65]-1&gt;=0;[.A65]-1;&quot;&quot;);&quot;&quot;)">
            <text:p/>
          </table:table-cell>
          <table:table-cell table:style-name="ce12" table:formula="of:=IF(ISNUMBER([.A66]);COMBIN([.$B$1];[.A66]);&quot;&quot;)">
            <text:p/>
          </table:table-cell>
          <table:table-cell table:style-name="ce12" table:formula="of:=IF(ISNUMBER([.A66]);[.$B$2]^[.A66];&quot;&quot;)">
            <text:p/>
          </table:table-cell>
          <table:table-cell table:style-name="ce12" table:formula="of:=IF(ISNUMBER([.A66]);[.$B$3]^([.$B$1]-[.A66]);&quot;&quot;)">
            <text:p/>
          </table:table-cell>
          <table:table-cell table:style-name="ce12" table:formula="of:=IF(ISNUMBER([.A66]);[.B66]*[.C66]*[.D66];&quot;&quot;)">
            <text:p/>
          </table:table-cell>
          <table:table-cell table:style-name="ce12" table:formula="of:=IF(ISNUMBER([.A66]);COM.MICROSOFT.BINOM.DIST([.A66];[.$B$1];[.$B$2];0);&quot;&quot;)">
            <text:p/>
          </table:table-cell>
          <table:table-cell table:style-name="ce12" table:formula="of:=IF(ISNUMBER([.A66]);[.F66]-[.E66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66]);IF([.A66]-1&gt;=0;[.A66]-1;&quot;&quot;);&quot;&quot;)">
            <text:p/>
          </table:table-cell>
          <table:table-cell table:style-name="ce12" table:formula="of:=IF(ISNUMBER([.A67]);COMBIN([.$B$1];[.A67]);&quot;&quot;)">
            <text:p/>
          </table:table-cell>
          <table:table-cell table:style-name="ce12" table:formula="of:=IF(ISNUMBER([.A67]);[.$B$2]^[.A67];&quot;&quot;)">
            <text:p/>
          </table:table-cell>
          <table:table-cell table:style-name="ce12" table:formula="of:=IF(ISNUMBER([.A67]);[.$B$3]^([.$B$1]-[.A67]);&quot;&quot;)">
            <text:p/>
          </table:table-cell>
          <table:table-cell table:style-name="ce12" table:formula="of:=IF(ISNUMBER([.A67]);[.B67]*[.C67]*[.D67];&quot;&quot;)">
            <text:p/>
          </table:table-cell>
          <table:table-cell table:style-name="ce12" table:formula="of:=IF(ISNUMBER([.A67]);COM.MICROSOFT.BINOM.DIST([.A67];[.$B$1];[.$B$2];0);&quot;&quot;)">
            <text:p/>
          </table:table-cell>
          <table:table-cell table:style-name="ce12" table:formula="of:=IF(ISNUMBER([.A67]);[.F67]-[.E67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67]);IF([.A67]-1&gt;=0;[.A67]-1;&quot;&quot;);&quot;&quot;)">
            <text:p/>
          </table:table-cell>
          <table:table-cell table:style-name="ce12" table:formula="of:=IF(ISNUMBER([.A68]);COMBIN([.$B$1];[.A68]);&quot;&quot;)">
            <text:p/>
          </table:table-cell>
          <table:table-cell table:style-name="ce12" table:formula="of:=IF(ISNUMBER([.A68]);[.$B$2]^[.A68];&quot;&quot;)">
            <text:p/>
          </table:table-cell>
          <table:table-cell table:style-name="ce12" table:formula="of:=IF(ISNUMBER([.A68]);[.$B$3]^([.$B$1]-[.A68]);&quot;&quot;)">
            <text:p/>
          </table:table-cell>
          <table:table-cell table:style-name="ce12" table:formula="of:=IF(ISNUMBER([.A68]);[.B68]*[.C68]*[.D68];&quot;&quot;)">
            <text:p/>
          </table:table-cell>
          <table:table-cell table:style-name="ce12" table:formula="of:=IF(ISNUMBER([.A68]);COM.MICROSOFT.BINOM.DIST([.A68];[.$B$1];[.$B$2];0);&quot;&quot;)">
            <text:p/>
          </table:table-cell>
          <table:table-cell table:style-name="ce12" table:formula="of:=IF(ISNUMBER([.A68]);[.F68]-[.E68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68]);IF([.A68]-1&gt;=0;[.A68]-1;&quot;&quot;);&quot;&quot;)">
            <text:p/>
          </table:table-cell>
          <table:table-cell table:style-name="ce12" table:formula="of:=IF(ISNUMBER([.A69]);COMBIN([.$B$1];[.A69]);&quot;&quot;)">
            <text:p/>
          </table:table-cell>
          <table:table-cell table:style-name="ce12" table:formula="of:=IF(ISNUMBER([.A69]);[.$B$2]^[.A69];&quot;&quot;)">
            <text:p/>
          </table:table-cell>
          <table:table-cell table:style-name="ce12" table:formula="of:=IF(ISNUMBER([.A69]);[.$B$3]^([.$B$1]-[.A69]);&quot;&quot;)">
            <text:p/>
          </table:table-cell>
          <table:table-cell table:style-name="ce12" table:formula="of:=IF(ISNUMBER([.A69]);[.B69]*[.C69]*[.D69];&quot;&quot;)">
            <text:p/>
          </table:table-cell>
          <table:table-cell table:style-name="ce12" table:formula="of:=IF(ISNUMBER([.A69]);COM.MICROSOFT.BINOM.DIST([.A69];[.$B$1];[.$B$2];0);&quot;&quot;)">
            <text:p/>
          </table:table-cell>
          <table:table-cell table:style-name="ce12" table:formula="of:=IF(ISNUMBER([.A69]);[.F69]-[.E69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69]);IF([.A69]-1&gt;=0;[.A69]-1;&quot;&quot;);&quot;&quot;)">
            <text:p/>
          </table:table-cell>
          <table:table-cell table:style-name="ce12" table:formula="of:=IF(ISNUMBER([.A70]);COMBIN([.$B$1];[.A70]);&quot;&quot;)">
            <text:p/>
          </table:table-cell>
          <table:table-cell table:style-name="ce12" table:formula="of:=IF(ISNUMBER([.A70]);[.$B$2]^[.A70];&quot;&quot;)">
            <text:p/>
          </table:table-cell>
          <table:table-cell table:style-name="ce12" table:formula="of:=IF(ISNUMBER([.A70]);[.$B$3]^([.$B$1]-[.A70]);&quot;&quot;)">
            <text:p/>
          </table:table-cell>
          <table:table-cell table:style-name="ce12" table:formula="of:=IF(ISNUMBER([.A70]);[.B70]*[.C70]*[.D70];&quot;&quot;)">
            <text:p/>
          </table:table-cell>
          <table:table-cell table:style-name="ce12" table:formula="of:=IF(ISNUMBER([.A70]);COM.MICROSOFT.BINOM.DIST([.A70];[.$B$1];[.$B$2];0);&quot;&quot;)">
            <text:p/>
          </table:table-cell>
          <table:table-cell table:style-name="ce12" table:formula="of:=IF(ISNUMBER([.A70]);[.F70]-[.E70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70]);IF([.A70]-1&gt;=0;[.A70]-1;&quot;&quot;);&quot;&quot;)">
            <text:p/>
          </table:table-cell>
          <table:table-cell table:style-name="ce12" table:formula="of:=IF(ISNUMBER([.A71]);COMBIN([.$B$1];[.A71]);&quot;&quot;)">
            <text:p/>
          </table:table-cell>
          <table:table-cell table:style-name="ce12" table:formula="of:=IF(ISNUMBER([.A71]);[.$B$2]^[.A71];&quot;&quot;)">
            <text:p/>
          </table:table-cell>
          <table:table-cell table:style-name="ce12" table:formula="of:=IF(ISNUMBER([.A71]);[.$B$3]^([.$B$1]-[.A71]);&quot;&quot;)">
            <text:p/>
          </table:table-cell>
          <table:table-cell table:style-name="ce12" table:formula="of:=IF(ISNUMBER([.A71]);[.B71]*[.C71]*[.D71];&quot;&quot;)">
            <text:p/>
          </table:table-cell>
          <table:table-cell table:style-name="ce12" table:formula="of:=IF(ISNUMBER([.A71]);COM.MICROSOFT.BINOM.DIST([.A71];[.$B$1];[.$B$2];0);&quot;&quot;)">
            <text:p/>
          </table:table-cell>
          <table:table-cell table:style-name="ce12" table:formula="of:=IF(ISNUMBER([.A71]);[.F71]-[.E71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71]);IF([.A71]-1&gt;=0;[.A71]-1;&quot;&quot;);&quot;&quot;)">
            <text:p/>
          </table:table-cell>
          <table:table-cell table:style-name="ce12" table:formula="of:=IF(ISNUMBER([.A72]);COMBIN([.$B$1];[.A72]);&quot;&quot;)">
            <text:p/>
          </table:table-cell>
          <table:table-cell table:style-name="ce12" table:formula="of:=IF(ISNUMBER([.A72]);[.$B$2]^[.A72];&quot;&quot;)">
            <text:p/>
          </table:table-cell>
          <table:table-cell table:style-name="ce12" table:formula="of:=IF(ISNUMBER([.A72]);[.$B$3]^([.$B$1]-[.A72]);&quot;&quot;)">
            <text:p/>
          </table:table-cell>
          <table:table-cell table:style-name="ce12" table:formula="of:=IF(ISNUMBER([.A72]);[.B72]*[.C72]*[.D72];&quot;&quot;)">
            <text:p/>
          </table:table-cell>
          <table:table-cell table:style-name="ce12" table:formula="of:=IF(ISNUMBER([.A72]);COM.MICROSOFT.BINOM.DIST([.A72];[.$B$1];[.$B$2];0);&quot;&quot;)">
            <text:p/>
          </table:table-cell>
          <table:table-cell table:style-name="ce12" table:formula="of:=IF(ISNUMBER([.A72]);[.F72]-[.E72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72]);IF([.A72]-1&gt;=0;[.A72]-1;&quot;&quot;);&quot;&quot;)">
            <text:p/>
          </table:table-cell>
          <table:table-cell table:style-name="ce12" table:formula="of:=IF(ISNUMBER([.A73]);COMBIN([.$B$1];[.A73]);&quot;&quot;)">
            <text:p/>
          </table:table-cell>
          <table:table-cell table:style-name="ce12" table:formula="of:=IF(ISNUMBER([.A73]);[.$B$2]^[.A73];&quot;&quot;)">
            <text:p/>
          </table:table-cell>
          <table:table-cell table:style-name="ce12" table:formula="of:=IF(ISNUMBER([.A73]);[.$B$3]^([.$B$1]-[.A73]);&quot;&quot;)">
            <text:p/>
          </table:table-cell>
          <table:table-cell table:style-name="ce12" table:formula="of:=IF(ISNUMBER([.A73]);[.B73]*[.C73]*[.D73];&quot;&quot;)">
            <text:p/>
          </table:table-cell>
          <table:table-cell table:style-name="ce12" table:formula="of:=IF(ISNUMBER([.A73]);COM.MICROSOFT.BINOM.DIST([.A73];[.$B$1];[.$B$2];0);&quot;&quot;)">
            <text:p/>
          </table:table-cell>
          <table:table-cell table:style-name="ce12" table:formula="of:=IF(ISNUMBER([.A73]);[.F73]-[.E73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73]);IF([.A73]-1&gt;=0;[.A73]-1;&quot;&quot;);&quot;&quot;)">
            <text:p/>
          </table:table-cell>
          <table:table-cell table:style-name="ce12" table:formula="of:=IF(ISNUMBER([.A74]);COMBIN([.$B$1];[.A74]);&quot;&quot;)">
            <text:p/>
          </table:table-cell>
          <table:table-cell table:style-name="ce12" table:formula="of:=IF(ISNUMBER([.A74]);[.$B$2]^[.A74];&quot;&quot;)">
            <text:p/>
          </table:table-cell>
          <table:table-cell table:style-name="ce12" table:formula="of:=IF(ISNUMBER([.A74]);[.$B$3]^([.$B$1]-[.A74]);&quot;&quot;)">
            <text:p/>
          </table:table-cell>
          <table:table-cell table:style-name="ce12" table:formula="of:=IF(ISNUMBER([.A74]);[.B74]*[.C74]*[.D74];&quot;&quot;)">
            <text:p/>
          </table:table-cell>
          <table:table-cell table:style-name="ce12" table:formula="of:=IF(ISNUMBER([.A74]);COM.MICROSOFT.BINOM.DIST([.A74];[.$B$1];[.$B$2];0);&quot;&quot;)">
            <text:p/>
          </table:table-cell>
          <table:table-cell table:style-name="ce12" table:formula="of:=IF(ISNUMBER([.A74]);[.F74]-[.E74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74]);IF([.A74]-1&gt;=0;[.A74]-1;&quot;&quot;);&quot;&quot;)">
            <text:p/>
          </table:table-cell>
          <table:table-cell table:style-name="ce12" table:formula="of:=IF(ISNUMBER([.A75]);COMBIN([.$B$1];[.A75]);&quot;&quot;)">
            <text:p/>
          </table:table-cell>
          <table:table-cell table:style-name="ce12" table:formula="of:=IF(ISNUMBER([.A75]);[.$B$2]^[.A75];&quot;&quot;)">
            <text:p/>
          </table:table-cell>
          <table:table-cell table:style-name="ce12" table:formula="of:=IF(ISNUMBER([.A75]);[.$B$3]^([.$B$1]-[.A75]);&quot;&quot;)">
            <text:p/>
          </table:table-cell>
          <table:table-cell table:style-name="ce12" table:formula="of:=IF(ISNUMBER([.A75]);[.B75]*[.C75]*[.D75];&quot;&quot;)">
            <text:p/>
          </table:table-cell>
          <table:table-cell table:style-name="ce12" table:formula="of:=IF(ISNUMBER([.A75]);COM.MICROSOFT.BINOM.DIST([.A75];[.$B$1];[.$B$2];0);&quot;&quot;)">
            <text:p/>
          </table:table-cell>
          <table:table-cell table:style-name="ce12" table:formula="of:=IF(ISNUMBER([.A75]);[.F75]-[.E75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75]);IF([.A75]-1&gt;=0;[.A75]-1;&quot;&quot;);&quot;&quot;)">
            <text:p/>
          </table:table-cell>
          <table:table-cell table:style-name="ce12" table:formula="of:=IF(ISNUMBER([.A76]);COMBIN([.$B$1];[.A76]);&quot;&quot;)">
            <text:p/>
          </table:table-cell>
          <table:table-cell table:style-name="ce12" table:formula="of:=IF(ISNUMBER([.A76]);[.$B$2]^[.A76];&quot;&quot;)">
            <text:p/>
          </table:table-cell>
          <table:table-cell table:style-name="ce12" table:formula="of:=IF(ISNUMBER([.A76]);[.$B$3]^([.$B$1]-[.A76]);&quot;&quot;)">
            <text:p/>
          </table:table-cell>
          <table:table-cell table:style-name="ce12" table:formula="of:=IF(ISNUMBER([.A76]);[.B76]*[.C76]*[.D76];&quot;&quot;)">
            <text:p/>
          </table:table-cell>
          <table:table-cell table:style-name="ce12" table:formula="of:=IF(ISNUMBER([.A76]);COM.MICROSOFT.BINOM.DIST([.A76];[.$B$1];[.$B$2];0);&quot;&quot;)">
            <text:p/>
          </table:table-cell>
          <table:table-cell table:style-name="ce12" table:formula="of:=IF(ISNUMBER([.A76]);[.F76]-[.E76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76]);IF([.A76]-1&gt;=0;[.A76]-1;&quot;&quot;);&quot;&quot;)">
            <text:p/>
          </table:table-cell>
          <table:table-cell table:style-name="ce12" table:formula="of:=IF(ISNUMBER([.A77]);COMBIN([.$B$1];[.A77]);&quot;&quot;)">
            <text:p/>
          </table:table-cell>
          <table:table-cell table:style-name="ce12" table:formula="of:=IF(ISNUMBER([.A77]);[.$B$2]^[.A77];&quot;&quot;)">
            <text:p/>
          </table:table-cell>
          <table:table-cell table:style-name="ce12" table:formula="of:=IF(ISNUMBER([.A77]);[.$B$3]^([.$B$1]-[.A77]);&quot;&quot;)">
            <text:p/>
          </table:table-cell>
          <table:table-cell table:style-name="ce12" table:formula="of:=IF(ISNUMBER([.A77]);[.B77]*[.C77]*[.D77];&quot;&quot;)">
            <text:p/>
          </table:table-cell>
          <table:table-cell table:style-name="ce12" table:formula="of:=IF(ISNUMBER([.A77]);COM.MICROSOFT.BINOM.DIST([.A77];[.$B$1];[.$B$2];0);&quot;&quot;)">
            <text:p/>
          </table:table-cell>
          <table:table-cell table:style-name="ce12" table:formula="of:=IF(ISNUMBER([.A77]);[.F77]-[.E77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77]);IF([.A77]-1&gt;=0;[.A77]-1;&quot;&quot;);&quot;&quot;)">
            <text:p/>
          </table:table-cell>
          <table:table-cell table:style-name="ce12" table:formula="of:=IF(ISNUMBER([.A78]);COMBIN([.$B$1];[.A78]);&quot;&quot;)">
            <text:p/>
          </table:table-cell>
          <table:table-cell table:style-name="ce12" table:formula="of:=IF(ISNUMBER([.A78]);[.$B$2]^[.A78];&quot;&quot;)">
            <text:p/>
          </table:table-cell>
          <table:table-cell table:style-name="ce12" table:formula="of:=IF(ISNUMBER([.A78]);[.$B$3]^([.$B$1]-[.A78]);&quot;&quot;)">
            <text:p/>
          </table:table-cell>
          <table:table-cell table:style-name="ce12" table:formula="of:=IF(ISNUMBER([.A78]);[.B78]*[.C78]*[.D78];&quot;&quot;)">
            <text:p/>
          </table:table-cell>
          <table:table-cell table:style-name="ce12" table:formula="of:=IF(ISNUMBER([.A78]);COM.MICROSOFT.BINOM.DIST([.A78];[.$B$1];[.$B$2];0);&quot;&quot;)">
            <text:p/>
          </table:table-cell>
          <table:table-cell table:style-name="ce12" table:formula="of:=IF(ISNUMBER([.A78]);[.F78]-[.E78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78]);IF([.A78]-1&gt;=0;[.A78]-1;&quot;&quot;);&quot;&quot;)">
            <text:p/>
          </table:table-cell>
          <table:table-cell table:style-name="ce12" table:formula="of:=IF(ISNUMBER([.A79]);COMBIN([.$B$1];[.A79]);&quot;&quot;)">
            <text:p/>
          </table:table-cell>
          <table:table-cell table:style-name="ce12" table:formula="of:=IF(ISNUMBER([.A79]);[.$B$2]^[.A79];&quot;&quot;)">
            <text:p/>
          </table:table-cell>
          <table:table-cell table:style-name="ce12" table:formula="of:=IF(ISNUMBER([.A79]);[.$B$3]^([.$B$1]-[.A79]);&quot;&quot;)">
            <text:p/>
          </table:table-cell>
          <table:table-cell table:style-name="ce12" table:formula="of:=IF(ISNUMBER([.A79]);[.B79]*[.C79]*[.D79];&quot;&quot;)">
            <text:p/>
          </table:table-cell>
          <table:table-cell table:style-name="ce12" table:formula="of:=IF(ISNUMBER([.A79]);COM.MICROSOFT.BINOM.DIST([.A79];[.$B$1];[.$B$2];0);&quot;&quot;)">
            <text:p/>
          </table:table-cell>
          <table:table-cell table:style-name="ce12" table:formula="of:=IF(ISNUMBER([.A79]);[.F79]-[.E79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79]);IF([.A79]-1&gt;=0;[.A79]-1;&quot;&quot;);&quot;&quot;)">
            <text:p/>
          </table:table-cell>
          <table:table-cell table:style-name="ce12" table:formula="of:=IF(ISNUMBER([.A80]);COMBIN([.$B$1];[.A80]);&quot;&quot;)">
            <text:p/>
          </table:table-cell>
          <table:table-cell table:style-name="ce12" table:formula="of:=IF(ISNUMBER([.A80]);[.$B$2]^[.A80];&quot;&quot;)">
            <text:p/>
          </table:table-cell>
          <table:table-cell table:style-name="ce12" table:formula="of:=IF(ISNUMBER([.A80]);[.$B$3]^([.$B$1]-[.A80]);&quot;&quot;)">
            <text:p/>
          </table:table-cell>
          <table:table-cell table:style-name="ce12" table:formula="of:=IF(ISNUMBER([.A80]);[.B80]*[.C80]*[.D80];&quot;&quot;)">
            <text:p/>
          </table:table-cell>
          <table:table-cell table:style-name="ce12" table:formula="of:=IF(ISNUMBER([.A80]);COM.MICROSOFT.BINOM.DIST([.A80];[.$B$1];[.$B$2];0);&quot;&quot;)">
            <text:p/>
          </table:table-cell>
          <table:table-cell table:style-name="ce12" table:formula="of:=IF(ISNUMBER([.A80]);[.F80]-[.E80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80]);IF([.A80]-1&gt;=0;[.A80]-1;&quot;&quot;);&quot;&quot;)">
            <text:p/>
          </table:table-cell>
          <table:table-cell table:style-name="ce12" table:formula="of:=IF(ISNUMBER([.A81]);COMBIN([.$B$1];[.A81]);&quot;&quot;)">
            <text:p/>
          </table:table-cell>
          <table:table-cell table:style-name="ce12" table:formula="of:=IF(ISNUMBER([.A81]);[.$B$2]^[.A81];&quot;&quot;)">
            <text:p/>
          </table:table-cell>
          <table:table-cell table:style-name="ce12" table:formula="of:=IF(ISNUMBER([.A81]);[.$B$3]^([.$B$1]-[.A81]);&quot;&quot;)">
            <text:p/>
          </table:table-cell>
          <table:table-cell table:style-name="ce12" table:formula="of:=IF(ISNUMBER([.A81]);[.B81]*[.C81]*[.D81];&quot;&quot;)">
            <text:p/>
          </table:table-cell>
          <table:table-cell table:style-name="ce12" table:formula="of:=IF(ISNUMBER([.A81]);COM.MICROSOFT.BINOM.DIST([.A81];[.$B$1];[.$B$2];0);&quot;&quot;)">
            <text:p/>
          </table:table-cell>
          <table:table-cell table:style-name="ce12" table:formula="of:=IF(ISNUMBER([.A81]);[.F81]-[.E81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81]);IF([.A81]-1&gt;=0;[.A81]-1;&quot;&quot;);&quot;&quot;)">
            <text:p/>
          </table:table-cell>
          <table:table-cell table:style-name="ce12" table:formula="of:=IF(ISNUMBER([.A82]);COMBIN([.$B$1];[.A82]);&quot;&quot;)">
            <text:p/>
          </table:table-cell>
          <table:table-cell table:style-name="ce12" table:formula="of:=IF(ISNUMBER([.A82]);[.$B$2]^[.A82];&quot;&quot;)">
            <text:p/>
          </table:table-cell>
          <table:table-cell table:style-name="ce12" table:formula="of:=IF(ISNUMBER([.A82]);[.$B$3]^([.$B$1]-[.A82]);&quot;&quot;)">
            <text:p/>
          </table:table-cell>
          <table:table-cell table:style-name="ce12" table:formula="of:=IF(ISNUMBER([.A82]);[.B82]*[.C82]*[.D82];&quot;&quot;)">
            <text:p/>
          </table:table-cell>
          <table:table-cell table:style-name="ce12" table:formula="of:=IF(ISNUMBER([.A82]);COM.MICROSOFT.BINOM.DIST([.A82];[.$B$1];[.$B$2];0);&quot;&quot;)">
            <text:p/>
          </table:table-cell>
          <table:table-cell table:style-name="ce12" table:formula="of:=IF(ISNUMBER([.A82]);[.F82]-[.E82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82]);IF([.A82]-1&gt;=0;[.A82]-1;&quot;&quot;);&quot;&quot;)">
            <text:p/>
          </table:table-cell>
          <table:table-cell table:style-name="ce12" table:formula="of:=IF(ISNUMBER([.A83]);COMBIN([.$B$1];[.A83]);&quot;&quot;)">
            <text:p/>
          </table:table-cell>
          <table:table-cell table:style-name="ce12" table:formula="of:=IF(ISNUMBER([.A83]);[.$B$2]^[.A83];&quot;&quot;)">
            <text:p/>
          </table:table-cell>
          <table:table-cell table:style-name="ce12" table:formula="of:=IF(ISNUMBER([.A83]);[.$B$3]^([.$B$1]-[.A83]);&quot;&quot;)">
            <text:p/>
          </table:table-cell>
          <table:table-cell table:style-name="ce12" table:formula="of:=IF(ISNUMBER([.A83]);[.B83]*[.C83]*[.D83];&quot;&quot;)">
            <text:p/>
          </table:table-cell>
          <table:table-cell table:style-name="ce12" table:formula="of:=IF(ISNUMBER([.A83]);COM.MICROSOFT.BINOM.DIST([.A83];[.$B$1];[.$B$2];0);&quot;&quot;)">
            <text:p/>
          </table:table-cell>
          <table:table-cell table:style-name="ce12" table:formula="of:=IF(ISNUMBER([.A83]);[.F83]-[.E83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83]);IF([.A83]-1&gt;=0;[.A83]-1;&quot;&quot;);&quot;&quot;)">
            <text:p/>
          </table:table-cell>
          <table:table-cell table:style-name="ce12" table:formula="of:=IF(ISNUMBER([.A84]);COMBIN([.$B$1];[.A84]);&quot;&quot;)">
            <text:p/>
          </table:table-cell>
          <table:table-cell table:style-name="ce12" table:formula="of:=IF(ISNUMBER([.A84]);[.$B$2]^[.A84];&quot;&quot;)">
            <text:p/>
          </table:table-cell>
          <table:table-cell table:style-name="ce12" table:formula="of:=IF(ISNUMBER([.A84]);[.$B$3]^([.$B$1]-[.A84]);&quot;&quot;)">
            <text:p/>
          </table:table-cell>
          <table:table-cell table:style-name="ce12" table:formula="of:=IF(ISNUMBER([.A84]);[.B84]*[.C84]*[.D84];&quot;&quot;)">
            <text:p/>
          </table:table-cell>
          <table:table-cell table:style-name="ce12" table:formula="of:=IF(ISNUMBER([.A84]);COM.MICROSOFT.BINOM.DIST([.A84];[.$B$1];[.$B$2];0);&quot;&quot;)">
            <text:p/>
          </table:table-cell>
          <table:table-cell table:style-name="ce12" table:formula="of:=IF(ISNUMBER([.A84]);[.F84]-[.E84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84]);IF([.A84]-1&gt;=0;[.A84]-1;&quot;&quot;);&quot;&quot;)">
            <text:p/>
          </table:table-cell>
          <table:table-cell table:style-name="ce12" table:formula="of:=IF(ISNUMBER([.A85]);COMBIN([.$B$1];[.A85]);&quot;&quot;)">
            <text:p/>
          </table:table-cell>
          <table:table-cell table:style-name="ce12" table:formula="of:=IF(ISNUMBER([.A85]);[.$B$2]^[.A85];&quot;&quot;)">
            <text:p/>
          </table:table-cell>
          <table:table-cell table:style-name="ce12" table:formula="of:=IF(ISNUMBER([.A85]);[.$B$3]^([.$B$1]-[.A85]);&quot;&quot;)">
            <text:p/>
          </table:table-cell>
          <table:table-cell table:style-name="ce12" table:formula="of:=IF(ISNUMBER([.A85]);[.B85]*[.C85]*[.D85];&quot;&quot;)">
            <text:p/>
          </table:table-cell>
          <table:table-cell table:style-name="ce12" table:formula="of:=IF(ISNUMBER([.A85]);COM.MICROSOFT.BINOM.DIST([.A85];[.$B$1];[.$B$2];0);&quot;&quot;)">
            <text:p/>
          </table:table-cell>
          <table:table-cell table:style-name="ce12" table:formula="of:=IF(ISNUMBER([.A85]);[.F85]-[.E85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85]);IF([.A85]-1&gt;=0;[.A85]-1;&quot;&quot;);&quot;&quot;)">
            <text:p/>
          </table:table-cell>
          <table:table-cell table:style-name="ce12" table:formula="of:=IF(ISNUMBER([.A86]);COMBIN([.$B$1];[.A86]);&quot;&quot;)">
            <text:p/>
          </table:table-cell>
          <table:table-cell table:style-name="ce12" table:formula="of:=IF(ISNUMBER([.A86]);[.$B$2]^[.A86];&quot;&quot;)">
            <text:p/>
          </table:table-cell>
          <table:table-cell table:style-name="ce12" table:formula="of:=IF(ISNUMBER([.A86]);[.$B$3]^([.$B$1]-[.A86]);&quot;&quot;)">
            <text:p/>
          </table:table-cell>
          <table:table-cell table:style-name="ce12" table:formula="of:=IF(ISNUMBER([.A86]);[.B86]*[.C86]*[.D86];&quot;&quot;)">
            <text:p/>
          </table:table-cell>
          <table:table-cell table:style-name="ce12" table:formula="of:=IF(ISNUMBER([.A86]);COM.MICROSOFT.BINOM.DIST([.A86];[.$B$1];[.$B$2];0);&quot;&quot;)">
            <text:p/>
          </table:table-cell>
          <table:table-cell table:style-name="ce12" table:formula="of:=IF(ISNUMBER([.A86]);[.F86]-[.E86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86]);IF([.A86]-1&gt;=0;[.A86]-1;&quot;&quot;);&quot;&quot;)">
            <text:p/>
          </table:table-cell>
          <table:table-cell table:style-name="ce12" table:formula="of:=IF(ISNUMBER([.A87]);COMBIN([.$B$1];[.A87]);&quot;&quot;)">
            <text:p/>
          </table:table-cell>
          <table:table-cell table:style-name="ce12" table:formula="of:=IF(ISNUMBER([.A87]);[.$B$2]^[.A87];&quot;&quot;)">
            <text:p/>
          </table:table-cell>
          <table:table-cell table:style-name="ce12" table:formula="of:=IF(ISNUMBER([.A87]);[.$B$3]^([.$B$1]-[.A87]);&quot;&quot;)">
            <text:p/>
          </table:table-cell>
          <table:table-cell table:style-name="ce12" table:formula="of:=IF(ISNUMBER([.A87]);[.B87]*[.C87]*[.D87];&quot;&quot;)">
            <text:p/>
          </table:table-cell>
          <table:table-cell table:style-name="ce12" table:formula="of:=IF(ISNUMBER([.A87]);COM.MICROSOFT.BINOM.DIST([.A87];[.$B$1];[.$B$2];0);&quot;&quot;)">
            <text:p/>
          </table:table-cell>
          <table:table-cell table:style-name="ce12" table:formula="of:=IF(ISNUMBER([.A87]);[.F87]-[.E87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87]);IF([.A87]-1&gt;=0;[.A87]-1;&quot;&quot;);&quot;&quot;)">
            <text:p/>
          </table:table-cell>
          <table:table-cell table:style-name="ce12" table:formula="of:=IF(ISNUMBER([.A88]);COMBIN([.$B$1];[.A88]);&quot;&quot;)">
            <text:p/>
          </table:table-cell>
          <table:table-cell table:style-name="ce12" table:formula="of:=IF(ISNUMBER([.A88]);[.$B$2]^[.A88];&quot;&quot;)">
            <text:p/>
          </table:table-cell>
          <table:table-cell table:style-name="ce12" table:formula="of:=IF(ISNUMBER([.A88]);[.$B$3]^([.$B$1]-[.A88]);&quot;&quot;)">
            <text:p/>
          </table:table-cell>
          <table:table-cell table:style-name="ce12" table:formula="of:=IF(ISNUMBER([.A88]);[.B88]*[.C88]*[.D88];&quot;&quot;)">
            <text:p/>
          </table:table-cell>
          <table:table-cell table:style-name="ce12" table:formula="of:=IF(ISNUMBER([.A88]);COM.MICROSOFT.BINOM.DIST([.A88];[.$B$1];[.$B$2];0);&quot;&quot;)">
            <text:p/>
          </table:table-cell>
          <table:table-cell table:style-name="ce12" table:formula="of:=IF(ISNUMBER([.A88]);[.F88]-[.E88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88]);IF([.A88]-1&gt;=0;[.A88]-1;&quot;&quot;);&quot;&quot;)">
            <text:p/>
          </table:table-cell>
          <table:table-cell table:style-name="ce12" table:formula="of:=IF(ISNUMBER([.A89]);COMBIN([.$B$1];[.A89]);&quot;&quot;)">
            <text:p/>
          </table:table-cell>
          <table:table-cell table:style-name="ce12" table:formula="of:=IF(ISNUMBER([.A89]);[.$B$2]^[.A89];&quot;&quot;)">
            <text:p/>
          </table:table-cell>
          <table:table-cell table:style-name="ce12" table:formula="of:=IF(ISNUMBER([.A89]);[.$B$3]^([.$B$1]-[.A89]);&quot;&quot;)">
            <text:p/>
          </table:table-cell>
          <table:table-cell table:style-name="ce12" table:formula="of:=IF(ISNUMBER([.A89]);[.B89]*[.C89]*[.D89];&quot;&quot;)">
            <text:p/>
          </table:table-cell>
          <table:table-cell table:style-name="ce12" table:formula="of:=IF(ISNUMBER([.A89]);COM.MICROSOFT.BINOM.DIST([.A89];[.$B$1];[.$B$2];0);&quot;&quot;)">
            <text:p/>
          </table:table-cell>
          <table:table-cell table:style-name="ce12" table:formula="of:=IF(ISNUMBER([.A89]);[.F89]-[.E89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89]);IF([.A89]-1&gt;=0;[.A89]-1;&quot;&quot;);&quot;&quot;)">
            <text:p/>
          </table:table-cell>
          <table:table-cell table:style-name="ce12" table:formula="of:=IF(ISNUMBER([.A90]);COMBIN([.$B$1];[.A90]);&quot;&quot;)">
            <text:p/>
          </table:table-cell>
          <table:table-cell table:style-name="ce12" table:formula="of:=IF(ISNUMBER([.A90]);[.$B$2]^[.A90];&quot;&quot;)">
            <text:p/>
          </table:table-cell>
          <table:table-cell table:style-name="ce12" table:formula="of:=IF(ISNUMBER([.A90]);[.$B$3]^([.$B$1]-[.A90]);&quot;&quot;)">
            <text:p/>
          </table:table-cell>
          <table:table-cell table:style-name="ce12" table:formula="of:=IF(ISNUMBER([.A90]);[.B90]*[.C90]*[.D90];&quot;&quot;)">
            <text:p/>
          </table:table-cell>
          <table:table-cell table:style-name="ce12" table:formula="of:=IF(ISNUMBER([.A90]);COM.MICROSOFT.BINOM.DIST([.A90];[.$B$1];[.$B$2];0);&quot;&quot;)">
            <text:p/>
          </table:table-cell>
          <table:table-cell table:style-name="ce12" table:formula="of:=IF(ISNUMBER([.A90]);[.F90]-[.E90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90]);IF([.A90]-1&gt;=0;[.A90]-1;&quot;&quot;);&quot;&quot;)">
            <text:p/>
          </table:table-cell>
          <table:table-cell table:style-name="ce12" table:formula="of:=IF(ISNUMBER([.A91]);COMBIN([.$B$1];[.A91]);&quot;&quot;)">
            <text:p/>
          </table:table-cell>
          <table:table-cell table:style-name="ce12" table:formula="of:=IF(ISNUMBER([.A91]);[.$B$2]^[.A91];&quot;&quot;)">
            <text:p/>
          </table:table-cell>
          <table:table-cell table:style-name="ce12" table:formula="of:=IF(ISNUMBER([.A91]);[.$B$3]^([.$B$1]-[.A91]);&quot;&quot;)">
            <text:p/>
          </table:table-cell>
          <table:table-cell table:style-name="ce12" table:formula="of:=IF(ISNUMBER([.A91]);[.B91]*[.C91]*[.D91];&quot;&quot;)">
            <text:p/>
          </table:table-cell>
          <table:table-cell table:style-name="ce12" table:formula="of:=IF(ISNUMBER([.A91]);COM.MICROSOFT.BINOM.DIST([.A91];[.$B$1];[.$B$2];0);&quot;&quot;)">
            <text:p/>
          </table:table-cell>
          <table:table-cell table:style-name="ce12" table:formula="of:=IF(ISNUMBER([.A91]);[.F91]-[.E91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91]);IF([.A91]-1&gt;=0;[.A91]-1;&quot;&quot;);&quot;&quot;)">
            <text:p/>
          </table:table-cell>
          <table:table-cell table:style-name="ce12" table:formula="of:=IF(ISNUMBER([.A92]);COMBIN([.$B$1];[.A92]);&quot;&quot;)">
            <text:p/>
          </table:table-cell>
          <table:table-cell table:style-name="ce12" table:formula="of:=IF(ISNUMBER([.A92]);[.$B$2]^[.A92];&quot;&quot;)">
            <text:p/>
          </table:table-cell>
          <table:table-cell table:style-name="ce12" table:formula="of:=IF(ISNUMBER([.A92]);[.$B$3]^([.$B$1]-[.A92]);&quot;&quot;)">
            <text:p/>
          </table:table-cell>
          <table:table-cell table:style-name="ce12" table:formula="of:=IF(ISNUMBER([.A92]);[.B92]*[.C92]*[.D92];&quot;&quot;)">
            <text:p/>
          </table:table-cell>
          <table:table-cell table:style-name="ce12" table:formula="of:=IF(ISNUMBER([.A92]);COM.MICROSOFT.BINOM.DIST([.A92];[.$B$1];[.$B$2];0);&quot;&quot;)">
            <text:p/>
          </table:table-cell>
          <table:table-cell table:style-name="ce12" table:formula="of:=IF(ISNUMBER([.A92]);[.F92]-[.E92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92]);IF([.A92]-1&gt;=0;[.A92]-1;&quot;&quot;);&quot;&quot;)">
            <text:p/>
          </table:table-cell>
          <table:table-cell table:style-name="ce12" table:formula="of:=IF(ISNUMBER([.A93]);COMBIN([.$B$1];[.A93]);&quot;&quot;)">
            <text:p/>
          </table:table-cell>
          <table:table-cell table:style-name="ce12" table:formula="of:=IF(ISNUMBER([.A93]);[.$B$2]^[.A93];&quot;&quot;)">
            <text:p/>
          </table:table-cell>
          <table:table-cell table:style-name="ce12" table:formula="of:=IF(ISNUMBER([.A93]);[.$B$3]^([.$B$1]-[.A93]);&quot;&quot;)">
            <text:p/>
          </table:table-cell>
          <table:table-cell table:style-name="ce12" table:formula="of:=IF(ISNUMBER([.A93]);[.B93]*[.C93]*[.D93];&quot;&quot;)">
            <text:p/>
          </table:table-cell>
          <table:table-cell table:style-name="ce12" table:formula="of:=IF(ISNUMBER([.A93]);COM.MICROSOFT.BINOM.DIST([.A93];[.$B$1];[.$B$2];0);&quot;&quot;)">
            <text:p/>
          </table:table-cell>
          <table:table-cell table:style-name="ce12" table:formula="of:=IF(ISNUMBER([.A93]);[.F93]-[.E93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93]);IF([.A93]-1&gt;=0;[.A93]-1;&quot;&quot;);&quot;&quot;)">
            <text:p/>
          </table:table-cell>
          <table:table-cell table:style-name="ce12" table:formula="of:=IF(ISNUMBER([.A94]);COMBIN([.$B$1];[.A94]);&quot;&quot;)">
            <text:p/>
          </table:table-cell>
          <table:table-cell table:style-name="ce12" table:formula="of:=IF(ISNUMBER([.A94]);[.$B$2]^[.A94];&quot;&quot;)">
            <text:p/>
          </table:table-cell>
          <table:table-cell table:style-name="ce12" table:formula="of:=IF(ISNUMBER([.A94]);[.$B$3]^([.$B$1]-[.A94]);&quot;&quot;)">
            <text:p/>
          </table:table-cell>
          <table:table-cell table:style-name="ce12" table:formula="of:=IF(ISNUMBER([.A94]);[.B94]*[.C94]*[.D94];&quot;&quot;)">
            <text:p/>
          </table:table-cell>
          <table:table-cell table:style-name="ce12" table:formula="of:=IF(ISNUMBER([.A94]);COM.MICROSOFT.BINOM.DIST([.A94];[.$B$1];[.$B$2];0);&quot;&quot;)">
            <text:p/>
          </table:table-cell>
          <table:table-cell table:style-name="ce12" table:formula="of:=IF(ISNUMBER([.A94]);[.F94]-[.E94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94]);IF([.A94]-1&gt;=0;[.A94]-1;&quot;&quot;);&quot;&quot;)">
            <text:p/>
          </table:table-cell>
          <table:table-cell table:style-name="ce12" table:formula="of:=IF(ISNUMBER([.A95]);COMBIN([.$B$1];[.A95]);&quot;&quot;)">
            <text:p/>
          </table:table-cell>
          <table:table-cell table:style-name="ce12" table:formula="of:=IF(ISNUMBER([.A95]);[.$B$2]^[.A95];&quot;&quot;)">
            <text:p/>
          </table:table-cell>
          <table:table-cell table:style-name="ce12" table:formula="of:=IF(ISNUMBER([.A95]);[.$B$3]^([.$B$1]-[.A95]);&quot;&quot;)">
            <text:p/>
          </table:table-cell>
          <table:table-cell table:style-name="ce12" table:formula="of:=IF(ISNUMBER([.A95]);[.B95]*[.C95]*[.D95];&quot;&quot;)">
            <text:p/>
          </table:table-cell>
          <table:table-cell table:style-name="ce12" table:formula="of:=IF(ISNUMBER([.A95]);COM.MICROSOFT.BINOM.DIST([.A95];[.$B$1];[.$B$2];0);&quot;&quot;)">
            <text:p/>
          </table:table-cell>
          <table:table-cell table:style-name="ce12" table:formula="of:=IF(ISNUMBER([.A95]);[.F95]-[.E95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95]);IF([.A95]-1&gt;=0;[.A95]-1;&quot;&quot;);&quot;&quot;)">
            <text:p/>
          </table:table-cell>
          <table:table-cell table:style-name="ce12" table:formula="of:=IF(ISNUMBER([.A96]);COMBIN([.$B$1];[.A96]);&quot;&quot;)">
            <text:p/>
          </table:table-cell>
          <table:table-cell table:style-name="ce12" table:formula="of:=IF(ISNUMBER([.A96]);[.$B$2]^[.A96];&quot;&quot;)">
            <text:p/>
          </table:table-cell>
          <table:table-cell table:style-name="ce12" table:formula="of:=IF(ISNUMBER([.A96]);[.$B$3]^([.$B$1]-[.A96]);&quot;&quot;)">
            <text:p/>
          </table:table-cell>
          <table:table-cell table:style-name="ce12" table:formula="of:=IF(ISNUMBER([.A96]);[.B96]*[.C96]*[.D96];&quot;&quot;)">
            <text:p/>
          </table:table-cell>
          <table:table-cell table:style-name="ce12" table:formula="of:=IF(ISNUMBER([.A96]);COM.MICROSOFT.BINOM.DIST([.A96];[.$B$1];[.$B$2];0);&quot;&quot;)">
            <text:p/>
          </table:table-cell>
          <table:table-cell table:style-name="ce12" table:formula="of:=IF(ISNUMBER([.A96]);[.F96]-[.E96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96]);IF([.A96]-1&gt;=0;[.A96]-1;&quot;&quot;);&quot;&quot;)">
            <text:p/>
          </table:table-cell>
          <table:table-cell table:style-name="ce12" table:formula="of:=IF(ISNUMBER([.A97]);COMBIN([.$B$1];[.A97]);&quot;&quot;)">
            <text:p/>
          </table:table-cell>
          <table:table-cell table:style-name="ce12" table:formula="of:=IF(ISNUMBER([.A97]);[.$B$2]^[.A97];&quot;&quot;)">
            <text:p/>
          </table:table-cell>
          <table:table-cell table:style-name="ce12" table:formula="of:=IF(ISNUMBER([.A97]);[.$B$3]^([.$B$1]-[.A97]);&quot;&quot;)">
            <text:p/>
          </table:table-cell>
          <table:table-cell table:style-name="ce12" table:formula="of:=IF(ISNUMBER([.A97]);[.B97]*[.C97]*[.D97];&quot;&quot;)">
            <text:p/>
          </table:table-cell>
          <table:table-cell table:style-name="ce12" table:formula="of:=IF(ISNUMBER([.A97]);COM.MICROSOFT.BINOM.DIST([.A97];[.$B$1];[.$B$2];0);&quot;&quot;)">
            <text:p/>
          </table:table-cell>
          <table:table-cell table:style-name="ce12" table:formula="of:=IF(ISNUMBER([.A97]);[.F97]-[.E97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97]);IF([.A97]-1&gt;=0;[.A97]-1;&quot;&quot;);&quot;&quot;)">
            <text:p/>
          </table:table-cell>
          <table:table-cell table:style-name="ce12" table:formula="of:=IF(ISNUMBER([.A98]);COMBIN([.$B$1];[.A98]);&quot;&quot;)">
            <text:p/>
          </table:table-cell>
          <table:table-cell table:style-name="ce12" table:formula="of:=IF(ISNUMBER([.A98]);[.$B$2]^[.A98];&quot;&quot;)">
            <text:p/>
          </table:table-cell>
          <table:table-cell table:style-name="ce12" table:formula="of:=IF(ISNUMBER([.A98]);[.$B$3]^([.$B$1]-[.A98]);&quot;&quot;)">
            <text:p/>
          </table:table-cell>
          <table:table-cell table:style-name="ce12" table:formula="of:=IF(ISNUMBER([.A98]);[.B98]*[.C98]*[.D98];&quot;&quot;)">
            <text:p/>
          </table:table-cell>
          <table:table-cell table:style-name="ce12" table:formula="of:=IF(ISNUMBER([.A98]);COM.MICROSOFT.BINOM.DIST([.A98];[.$B$1];[.$B$2];0);&quot;&quot;)">
            <text:p/>
          </table:table-cell>
          <table:table-cell table:style-name="ce12" table:formula="of:=IF(ISNUMBER([.A98]);[.F98]-[.E98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98]);IF([.A98]-1&gt;=0;[.A98]-1;&quot;&quot;);&quot;&quot;)">
            <text:p/>
          </table:table-cell>
          <table:table-cell table:style-name="ce12" table:formula="of:=IF(ISNUMBER([.A99]);COMBIN([.$B$1];[.A99]);&quot;&quot;)">
            <text:p/>
          </table:table-cell>
          <table:table-cell table:style-name="ce12" table:formula="of:=IF(ISNUMBER([.A99]);[.$B$2]^[.A99];&quot;&quot;)">
            <text:p/>
          </table:table-cell>
          <table:table-cell table:style-name="ce12" table:formula="of:=IF(ISNUMBER([.A99]);[.$B$3]^([.$B$1]-[.A99]);&quot;&quot;)">
            <text:p/>
          </table:table-cell>
          <table:table-cell table:style-name="ce12" table:formula="of:=IF(ISNUMBER([.A99]);[.B99]*[.C99]*[.D99];&quot;&quot;)">
            <text:p/>
          </table:table-cell>
          <table:table-cell table:style-name="ce12" table:formula="of:=IF(ISNUMBER([.A99]);COM.MICROSOFT.BINOM.DIST([.A99];[.$B$1];[.$B$2];0);&quot;&quot;)">
            <text:p/>
          </table:table-cell>
          <table:table-cell table:style-name="ce12" table:formula="of:=IF(ISNUMBER([.A99]);[.F99]-[.E99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99]);IF([.A99]-1&gt;=0;[.A99]-1;&quot;&quot;);&quot;&quot;)">
            <text:p/>
          </table:table-cell>
          <table:table-cell table:style-name="ce12" table:formula="of:=IF(ISNUMBER([.A100]);COMBIN([.$B$1];[.A100]);&quot;&quot;)">
            <text:p/>
          </table:table-cell>
          <table:table-cell table:style-name="ce12" table:formula="of:=IF(ISNUMBER([.A100]);[.$B$2]^[.A100];&quot;&quot;)">
            <text:p/>
          </table:table-cell>
          <table:table-cell table:style-name="ce12" table:formula="of:=IF(ISNUMBER([.A100]);[.$B$3]^([.$B$1]-[.A100]);&quot;&quot;)">
            <text:p/>
          </table:table-cell>
          <table:table-cell table:style-name="ce12" table:formula="of:=IF(ISNUMBER([.A100]);[.B100]*[.C100]*[.D100];&quot;&quot;)">
            <text:p/>
          </table:table-cell>
          <table:table-cell table:style-name="ce12" table:formula="of:=IF(ISNUMBER([.A100]);COM.MICROSOFT.BINOM.DIST([.A100];[.$B$1];[.$B$2];0);&quot;&quot;)">
            <text:p/>
          </table:table-cell>
          <table:table-cell table:style-name="ce12" table:formula="of:=IF(ISNUMBER([.A100]);[.F100]-[.E100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100]);IF([.A100]-1&gt;=0;[.A100]-1;&quot;&quot;);&quot;&quot;)">
            <text:p/>
          </table:table-cell>
          <table:table-cell table:style-name="ce12" table:formula="of:=IF(ISNUMBER([.A101]);COMBIN([.$B$1];[.A101]);&quot;&quot;)">
            <text:p/>
          </table:table-cell>
          <table:table-cell table:style-name="ce12" table:formula="of:=IF(ISNUMBER([.A101]);[.$B$2]^[.A101];&quot;&quot;)">
            <text:p/>
          </table:table-cell>
          <table:table-cell table:style-name="ce12" table:formula="of:=IF(ISNUMBER([.A101]);[.$B$3]^([.$B$1]-[.A101]);&quot;&quot;)">
            <text:p/>
          </table:table-cell>
          <table:table-cell table:style-name="ce12" table:formula="of:=IF(ISNUMBER([.A101]);[.B101]*[.C101]*[.D101];&quot;&quot;)">
            <text:p/>
          </table:table-cell>
          <table:table-cell table:style-name="ce12" table:formula="of:=IF(ISNUMBER([.A101]);COM.MICROSOFT.BINOM.DIST([.A101];[.$B$1];[.$B$2];0);&quot;&quot;)">
            <text:p/>
          </table:table-cell>
          <table:table-cell table:style-name="ce12" table:formula="of:=IF(ISNUMBER([.A101]);[.F101]-[.E101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101]);IF([.A101]-1&gt;=0;[.A101]-1;&quot;&quot;);&quot;&quot;)">
            <text:p/>
          </table:table-cell>
          <table:table-cell table:style-name="ce12" table:formula="of:=IF(ISNUMBER([.A102]);COMBIN([.$B$1];[.A102]);&quot;&quot;)">
            <text:p/>
          </table:table-cell>
          <table:table-cell table:style-name="ce12" table:formula="of:=IF(ISNUMBER([.A102]);[.$B$2]^[.A102];&quot;&quot;)">
            <text:p/>
          </table:table-cell>
          <table:table-cell table:style-name="ce12" table:formula="of:=IF(ISNUMBER([.A102]);[.$B$3]^([.$B$1]-[.A102]);&quot;&quot;)">
            <text:p/>
          </table:table-cell>
          <table:table-cell table:style-name="ce12" table:formula="of:=IF(ISNUMBER([.A102]);[.B102]*[.C102]*[.D102];&quot;&quot;)">
            <text:p/>
          </table:table-cell>
          <table:table-cell table:style-name="ce12" table:formula="of:=IF(ISNUMBER([.A102]);COM.MICROSOFT.BINOM.DIST([.A102];[.$B$1];[.$B$2];0);&quot;&quot;)">
            <text:p/>
          </table:table-cell>
          <table:table-cell table:style-name="ce12" table:formula="of:=IF(ISNUMBER([.A102]);[.F102]-[.E102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102]);IF([.A102]-1&gt;=0;[.A102]-1;&quot;&quot;);&quot;&quot;)">
            <text:p/>
          </table:table-cell>
          <table:table-cell table:style-name="ce12" table:formula="of:=IF(ISNUMBER([.A103]);COMBIN([.$B$1];[.A103]);&quot;&quot;)">
            <text:p/>
          </table:table-cell>
          <table:table-cell table:style-name="ce12" table:formula="of:=IF(ISNUMBER([.A103]);[.$B$2]^[.A103];&quot;&quot;)">
            <text:p/>
          </table:table-cell>
          <table:table-cell table:style-name="ce12" table:formula="of:=IF(ISNUMBER([.A103]);[.$B$3]^([.$B$1]-[.A103]);&quot;&quot;)">
            <text:p/>
          </table:table-cell>
          <table:table-cell table:style-name="ce12" table:formula="of:=IF(ISNUMBER([.A103]);[.B103]*[.C103]*[.D103];&quot;&quot;)">
            <text:p/>
          </table:table-cell>
          <table:table-cell table:style-name="ce12" table:formula="of:=IF(ISNUMBER([.A103]);COM.MICROSOFT.BINOM.DIST([.A103];[.$B$1];[.$B$2];0);&quot;&quot;)">
            <text:p/>
          </table:table-cell>
          <table:table-cell table:style-name="ce12" table:formula="of:=IF(ISNUMBER([.A103]);[.F103]-[.E103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103]);IF([.A103]-1&gt;=0;[.A103]-1;&quot;&quot;);&quot;&quot;)">
            <text:p/>
          </table:table-cell>
          <table:table-cell table:style-name="ce12" table:formula="of:=IF(ISNUMBER([.A104]);COMBIN([.$B$1];[.A104]);&quot;&quot;)">
            <text:p/>
          </table:table-cell>
          <table:table-cell table:style-name="ce12" table:formula="of:=IF(ISNUMBER([.A104]);[.$B$2]^[.A104];&quot;&quot;)">
            <text:p/>
          </table:table-cell>
          <table:table-cell table:style-name="ce12" table:formula="of:=IF(ISNUMBER([.A104]);[.$B$3]^([.$B$1]-[.A104]);&quot;&quot;)">
            <text:p/>
          </table:table-cell>
          <table:table-cell table:style-name="ce12" table:formula="of:=IF(ISNUMBER([.A104]);[.B104]*[.C104]*[.D104];&quot;&quot;)">
            <text:p/>
          </table:table-cell>
          <table:table-cell table:style-name="ce12" table:formula="of:=IF(ISNUMBER([.A104]);COM.MICROSOFT.BINOM.DIST([.A104];[.$B$1];[.$B$2];0);&quot;&quot;)">
            <text:p/>
          </table:table-cell>
          <table:table-cell table:style-name="ce12" table:formula="of:=IF(ISNUMBER([.A104]);[.F104]-[.E104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104]);IF([.A104]-1&gt;=0;[.A104]-1;&quot;&quot;);&quot;&quot;)">
            <text:p/>
          </table:table-cell>
          <table:table-cell table:style-name="ce12" table:formula="of:=IF(ISNUMBER([.A105]);COMBIN([.$B$1];[.A105]);&quot;&quot;)">
            <text:p/>
          </table:table-cell>
          <table:table-cell table:style-name="ce12" table:formula="of:=IF(ISNUMBER([.A105]);[.$B$2]^[.A105];&quot;&quot;)">
            <text:p/>
          </table:table-cell>
          <table:table-cell table:style-name="ce12" table:formula="of:=IF(ISNUMBER([.A105]);[.$B$3]^([.$B$1]-[.A105]);&quot;&quot;)">
            <text:p/>
          </table:table-cell>
          <table:table-cell table:style-name="ce12" table:formula="of:=IF(ISNUMBER([.A105]);[.B105]*[.C105]*[.D105];&quot;&quot;)">
            <text:p/>
          </table:table-cell>
          <table:table-cell table:style-name="ce12" table:formula="of:=IF(ISNUMBER([.A105]);COM.MICROSOFT.BINOM.DIST([.A105];[.$B$1];[.$B$2];0);&quot;&quot;)">
            <text:p/>
          </table:table-cell>
          <table:table-cell table:style-name="ce12" table:formula="of:=IF(ISNUMBER([.A105]);[.F105]-[.E105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105]);IF([.A105]-1&gt;=0;[.A105]-1;&quot;&quot;);&quot;&quot;)">
            <text:p/>
          </table:table-cell>
          <table:table-cell table:style-name="ce12" table:formula="of:=IF(ISNUMBER([.A106]);COMBIN([.$B$1];[.A106]);&quot;&quot;)">
            <text:p/>
          </table:table-cell>
          <table:table-cell table:style-name="ce12" table:formula="of:=IF(ISNUMBER([.A106]);[.$B$2]^[.A106];&quot;&quot;)">
            <text:p/>
          </table:table-cell>
          <table:table-cell table:style-name="ce12" table:formula="of:=IF(ISNUMBER([.A106]);[.$B$3]^([.$B$1]-[.A106]);&quot;&quot;)">
            <text:p/>
          </table:table-cell>
          <table:table-cell table:style-name="ce12" table:formula="of:=IF(ISNUMBER([.A106]);[.B106]*[.C106]*[.D106];&quot;&quot;)">
            <text:p/>
          </table:table-cell>
          <table:table-cell table:style-name="ce12" table:formula="of:=IF(ISNUMBER([.A106]);COM.MICROSOFT.BINOM.DIST([.A106];[.$B$1];[.$B$2];0);&quot;&quot;)">
            <text:p/>
          </table:table-cell>
          <table:table-cell table:style-name="ce12" table:formula="of:=IF(ISNUMBER([.A106]);[.F106]-[.E106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106]);IF([.A106]-1&gt;=0;[.A106]-1;&quot;&quot;);&quot;&quot;)">
            <text:p/>
          </table:table-cell>
          <table:table-cell table:style-name="ce12" table:formula="of:=IF(ISNUMBER([.A107]);COMBIN([.$B$1];[.A107]);&quot;&quot;)">
            <text:p/>
          </table:table-cell>
          <table:table-cell table:style-name="ce12" table:formula="of:=IF(ISNUMBER([.A107]);[.$B$2]^[.A107];&quot;&quot;)">
            <text:p/>
          </table:table-cell>
          <table:table-cell table:style-name="ce12" table:formula="of:=IF(ISNUMBER([.A107]);[.$B$3]^([.$B$1]-[.A107]);&quot;&quot;)">
            <text:p/>
          </table:table-cell>
          <table:table-cell table:style-name="ce12" table:formula="of:=IF(ISNUMBER([.A107]);[.B107]*[.C107]*[.D107];&quot;&quot;)">
            <text:p/>
          </table:table-cell>
          <table:table-cell table:style-name="ce12" table:formula="of:=IF(ISNUMBER([.A107]);COM.MICROSOFT.BINOM.DIST([.A107];[.$B$1];[.$B$2];0);&quot;&quot;)">
            <text:p/>
          </table:table-cell>
          <table:table-cell table:style-name="ce12" table:formula="of:=IF(ISNUMBER([.A107]);[.F107]-[.E107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107]);IF([.A107]-1&gt;=0;[.A107]-1;&quot;&quot;);&quot;&quot;)">
            <text:p/>
          </table:table-cell>
          <table:table-cell table:style-name="ce12" table:formula="of:=IF(ISNUMBER([.A108]);COMBIN([.$B$1];[.A108]);&quot;&quot;)">
            <text:p/>
          </table:table-cell>
          <table:table-cell table:style-name="ce12" table:formula="of:=IF(ISNUMBER([.A108]);[.$B$2]^[.A108];&quot;&quot;)">
            <text:p/>
          </table:table-cell>
          <table:table-cell table:style-name="ce12" table:formula="of:=IF(ISNUMBER([.A108]);[.$B$3]^([.$B$1]-[.A108]);&quot;&quot;)">
            <text:p/>
          </table:table-cell>
          <table:table-cell table:style-name="ce12" table:formula="of:=IF(ISNUMBER([.A108]);[.B108]*[.C108]*[.D108];&quot;&quot;)">
            <text:p/>
          </table:table-cell>
          <table:table-cell table:style-name="ce12" table:formula="of:=IF(ISNUMBER([.A108]);COM.MICROSOFT.BINOM.DIST([.A108];[.$B$1];[.$B$2];0);&quot;&quot;)">
            <text:p/>
          </table:table-cell>
          <table:table-cell table:style-name="ce12" table:formula="of:=IF(ISNUMBER([.A108]);[.F108]-[.E108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108]);IF([.A108]-1&gt;=0;[.A108]-1;&quot;&quot;);&quot;&quot;)">
            <text:p/>
          </table:table-cell>
          <table:table-cell table:style-name="ce12" table:formula="of:=IF(ISNUMBER([.A109]);COMBIN([.$B$1];[.A109]);&quot;&quot;)">
            <text:p/>
          </table:table-cell>
          <table:table-cell table:style-name="ce12" table:formula="of:=IF(ISNUMBER([.A109]);[.$B$2]^[.A109];&quot;&quot;)">
            <text:p/>
          </table:table-cell>
          <table:table-cell table:style-name="ce12" table:formula="of:=IF(ISNUMBER([.A109]);[.$B$3]^([.$B$1]-[.A109]);&quot;&quot;)">
            <text:p/>
          </table:table-cell>
          <table:table-cell table:style-name="ce12" table:formula="of:=IF(ISNUMBER([.A109]);[.B109]*[.C109]*[.D109];&quot;&quot;)">
            <text:p/>
          </table:table-cell>
          <table:table-cell table:style-name="ce12" table:formula="of:=IF(ISNUMBER([.A109]);COM.MICROSOFT.BINOM.DIST([.A109];[.$B$1];[.$B$2];0);&quot;&quot;)">
            <text:p/>
          </table:table-cell>
          <table:table-cell table:style-name="ce12" table:formula="of:=IF(ISNUMBER([.A109]);[.F109]-[.E109];&quot;&quot;)">
            <text:p/>
          </table:table-cell>
          <table:table-cell table:number-columns-repeated="2"/>
        </table:table-row>
        <table:table-row table:style-name="ro1">
          <table:table-cell table:style-name="ce10" table:formula="of:=IF(ISNUMBER([.A109]);IF([.A109]-1&gt;=0;[.A109]-1;&quot;&quot;);&quot;&quot;)">
            <text:p/>
          </table:table-cell>
          <table:table-cell table:style-name="ce12" table:formula="of:=IF(ISNUMBER([.A110]);COMBIN([.$B$1];[.A110]);&quot;&quot;)">
            <text:p/>
          </table:table-cell>
          <table:table-cell table:style-name="ce12" table:formula="of:=IF(ISNUMBER([.A110]);[.$B$2]^[.A110];&quot;&quot;)">
            <text:p/>
          </table:table-cell>
          <table:table-cell table:style-name="ce12" table:formula="of:=IF(ISNUMBER([.A110]);[.$B$3]^([.$B$1]-[.A110]);&quot;&quot;)">
            <text:p/>
          </table:table-cell>
          <table:table-cell table:style-name="ce12" table:formula="of:=IF(ISNUMBER([.A110]);[.B110]*[.C110]*[.D110];&quot;&quot;)">
            <text:p/>
          </table:table-cell>
          <table:table-cell table:style-name="ce12" table:formula="of:=IF(ISNUMBER([.A110]);COM.MICROSOFT.BINOM.DIST([.A110];[.$B$1];[.$B$2];0);&quot;&quot;)">
            <text:p/>
          </table:table-cell>
          <table:table-cell table:style-name="ce12" table:formula="of:=IF(ISNUMBER([.A110]);[.F110]-[.E110];&quot;&quot;)">
            <text:p/>
          </table:table-cell>
          <table:table-cell table:number-columns-repeated="2"/>
        </table:table-row>
        <table:table-row table:style-name="ro1" table:number-rows-repeated="2">
          <table:table-cell table:style-name="ce4"/>
          <table:table-cell table:number-columns-repeated="8"/>
        </table:table-row>
        <table:table-row table:style-name="ro1" table:number-rows-repeated="104846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3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1">
      <number:number number:decimal-places="16" loext:min-decimal-places="16" number:min-integer-digits="1"/>
    </number:number-style>
    <number:number-style style:name="N122">
      <number:number number:decimal-places="17" loext:min-decimal-places="17" number:min-integer-digits="1"/>
    </number:number-style>
    <number:number-style style:name="N123">
      <number:number number:decimal-places="18" loext:min-decimal-places="18" number:min-integer-digits="1"/>
    </number:number-style>
    <number:number-style style:name="N124">
      <number:number number:decimal-places="19" loext:min-decimal-places="19" number:min-integer-digits="1"/>
    </number:number-style>
    <number:number-style style:name="N125">
      <number:number number:decimal-places="20" loext:min-decimal-places="20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28">
      <number:number number:decimal-places="13" loext:min-decimal-places="13" number:min-integer-digits="1"/>
    </number:number-style>
    <number:number-style style:name="N129">
      <number:number number:decimal-places="12" loext:min-decimal-places="12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9" loext:min-decimal-places="9" number:min-integer-digits="1"/>
    </number:number-style>
    <number:number-style style:name="N133">
      <number:number number:decimal-places="8" loext:min-decimal-places="8" number:min-integer-digits="1"/>
    </number:number-style>
    <number:number-style style:name="N134">
      <number:number number:decimal-places="7" loext:min-decimal-places="7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5" loext:min-decimal-places="5" number:min-integer-digits="1"/>
    </number:number-style>
    <number:number-style style:name="N13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9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2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3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4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6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47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48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49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50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51">
      <number:scientific-number number:decimal-places="19" loext:min-decimal-places="19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Input" style:family="table-cell" style:parent-style-name="Default">
      <style:table-cell-properties fo:background-color="#ffe994"/>
    </style:style>
    <style:style style:name="Calculation_5f_General" style:display-name="Calculation_General" style:family="table-cell" style:parent-style-name="Default" style:data-style-name="N0">
      <style:table-cell-properties fo:background-color="#dddddd"/>
      <style:text-properties fo:color="#ea7500" fo:font-weight="bold"/>
    </style:style>
    <style:style style:name="Calculation_5f_General_5f_Fixed" style:display-name="Calculation_General_Fixed" style:family="table-cell" style:parent-style-name="Calculation_5f_General">
      <style:table-cell-properties fo:background-color="#cccccc"/>
      <style:text-properties fo:color="#b85c00"/>
    </style:style>
    <style:style style:name="Calculation_5f_Fixed_5f_Scientific" style:display-name="Calculation_Fixed_Scientific" style:family="table-cell" style:parent-style-name="Calculation_5f_General_5f_Fixed" style:data-style-name="N137"/>
    <style:style style:name="Calculation_5f_Scientific" style:display-name="Calculation_Scientific" style:family="table-cell" style:parent-style-name="Calculation_5f_General" style:data-style-name="N137"/>
    <style:style style:name="Output_5f_General" style:display-name="Output_General" style:family="table-cell" style:parent-style-name="Default">
      <style:table-cell-properties fo:background-color="#ff972f"/>
      <style:text-properties fo:color="#ffffff" fo:font-weight="bold"/>
    </style:style>
    <style:style style:name="Output_5f_Scientific" style:display-name="Output_Scientific" style:family="table-cell" style:parent-style-name="Output_5f_General" style:data-style-name="N137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22:00:25.265156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21:03:51.797107112</meta:creation-date>
    <dc:date>2019-08-13T15:36:59.045112059</dc:date>
    <meta:editing-duration>PT15H40M8S</meta:editing-duration>
    <meta:editing-cycles>24</meta:editing-cycles>
    <meta:generator>LibreOffice/6.1.5.2$Linux_X86_64 LibreOffice_project/10$Build-2</meta:generator>
    <meta:document-statistic meta:table-count="1" meta:cell-count="753" meta:object-count="0"/>
    <meta:user-defined meta:name="Copyright">CC BY-SA 4.0 (Creative Commons Attribution-ShareAlike 4.0 International https://creativecommons.org/licenses/by-sa/4.0/ )</meta:user-defined>
    <meta:user-defined meta:name="Owner">Steven Baltakatei Sandoval</meta:user-defined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6500a200e7001700d700b0004f00190092008300d80018009800cd00dc0063">
    <SignedInfo>
      <CanonicalizationMethod Algorithm="http://www.w3.org/TR/2001/REC-xml-c14n-20010315"/>
      <SignatureMethod Algorithm="http://www.w3.org/2001/04/xmldsig-more#rsa-sha512"/>
      <Reference URI="META-INF/manifest.xml">
        <Transforms>
          <Transform Algorithm="http://www.w3.org/TR/2001/REC-xml-c14n-20010315"/>
        </Transforms>
        <DigestMethod Algorithm="http://www.w3.org/2001/04/xmlenc#sha512"/>
        <DigestValue>PYgObUNJMg8gNA83y/ZZJJsQlKnay0o4wZrLg8lHuK1HP23+Bsgb9DGok1go9LHJ
5iNzqr8GHBGgJ8SQs+Lo9A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KrT/FkqRUFUNsTcMlcOAzkTrxjq+wIE3MwJRvWQd9uatahwhigOG5Upl6fEWaZ0w
WiPwzKkOZbuKPeat6oeL5A==</DigestValue>
      </Reference>
      <Reference URI="manifest.rdf">
        <DigestMethod Algorithm="http://www.w3.org/2001/04/xmlenc#sha512"/>
        <DigestValue>6iP77BBEQ4K42qdmBZzh+p1tjUaik95dYnaKfZjNJxZbSuLNMU/g8YhI5BigEk+C
KyA8FgiOvLpZfnw5zW/q8A==</DigestValue>
      </Reference>
      <Reference URI="mimetype">
        <DigestMethod Algorithm="http://www.w3.org/2001/04/xmlenc#sha512"/>
        <DigestValue>hhyN1uwwUWzhO2pRt1XgBHr+I25gYT7yvGWp6k4QW/oYyACi/SsV7ONaJ/3w+buX
armPkgHHUo25yl0bn87NGg==</DigestValue>
      </Reference>
      <Reference URI="Thumbnails/thumbnail.png">
        <DigestMethod Algorithm="http://www.w3.org/2001/04/xmlenc#sha512"/>
        <DigestValue>KprYolQh9v47k0gs1mmehMldp7t9dgmw61xA5D5YSB6zRup3CoPxIXIBadMtwla/
72bYUo8NuZ2CI7R2TpeqUQ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EXFPCGDNZxn8koKkk6DYMSd7LeJ77rVXLyOEtjzSoDbsblQ4/ZB1RKFTJSkc04ZH
YEzIJmB/kLzAQ2GISqH5Lg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UbGgS8EioblfqSWWNIe/6kLIfJONynVUoYUA+l+IxY5XliTs9fXlzuM0NKW6wlw0
w8H/gqOy8qroDSfYwp18jQ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ul1W5JLLIJejjHtDeJWoAeg73t+n+4BNe7T3ptzPStFYLS/zyAMXYxhDbXHxnY1r
Me5AlS/jDvBHTSWQKkuBIg==</DigestValue>
      </Reference>
      <Reference URI="#ID_00d300cf009900c80024004e0041002c00ac00dc002a00a1001f008900d000a2">
        <DigestMethod Algorithm="http://www.w3.org/2001/04/xmlenc#sha512"/>
        <DigestValue>eSRqXInPgsFASpIb6naArxJ7fjr0UAMCTsjKJpSPGf2M0tU7T/1OXXIxP+lJ94b3
E1HJoML+Mbmjt2WuniktbA==</DigestValue>
      </Reference>
      <Reference URI="#idSignedProperties">
        <DigestMethod Algorithm="http://www.w3.org/2001/04/xmlenc#sha512"/>
        <DigestValue>S7eiWHQhCebMCYEQlRIADmyeLHUFP9iz+ntlE/7yQM8lz52iIBMU5m7DQL0VnzNL
7O6aT/C2QRf8UKykPgJlhA==</DigestValue>
      </Reference>
    </SignedInfo>
    <SignatureValue>iQIzBAABCgAdFiEEOPlkN8g6yI4ot6lSV9pX2VF+b4YFAl1S2SQACgkQV9pX2VF+b4Yd8BAAgWku9Gh
kEcgB8qffVP+uzKyXA9lvQ9/9RxuaA4ZengGysFWZrAbO7KaccIbjdBwNXoTjdoJC82mGi576/y9j7N
oWDF3NInClKcYKvNYFt8q4ITIkWJBrr0t1htNQ5QDY7XAqz05+7SmhFlxfth+ClYrlLe6Gtz/9zsYj1
PvnjULfoSHuhNSeZEJ3XZkiFNc67Q5eE1GHcXMYjPpQSY6N5MhPIcfbhn1rAh4cxL3jxvV2o+PySP0r
y/C/rQ/WU9eL0t2WT9+w8Tn39DYkjaHw+bs0zat41LeAiL1xYefJ9UlmMs7PeOiN9vD2DD7ELH3LBKp
RbsPB55bE+oZ6drTq0fqCd1HkuSGUtzhfGEpc59SqUwUaApHtPSwkpiU0+4w/AnOT4oCXxZC5W72pAk
Ws5IUQzJMil75c1uKgQxjOOd3zD4a1tgfI6FNQTVvm9Dftk2IG7FOIUGTBH6nnXrQOXVzutVFVfue/2
KTinwZWd9jQ9uyyMDk1KvU0gjpZ75EZsOsRjcncOXDWA3vh0fZ+B3Z2lGA8aSqDUgSqiKzUbXoALHgI
SViHeDIFZlBK3RQP/PVcTdsEpjecRnCZyA1VvBvj7PY8TASTK0yNqr3nN0/vx3QSgQCP2TJEGP5dux5
i9yMWM7CI333GjClIV15UJP6e3iwJYHLC99gzriCaR/I=</SignatureValue>
    <KeyInfo>
      <PGPData xmlns:loext="urn:org:documentfoundation:names:experimental:office:xmlns:loext:1.0">
        <PGPKeyID>MzQ1N0EyNjU5MjJBMUYzODM5REIwMjY0QTBBMjk1QUJEQzM0NjlDOQA=</PGPKeyID>
        <PGPKeyPacket>mQINBFndqKYBEADRm9b7Si9LmerFO8LfgOidGhtqmQG93cqK3EvjVB26yCRuINqP53ElxyjWkrj30u7N6uOZpSXdBO68b082yA8l5mvhVeoU64D9gzCJ5oNhX0xdSjGJmR535MkzJYxJg9TE/FAxSYKv6P4vtcLgUreNCh5DcHKKXtn3o5G9y7cZZDOP74DK+mtR8e1wLz2Bis+UR0vygFWUlReiPMNLHYrqP8jm3/Zo6kVWO+ETfRmEOxk7JAHYQNO5l/Ukkk6BvgWQ3AETIfugznEQcCwOUXhSnI4g5BNg7I20JQrFl/YetYa9IuDUkvcHwO6Xab9KXamKxkNI0ctAExE87vPvdiiU6QQgKC7TyzX/thXN3dGnS2KbAXyeC6QjMpehUuFnZ3swglbcmcOQPHVi+nq241tLQy+C+edcAjeEhRA4loqbFVQYCWaTKcCpqYB8oBmOSJ1xuaNDnxnNBhnateSmDQbKwN3V6qZAkdOpeD36KukDq9YxjFiv4Sb+D5mkc1VajQ9qGJNa1LBzqjH3zmQC6nA8IzTktJVIKusAHewzMUKmVM+ZS7zefW1m8fBtzPgfqvX3VYoeADeYPtM+UkHU06qs2GkGU7MBu0DAfoBuulNueRgUT/R92jktonxcY8fjSk7SHDnIQRfz4DYq+c6fdJS/wawZNKmMc8uSr9ypgu7LWQARAQABtApiYWx0YWthdGVpiQEzBBABCAAdFiEEgnOOuOQ78CQsw8ZSFso3yJt0yNsFAlsZth8ACgkQFso3yJt0yNvUogf/XwnZRsAC5uaJt3S4+azrnliyRpt5/7LmQRxUjWnVIo9XjfqAxwRtXWKtae+pz8KSkl/ZlWAk/zuOp2D5DXDjluFYaMh+SPHrNtEYTOfbmJO9O+ILMqefRzhSEAEPVoE7KmvxNwjMBLDhF7eVkoqrZovo0EpsxJNLmi/ha5qSBaiLm5I65ofbcTrniqvBkPtOXOgUq397vk3A0Q0XlC8xm8j9Jk5aHoV6TxICx+e9iVANgH9/z716f18lUKLnzINlEJi4l6A82FVK7jYB3uXK9MAet+EGtwxb6aOmvyJypRGYSLaEV9LI/+x0hNzmlVIpVcysGHV/nhdmf5eT0GZ19YkBMwQQAQgAHRYhBOWUGc46mgyDRyv73tpNzNng0xffBQJZ4bk/AAoJENpNzNng0xffmdQIAJ9on6KkMJ7KL/kM4Nfc/urG9P7BZ3w1esMUdsFbfac19LdvCjraIz/I0VzaMOFFUJ5pgGZkbc8+ZM8xa/lu+I9ao/dd42ati2ci5K552BirZybRZ/5qWW7/emwIc28kOvI5BzXVDRZvkBcY+3HgNcLbNvfJmmH3aVG6QtTAfpUlO61z7M8rPAhWnxvOQt0lmuAV3AXk+FM4B6mAl0Ohymd3Qzb1kkeBJeTJ1YdC2gfEYlaNvuAapPX81uvB3CWiFtp4Pb7dgdsXjyk2BgYUvMfZzPkRyYmKr75xA9MsZwgzQs/MrbBgNk9vvXjRasuwpQzGpE6+PXHjvI9c/qvaoEqJATMEEAEIAB0WIQTzfFEBgNjeRndYL6QfW0tQxBVbFAUCWxm/KQAKCRAfW0tQxBVbFJh3CAC4i4N2tdBqhIjIZ2r+PbzHzTbVUtUiwlElrhM+09VhnOJoDAxjXJHOLWDuUX0AE163JN8dRChiTtYJkOY2MMUwjZiLFdqFTVFCy6Q80rfRYn/u1NJZSa+wtDggVLsp/uJwynuX0N06CWuyjqWryjB+MzBe0ubYU3guBkHFXqjXD5ope1gVd2WOdw0me8crIMn0jRPLNkDmlmNJupi5L9npvSdFbrk5T+KoB12Ngh430Z0NxPRqP6kjEMZSgaJAnoHwgfelwW6NQZHfA4Q6RMAtfwFL3VuDDMvNANwm2enaZyCKK8s5A1V02P6hPqcI3USW1/5VipBbJaqQicZwHq49iQEzBBMBCAAdFiEEN15kfFs8OYeKEyl4aeEo5FQ//qQFAlsoDC8ACgkQaeEo5FQ//qTr0wgArMWFGR8UF9cjtfJmEbXwQUo59a/V0pmFSgs0TFuyv/1qZxwhGNzfysKGse0Q9P0qDXIW9iJm+NsYLcNntz0kME6lwQn+hjU8PXRGe7iRm1ighuHl7rDCMVDXVQXGJJ+uyMwavRCu/6gDoGU9RDfMBzBXstGhHIGWahd4zrHucfgsUhgNslkP3iG2SnnV5STVZJ3pEAk6K8ipuldvY6sUDFrcjQpRGUlzJwPWY3zcF7B+Yl2d+KRooYKEWilygi1NNXLi3LDFwH3+pvz801l1o+GH/JFsIMNQp7yKAYl2ulX9WoS4Jc9d6Z6SN0ISyFUOdWx5BmrTMkPvUy/P6kHdiYkBnAQQAQoABgUCWeBMPwAKCRDrkd9YPQWQD79cDADcslqrPKL+jrELbKvZ+/JT24mwFaIF+TzCeI1AkgX8ucMD08vX0HhuQGbabQAbY4oLm/gXkizLEQxlg4W4faZSLgBYsW5IDpvIgLUHzwczv7IAC0hForUgtZpo/ko73UqsQ5Obd5DKksolqqWL/U4Yfdd5pZW8txb4LzhS7TimJRbnVhmzsoqZlfp6nYZKwMOqI0pF9iCaeIHDJlaYUrxOYqax1nf6u8R1EcDRIoILvjy8BcI+3QGYpmwIZFJJ76m7QITWQm9pwVPt96CXs0THa5DXgCiABxNnyBEOH8HqjkUIjfIGVpESmtdJklxS+mZArBxL3mydc+TYo8FLGjEHxXvUt06mVm990tC/v2Nb9O4zF7/Api/j8TFtRoHgT0a3gtxwqm6SWmXlSBhGz+suOXHnc/bP/Gko9SKm26YtNvz6P+aiyJm+jGV18v6CF4nxY3d5IXShmVyFgV/v14gEghvZe2S0nqXLZ6/EI8+IUVD9A3/2Iz6T4vJUNnxU6SyJAiIEEwEKAAwFAlndr1gFgwjowwAACgkQKYSm+INgl00j/w/9EAuuB466bXEKFw72SLfWLOVCC6W1imWIdPXR3nSZlW/NLRRPdq1Y+BX08021z3XUJhSuaWF4UUHXGqeKv0H4pEW2jjwFa5/oyc3vtw2YAoEz1LtwtBg7qn56UBz5MPBc9Grr+hsH1lz4gaXQiqgEtI/Y76hz5Qo043sw+nyu1VjaVMrJ+rqUXG21NQPemnMUba0wQy6dKCup/f9NUxiqlEoJTmpWv8WfiozabF2BBq6z/D2Q9rgFQCzcfn1hKeosUHg57cvyxIlSJef8MEQduHyF4qTUSCD+Q5vrYkn9B4OzhiTwAXMaWYYzbqWufCoc7yvQ35qs3J6bDg4sORdKcx/ezrwE+/p4/v42KHnpCUuW/VGkBIyB8YmzNgG0jRsjUISEJF5r4b9o+V+JCrjzApWur50VhEyCZhHhIDbiDsSRkA0dM/2NWA9fo49MgXikwMjuWeLqqd8KMKIaPKfurGyTeYxZ3iATyGNM5ZbN/kB9ZdbVXnhvlupRwBfCtCSgEkbyTcXIRYF0yK6n8fnyrWj3n4NUKlvEB1/DiufCW8BrTORqYY3r6s/Yho15F14TTZi7+UyKAu+Hz1PPt+sFTlPyQQhb/IRTrYi9P0vpDlCOxiZ1gJMYpDgWhf9QL0uAoWSAxYYpWRuLNS9TBRfiV7WjsfNRtdd6y8q825ipW5eJAjMEEAEIAB0WIQR+7BUXSeUoulSXPpZpHjE5fifQBAUCWxmzXwAKCRBpHjE5fifQBEnHD/9VmKsCQu/8tgfZQtpYoEMLdN1XeO6yeZS+VCso5w5ENFrdeyNx2bMwlpc0mWV22x1pdJbl2NVZ+knYSXsixMrgDRp2EzuFXANpKjaIklxhweEuu50lWsUn3LD6dAWaui9CG9XSu01+YidYFDKkTzsOW1LaztSgS0/9uMj1EGe5XfYQniKOiHI3/mDUL55Pc/QmywVtSgp0uvDnfET4wAGHlBeEu3q6bAVTYHKQ68kLPjdk9vfyEmrp8+GoKWmG/Sd3RBMnUYm86KYOtdJ7vGQDlekp1VTYUEzYv2EpvPKaLVxwjN9+gvQ40gcTOLdnpI1FCeIG7b9ESlDV5aT9Hk0zChfisR+X/3iy7+utgq9AuYj0zIWurMrW2ty9t4OOLmBmC1V9hyJsBLS3+ij5S2r8r0jDuI0R2OChZdbESeXICdMpz1gpOYyPXbnYf+nz5+R3Sz3pzVVmMZ/sOUeT5XXdQVQputteDWoWPgZWNCMphZrI6uhQTo58gztvL4c7AqHHO8LdvqlxYDLSaPcKrGKcqR9z+4gFhlehsILsx3lyt1uw1eux6FChrocK0c25/hzgVqfrktEk9yRNrwC5knGTYzgGNyBvaJ6gWw942YuL0+4VDudBE5fc6g8NDdc6elPcblMy9yAxluBbDg/R9Ei/FrVZM4mQSRg7kOwsZP3Ks4kCMwQQAQgAHRYhBOywsTqDP0Lc6MD/eqqsQk2P5VI7BQJZ4bRvAAoJEKqsQk2P5VI7jlUP/RdWA0/W0eDZczV4r20UjSIesHM4YeJ1UDJMSGuk7Yt5Q0daWxEF0FDjBAwr7VCAsUn55McUCt/w0DnmTglLRCpuCu4eSCQQctlktlnh8aD5VOwFa1soTPaQca7uvJhKaVyAfY78obudQAZhF+vaWUfdbob3j5gOQIwv3R4ghWIK/TCK+YuFsMZcICNDf8KtysaeXrGZUC+407g2O5k94k0DfQtFNNsYbWfz3JrXjqDAVtHv/YqlG07ZAHBFrlzh5ZDke3EyUiWopU/RUh11BbQ2M22Hwp8R+iwwrpIKrABOu9cp9KNb8ox3DHbvdzd43VkSBKcpW7w///D9GwEOUxXDBWyB+2NrgRjMXb2PLxD0r8CeNEJkfOX7wvM+91nEJbrt0UEa8JmFFYuzBxvJm4qXpBYGcX8SgGW1R0nCiVnjB+TX6PG/4AIktPtPAwvSHWD47oRrqi1XlfEdu07Doj3PKR8wqy59wt3EFQYC7URzBwNFT/pz+7lZcuOFwDQscaMruvvm0/zzSfC0laJ/U/HdsQLn5vnDV58o5CQFDK90kUSdmvMnaw13yHY+OIMHX5kEtQdqblIPh6Yf7INPULCjzyjRP2Sqtuz3SC2OieonPOqa9k1tDoW27U+Qllw7qskoRs7o+zgdF7SVFgJnJyo8MAm0XkJ4EfjGXNL0LgUoiQIzBBABCAAdFiEE8pU9rlow5vNYbxoynSUGvMDUfKcFAlyGvY8ACgkQnSUGvMDUfKeEBg//RXMM803AXBohCCc07t7WumAPb9Hbzq5vrfpMlCUvOi0BGrKH/Yoa85XQVqzrbK1N1jj6FuJzJM5hTO364IG2diaXLJks5RgHefTFNW/Y6nPf/q1KYZezoefj6L1mwEZQEHT3PbrXp4BRIrfcA6t7GexSmaKRZbkFSoxX/nPAUznQUtzpeFE3A9tfG9NkUzXqfFLcLnpzsaTnGvdwQQaiuc9yCqpyXq5EvOrjTQphqjaORt/fx2lerczr93J52xSP+UR+RNka6Tc5vtqBgKkJOwHPtvQaBbUr1aZLh+RPEAHN2d3O3PmZYKfHqDOU0HWWwGtVyFz/Ohg/Ds96Ldj/N5YZ/MLTc0q/Vl8G7FHQEylVb02XBJzs87m+83+xItmbuLIPOHbE0TG0FeKdTuxEetlSvxAZlrDOt1OSz886D4enP1vmC0NxKXC8jjaGh99QXw+TuCa0SkF6WCrlDMWhFOz7E8W4yhFRLT6vD7vIicNz/02YKoy2heh3A07GeMu8ppk7/0UxmMNs9+4pXUruTnGc5KWAVUFfaYtgE6FOEXhxPgn98Cen0stoZm/IkCQQiAoHZMHHcWfOysRhq0gJMP9yuRJbacnqlr1v8UViA88VJvMDK3Y0/gLmjYscFqYiKsjsBT1EuX2YQkbs1r+HxELdIcV3AbbktQLHcuWNoqWJAjYEMAEKACAWIQQ0V6JlkiofODnbAmSgopWr3DRpyQUCWzXsJAIdAAAKCRCgopWr3DRpyeRcEACh4F+AmKwlFAOUZCf121TPZSt3G0Ye/d6lF0vhfZGMBOPB0AVgiDSF2EcDxXEFA7TkPjhErCOhvxg3zYUDwPZz3t4wjjjsdI8hL518oTT9WvNEHR/8QVGQJcTf/UeEKPc7UYLbI8vHdUbgT1RQl8symHUmdcWYmP4sC9eVLKDejK952EnX0eF+Dae59PCERpuHpL8YxHf8wvDjL9R6Q+aF2u+4tgBKkJ3OESTSSMKUCk9Xj4uYMYCLMlkV2BGA3SphgquUQuILSX2miMW4U/LcmbBymWHvQTeT8TvmOU9+t/hijTKM4CA77WRbdjNZpNjnQUXDcLAXpdbWjOO8vEFcBtCKzJYy5+KcIWbxmulqbixCMakiPrzypZQV4txfduU22QBZiTCqgnjAcYH1fDAhOZMNY1eZJVBHHR5DhLAoZm1joEYsgU4ZAwrgcVonGb9+6G1yoPa3KzpE3DiBfucpeou+TLOgFiu8ryJ6vqRZ/7x8mIRzB+ORNqIilrso8pt9WEZrCyz4Kc1pOjsSph7kjv7RH/BxQ8CuJ8PAaMJ1YbPJn4FFUR3T1Pcc7dUeqsXQOz03eue1m5yNSIOSFQhulPUvSV/eSbCBuf5u/1Rncc8XRO2obeQ8L8ST+P1ybrWgHomCEW+uxn0Uf81GZ2xDhHSWoiObbHHWZ/RUAZO9E4kCOQQTAQgAIxYhBA+/iwFTjZAUU+zcdC4f7ivlwNp4BQJaBndzBYMHk06AAAoJEC4f7ivlwNp4O5AP/2CJ7toOQ7mdjoPmdvssEsTZgKVNRSIyE3RxuNPtWDBMgkW0OBCOjORxl24yIihF1PfLFn8g/mol0cDt/7BjPHQsoomu2khJ39Vig7XeeGS2+C2o8I8i0TGkIVTeGcl+mC21ad/Qi0fF5tCmj7FjrAnQbrM++A+lQ1nDXp4/K7+Y9Vgg8hd179ZfiQ9EiiFBAIPolcnqtm0N9aqu6fONEjtSq5fo6fWILhAjwPepjhv+LxY/0fZixlbXCOpVmRzR89eMANjppvxP5j9j5LcVvVicBFg7rLHVVtjhULPIKddfyIqqwDCrH5Co1Ib4I6CtfJPqKkDOa2UL4IgOUdloI+Mfgr+EXzr8GhbN6nM4fJ4XjGwQRwi4ZnqD+u8gjZ19bVf9v1Cw5jscpWqeAYH1v0yuE4kFrSxBHlgiAWPTv0HOiOpWyYDaYnm367VCx1IwEVHENmIqTu/JBFjDBiyJo30uFOF7NWKFrNGD0okzTFaQ8jlMQ76THfzLVrOzoyPkE3Bo0ZvXacMTCOYDe+Jv14eMVxr5STqwV4KEM+8umGPkCFQZSUcMdvspv3VVrHu10GIokinYN92JFu1ymDoNMAqfohfd9CWKFBJUPX+spAdhbhuGli+3Dr5xX8CvzC2nYxtOvoRfzb7BVAppXnvDMO4kS+RbYEmKbLrFw9SkuNNmiQI9BBMBCgAnBQJZ3aimAhsBBQkI6hSABQsJCAcDBRUKCQgLBRYCAwEAAh4BAheAAAoJEKCilavcNGnJHL4P/0q4MiQvBEd6OLQyTPZew731LJb2XfCldz/FntODoVij3+ad3HlQXUPnCsB5w6XczhMeOyPN/SRuswoX7krbfx36TNuF+qOpUJwudn1XadbiAr0LBPIZ2qPk68OA7WV+Rx/el671oqknMGXkDTm/l1ISExvDXFaE7cx434fJF8/u3oOm/Gm1Fz3tmJRmBNWiOn+dGo0C5SMvTb+jQTrpzFlYjzmo72/KuodsbOTIaQNwSw+07HhTpT0SBaHYLDnBsZU+7bKNRB7gW8EPftpd97mHVpxGESdm/+LuqWEuULyMcYSVOXOLH5ZD6Y4GhBQXInJNPjVyRmtd/XYdRu3fdUuUKqE+GkKquHABv4jLSzN24l5UO6bQvrVS53eCqNkeqh02+z6edSEOKCRuZkkQqEq9XxPQvStBYqK7cki4RFm4GouUxy96wpYi+efycSwaqCGyVnE8FwkqhRYDbIdZLPerV8g994B8fQTOIAkHjNCOcSv4GKn0Ui/vd9e0P9erEKv0eA66j67Rt7rJQib7K4WtgWtbnP9dpj1agRak+gvh5e7DoexRMubQOF6gUz/kbPjwPXVSs0zy7BA31tV87NIqYdGZhtvFDNWpxR87BxYi7pTZwe7fzEaZhcUCsHtOcbrpXM9OcFlk8w2u0p7Pvsc7RvTZODQyc8L2w2IYZbStiQJABBMBCgAqAhsBBQkI6hSABQsJCAcDBRUKCQgLBRYCAwEAAh4BAheABQJZ3bCPAhkBAAoJEKCilavcNGnJrQsP/joYzb/5wedELNJqFLWzoY/vPaBcIk4nXGriVxeSCRpYeUSWDuO37MgF5BZWWQet4fvrtoJRksFK0ts82vT3DAHBuwVjnGvO4isVD8etxI0vlq/X4aJE8POAHPdGxPaU1NdImKAgaud81ubiTRGP7XjQGqnNQAffOcp7WBFF5nCaEObYK43VQL04jinzCkhCH58vzVQrN4ZQUGU7VylLb6Ggg6QjF3pGifnN2Ots7bNFYuDLNTwsFBqKGX4LEmSiunmDeXZMwzxAMLiLxicyZss2f4QKRNVC+0lsIN38t3kZDotWM0Rb7qzLmXjQuPBI+Olk3ztQge9GpNYudvPpBD3mVjO2WT7TUgn30mwQNMU/A9x5P3AE5WdKkzC/mi9NeGuwJ5+vhNn/bL7G/Grtnqx6uk7OxlUqiHaM5cpMrUNI048k5LxjJxROgkgupTdMykN+NTWz0GUyoqpe5sBfHUZfqSPTaHcSRuoZZDXZ3MZksZeXBNTw72NfVCuLBuC0mMKe1FFAw0oDBlLxjmGQBqMzsVt/Z1UcL4759BtGoskzDlXBMnzctXUBRzEJQ6MV4v7hXkbIhGUdzCSkec7gztarTWGZ2hmHj7XetDbh1bSjxWxB4hu7omRwtIh/P8V0Y+25u1jytrgk6H71i4GL1EnBjOMuA3OhyWAfQ76raTJwiQJQBDABCgA6FiEEueyFw85oJ1ns0f43NnBWHMOY6RoFAlpGuAkcHQBTaWduZWQgaW5pdGlhbGx5IGluIGVycm9yLgAKCRA2cFYcw5jpGjqUEAClhmtH88B5Wb34cqJhmzlejPnEiFeNX9MuPWInHwPF40/o+AaJXFxW4jbmt+kQxgtdmsuefHCAOdH6//BcT7/x0h0qK8HK3YpyMYOzK+2EWnXqs6OCvi0Slnq94JMkz4yV0VkNHsNn/UF3Y9n4NpVCSH6cdGv00MEQuqmnIcXXVCU2XoLcgYLNItVmOqNEVDKdpeGILGvZqg5sYhHAsY9i81Th0iHr255Zfp2RDG0D7pXhm8MajHTQu2f0OqFRI6vYtZr4Jhw+xqxMJjjolEoFiIN4V8zt4FYqJRS/yRDgOsLwBepv6G3jWIRoqAoi5upoSqSbLEFiWG/tQrdUK98QfqwEeHbcNG+1CdW4HBXKTgEptLK72gk1uOY5/UP9yQWy4uo6kHZcdeOEBuwecY78TdqB/AaPM8VijEaKWILcEK7lin/qk3MWX5YOq52aqd86oX8k+tdIlGf3xbJIgUGlOikOZ+3yfjEr5NMVVX6rgzbx64PWpDULbNd4hn6BLewYhxVuiChmehMfbts8rSawxrvjknNYwMgSrBZcC6Q1UYbAQzApClSuSoV+WiYuhgfuI1hMB3ZUHTMSoBpIG1K9X61Nz9BEcRQ46jYsGHb32j5OT69pM3sq8qQHJCzKHpApGpaQGCPrCPU+V/sF9m7sSmNQCHHRXnpbPM8roFdqq4kCVAQTAQoAPgIbAQUJCOoUgAULCQgHAwUVCgkICwUWAgMBAAIeAQIXgBYhBDRXomWSKh84OdsCZKCilavcNGnJBQJafJXvAAoJEKCilavcNGnJdr8P/3dU8MP+BJGN/dnEV9g/vCWlHwKVYPHLCVY7OlFNVnKiPOEyqCVDFdtYr3SMnewK5awOXludsMWdf3Yh0479hj9yq5EtEdc7yGJ45c0KrdtfApC8QZrIgXenlRiOVgJUibSnJQGAXf9zm3cvOnWlcg8WzN4vSmkAYmkr2DRF3En3Kyc3lsUibMLXKY7myYFfVTmFXQevuCKawrT6NaiFy6BHE+oFfN4eAJyROpgmXfv6glep9L8wu1/cJ73oBChRJDMhvkFEz3WbudjP/uDmSsrcZyavvzASzrKAG/tMz8E+zGSarOUokIZp7BcyEZb+q+63xD3mAzQt+mLWswtPjgzeDAWD/cymg2XkrDAS5H82WPaRNzIy6ejijMoDfZbQZGzgzysbPOZYz+SA9d03rvffd5czr5NYv1Cr79xtvGMfhi8EuwUFp6kBlLyvQ31hx0ubhkjCQKRSH+IAydyq2pDeEm9p9MWvEEtvrRA3jZSIbUGmisRqmlmVaXFRFCsd/iuNu0WJA1zd3z9srz2IqZdlIY96AcFnAbEH0AlpvRD2/Z5VAFpadDR930kyCYAOtbkiljtLK5GMGJgZEkSkoPLLsRnzq/2Hd6B1bIz2yHXObRevCGKEPBIWd5nTgfv7uVuzzrE5/gho8+YdL7y7VhqWVnW2A1WWLkVZd1k2g6gCiQJXBBMBCgBBAhsBBQkI6hSABQsJCAcDBRUKCQgLBRYCAwEAAh4BAheAFiEENFeiZZIqHzg52wJkoKKVq9w0ackFAloGnXcCGQEACgkQoKKVq9w0ackCBw/9GuuIwk95k9JsiYfRFTdEYFdjAijU3DIx05KzhfHaiRI1DQm2c3YIH/JTR+e+Azjpv1Kv1X/7iEXw83ZwJk2k/14Mcr4O0FxeJiy6uIW9UlI+AFjBUmDcrxK4u8UO1O8gR/f0feToQxTG3ebjTI3BWXT6GYcAHcMeUIrZq5R1S/0nEZ8PbTFXdGsrcaReeqMaxpBLfz4XmtsDyRcUSSUdkOmqk0trdGKj5qQNBim81fSi42yWR2hxB2p4MAdRC9QVzobnPKS2onDv3UizPxxBcNuJ8tM3/05Em6/4/wPglTqoTiJzuniJcfot5RixkaMq4MQqzs9iVqPZSBEqY8S/X0K67DbCISd1y7wHtQiXEGr68ToZXP5ll4eoBT/FNJ5Co4tHNkcgcAMUay4KPSHbNY25Ln70fenRzWnKdzjKhIkF5OEIAJXZFByx/y7yNsC3EK6SoTurO8iGGBzcbJ4jnQWkRQXxUCfvaOJtgXam/tQ54wpfUjs0X1qnsaQzaxOaq83OAGkN4IHZ2iJa2jv4wEXTzOEU6xRm6pRqoUQnAI/LFMCFwNhUNDxTjpPr4bPvsfLhjDy5jbuy5LLet1RJyOpFX07oipcR7z6KZrVtBSfZ93CdVcZQK3Ty9u3UGS1rF705n50gABv2IaeXhDwcA/SqUJqzacbwljv5Ol4yfLGJAwIEEwEKAOwWIQS57IXDzmgnWezR/jc2cFYcw5jpGgUCWkakZcANGmh0dHBzOi8vZmVsbWV5Lm9yZy9ncGcvY2VydC1wb2xpY3kvMzY3MDU2MUNDMzk4RTkxQS8yMDE3MTIyN1QyMTQ1MDVaP3NoYTUxMj00YWFjYjk0MWRkZWQwNjRhZmE4ZTBhNTUwYjJjNGUzM2U1MTc5NGM5YWRlMDQ5ZTcyZjA2NDMyMzczODYyY2E4NDVlMDQxYWY0ODEyYTVmMmQwMDExM2Y2NWMzODgwNDkyNjQ0MzE3YzRjZjIzMTVkMWEzMDk4MTJjOGFmMDYyNwAKCRA2cFYcw5jpGnXRD/9VBLnn+K82FMmQY+uhrsm+8m1bP9q28HaqiDSNC9ntUVoe3yCj4kubD7DQ5Vgt7jlW6bttvJWh2x49iiEwWPhso8Pi6OzgdPf78/duzfPJRoscz1fSxFrwsspOLyIt6rUVGoc8AZ7psmSLAZL+3CswIoNI61zv4d6XeMr1cKk3CFj0EeAPcmO8xJDBEn7DO9X05X35Q0RUTx8inuoKC/+PaqhagUqNdWJBY1/xCFMjS3/c5HsNm8+DYVdAYydslYfInHumOomZjaWUuS5za0xglI18Fpuxx/eZSlSambapAXgBTgH6nqrNi1otoogMoDIF35NeUyCQo/+BsViYyuj42iE0sn8L2y9Kb2ocjxOGpEVZLRQeTDr398/EMbx8R3V2Qet1T//Lif4rz2bveOva8yD1ObPAccVOEiWsh5uOHSQwRJbE/NkyNq+TNvHKM2iclu7MA2jvqN9eRL5C65m7lRHgaeiiVZ8/pR1GI/kON47soPDuciBz67OkoYmughZj8+bUfCrBLCxFMnQWhMUVYSH9IoojGa4v55Ykq271umzm/3+SG4HeFhhNwMVQDJbxSqywqtVEEqF38uCWJlXlhJFt4HTKN6oC/rnixbXULjMa8RhWS5DlkXSvLTPJRvRyi90FsufQyOOubJDQi2eHB4ODkBavKZUdv1YHG0tKPbQlU3RldmVuIFNhbmRvdmFsIDxzc2FuZG92YWxAZWxrZ2EuY29tPokCMwQQAQgAHRYhBK8RPdDsSYzYhL3LNsD4hkzaPQNYBQJafkyzAAoJEMD4hkzaPQNYRnEP/A739yl1vmKP5FRrAtav3lwJEzUXRAxHdZOLuqqKvFb5s/n0+wARNK3pv8F+qx9OsSPK4JPbqQFTg6kPFDzlbd4wTzHfvkI97+cwJVQcZvSUIBhS+MZ+wX22zQwAL/QepASx5e5maW7xE6XPk7Vi7M3SLF0TzteEjiy6IrLwR1UA/eMOQb7akVCFnHBKA6Yov72m7R3gVfCWaSWhBMhIVbIsg/aHHhNWlDtEW46kgW6UQG/rVMgwjj5EANWo15xuyIQMwQRbVC6DBJnT74nptW1ImgEow7T7iZrvaPj09ym28nRD74YKq7/DNtHgwQgp83tLbYgn1q4mI/bG5gfyc8AUqPdrdReUzuXVSgN4xsptEois/LiY88l7NiVL0s1ERn9xOr1KX40pA2NQfe6y/toxUwGUpDl8YOwzygyaWC1Nr+D/9bYx8QmpFd6WV8LFJ6dcgHXOWkEaOWyh4bJx3VUwQ0XpDMVrIyBd1yD8IJtbyKs1J+wYpcL/ldggWb+I/8unVNg64BD1/l61j2/qoZQDoo1gFlI+pM1bPqL+kLo9NmliFBqRtp5oydQM8PKztRzCx/P5bskHMT/dvfDnuB1hQcqX3/LTTcqZ6RwezRTY2vO0T38LdZYHaf2ZBC6TF2ch9+unLWKTBd13bOp0moTYiPrmhsUltdpgxYrB9BkkiQI2BDABCgAgFiEENFeiZZIqHzg52wJkoKKVq9w0ackFAlrng2oCHQAACgkQoKKVq9w0aclamQ/+I1VD4PWA+lGNxUpwjvxKN9JPUcCGOqoYarte6gh9WT64E/dhQ1wEEJiYLbifuBtAkdOoxCL3LN4oNCXPrgszVm5YQPPcdCZ2vfD5HfZ2tYZ8lrqpdl7SMkylPXc976U5NPCjXPjeLc6TRE7TkgnAi1OFBjV4A4bM789Nyzt7YfaJHOdjeFhBJqypoanOY0Gs3MvYqH5wRiWCAvJDOVw0OdC5wBumBeQ+5rOJjJZ1DtDh9LM5aHZMqNAhP570o9j5kj5vKEY0n/xRbs33TKcWq8r2mp4Lf91qm3xyABFmdiwygEadIxEzvaSi/P8WeFNh4tuILz0N8YDHb3r2x2vXxpNE70r2B5Mx/2b+28LO78UJIk6/cZ0I6Ir6M7GrkkGdE7MB58AHq/xBFXBUkW9Fxjs4C5SD7ML9Vs9RbMECAsh8F1jxbaN5n5kMPy9Kty6vkfvkw3lzcpqskIV5MPSnBvOeSitqsYUOilZi/hTAzq/9GaLoL6Ja7JGyAUsgREY4rBGP9B+NShN4wIFNqZ62Gar2OxjHTGoJVAm4BmaHKwVyTkQ7ju+VgLoiBKZ36YPeIn/ab8TOBt4RW9HAxJfnGxKI98SFb9vVpMUXogVYL/dtCgoQj/FuGyZ43+7WhjiaywjF3A+6Xq77xHjJiwFYKIntiBZkiAMnkNSvWKHiUb+JAlQEEwEIAD4WIQQ0V6JlkiofODnbAmSgopWr3DRpyQUCWk0nqQIbAQUJCOoUgAULCQgHAgYVCAkKCwIEFgIDAQIeAQIXgAAKCRCgopWr3DRpyTbzEACjIKC+MVD3XC0XGkv7EH7i/V97C1+2aNHfolGB8lBvyUxX6Wh2V2kY2RNzXyyykEK6ty4TqmfmFTUC7Kf8qzK7OBfZ1FZ0d410VhBlfT2YGHT7e6t11eoJgJ7Cv2U4BaqyNyl3PrRuRqcPH1tPUvo3RIo14zdGTDWBhaR+sqItPL2pxmNGr5+9KjYB1yRA0YzWcW7hQT1wQ8lJ9+LzWM0fm6bKgo937iDZyb+weUMvCHZmj9UMkWMOPt0M/HY7cIa3xgzfoelHlWGZ7TB1jVbPm5oMU08Y1jVWsZ0CI4M4VQx8eEucIqTI4nWFqxU1BauchZ7MCZrMcdYOFtwi/mefGiZ0lLbQoyzGNfhrvtz9kJBtYXfdd6i0h2DVSo3IWoIK/sd6/HreJdJVovdmubDYIfsKKHlR404Z0W0/1fOOPxZafb7kDsTKMdPSOuw/RfM0gopEtZ+ByckfLuqgky3B+q+eHbvGoKDwjThpbOBpiHZYFHh6MFOOKtuPu3SdYPSpbzZGAI3f6XoSK86/8fO/Xj4QqSw96zoAOnz71GcmilOnFy2ceynBDPHRw1A+6CdS90lkPuXuvbyt1Hex7f5Z8gyjtMj5KnP7CbDLel59VFbBl/n0LEgvW0MdYLD5zZyqeUaYrKk2/K/hk8nScdP/zhbePzQa4Y6wxRYYB9uejokDAgQTAQoA7BYhBLnshcPOaCdZ7NH+NzZwVhzDmOkaBQJaRqR4wA0aaHR0cHM6Ly9mZWxtZXkub3JnL2dwZy9jZXJ0LXBvbGljeS8zNjcwNTYxQ0MzOThFOTFBLzIwMTcxMjI3VDIxNDUwNVo/c2hhNTEyPTRhYWNiOTQxZGRlZDA2NGFmYThlMGE1NTBiMmM0ZTMzZTUxNzk0YzlhZGUwNDllNzJmMDY0MzIzNzM4NjJjYTg0NWUwNDFhZjQ4MTJhNWYyZDAwMTEzZjY1YzM4ODA0OTI2NDQzMTdjNGNmMjMxNWQxYTMwOTgxMmM4YWYwNjI3AAoJEDZwVhzDmOkajwsP/RyhgGOh1fFsjJuf79tOq6DW0W3LPbjJDfdjlCdM4mS8YdMcWTmFCwlMttautsJhK6Vzu4eTImud0bMSpKwP8aBUKT6hWZqFQjwrL6iorVNyxfmehcRHDm3kCVeebfvywjS4AHlpEsy1HLNx5DQnK36i8zIVIV2Klk1//KmH9DOVRZOpOWP2zqXq1S2qss2L6y24x/2GPnA1Hq7L/yEgMgyQxW9D4oK3X0a+Sj0yNn0qBvR0ea5tOsd3p94GyxlSH95/GPCWAWJTXDrRbEuWLTxtbC199dNWMTko59b+6rRL7TaP99S+puNBn2UQhuyZ7fyYHLxwOh6KSrY4avlgBKCxlVlm3UtqJjHyolMOIL5uLz0E1JqHz32CufWbWH+wq9tGoJqkKMIILRA6ASkem52xduKXCfCleH/sLo27vdt+mbAxjXSVoM+Syq+JRfBU9MzNfyi9I8gnbdvmGAxA3uduMbPgaYm0xVtd52LzuwenOMXoMh781Qk9M7CVWRPKm4YXK3VpyIvxkn7/nSqgC+2BM5qIkhrCa/3ttie6i5yyUKr8hnQOal9hYsLzCsAmvhyR/i5Sycih7ADfvtFsxproV7f2quFOx3wsl0lMNzXD7RwrOEub+SDao8witsIOD8kgaTxSp9JXpqKOcACC11bLY8/vKk4yQcNelZAoUGU1tCZTdGV2ZW4gU2FuZG92YWwgPGJhbHRha2F0ZWlAZ21haWwuY29tPokBHAQQAQgABgUCWnvhDQAKCRAA8bB5RW8I6jCtB/9crQZQ5ta4BEXLXAnhk6/jz/X/hV101Z3465CgyPF6N7laCe8Y+l/yHb/O4R+mCjaJOicC5hOi4vsgs10RYRtUsBnZQdsMXqqqjVKL5HLLrzJz9C411NbmhfRwK4ulC/DtIqhlX4kGLJYs3YgAqgi0ax1JqseTIEZj3oJ/6UfOyA8UTpYc45JVD4jWfZIVw9yrntNPD56HiwbnNDy/qIQDcSxlMH6fL14uSFq2P1++cWNljGNoA+CBRVyPP4OqHcGyb0B+cBelZ9+0eqDGqfBa1TTnunCJXNaVkxtTHmp1UbHW0Dkv6DNho9b5gURdB5+a3+iCEz5dZDGUEfeJ7bqJiQEcBBABCAAGBQJae+EfAAoJEPm9gykeSOkYfXkIAI/fHmbgijTX/dVG5FiV3ZDfOvDE+bn5NXoQ400YFiIjSttZ+jNKPoDSj3O6lDQ5zCszrLLflIN3AmfASTgf/QCZWCF0oR9y7Spr9lPEokL4O2nJ3ucdy/bwfUptikRwV5FiA5dC/HMXoU9FPQIhfq5FySF980Fcp5T2gkkexivXudjBDqaQ+wSWS50jwZvZe/K8FeVdC49HY58IDQmh9egp89d1IvJu0KMDKx1I9nApuQwgSGiDbEbsDnQippCB1lqVPfKya9cmX+rUQODox8YS3x5YQ1InPW9WsuiQLD8z4U0DoH1/RPOH5if3+zZy3kl+YWa62GFZZHe9qgNEBIaJASEEEAECAAwFAltJPTwFAwASdQAACgkQlxC4m8pXrXyjkQf1EX4qmXctRxPRfEQ3U/gR4YZ+GMBnNtUYdrVAVxG778Xtek+z8myDi4fqZmWDt5PigQkIemB9XnX517kcH2lCFUI5/P8WK3FsTDjfvTbuOUst2d165T18sbhHOiPHdQ0gzt8v653nvvw+3SpMcNhWtxcFI5GmX3NtePTPm/Dl5c2skeSNCY9Jyc+OO/9GHGWtNUB49osBEw0+JV52KHSJdwRGIT8ZzdIqOzk43HdOJdSM9tgE4q3kzcH+nxxaoF0QySh7w0Tf6ZLWkeC3ZMXc6pUAsj04c6/d/b/GM8LaZK8MxvZA9PIBPngX0Oh0iDvZm05/h1p7xq0E4Dg3rvsviQEiBBABAgAMBQJbJuVoBQMAEnUAAAoJEJcQuJvKV61897gIAMWjq33fugnq9GiAZAuDZ55h9wrNGHX5p7E+icCtezImdwbwTL0rHYuTlYuR/QNilzVVEqfoJXJVk0zgCrY1QbFbd0yLmNO1PjHgCstaBM4XBG+VK1QMR1TqsDxH92czXuGkBR46gXq07j7MljfJsq5ktde3R0AJoC5KIhAoOc5q0Lv/IKH2e5ZvFUS0WDU3Kp+jhnzQux9yfO++sQBttEWYCkZWm0EZP5bnrSrvS0zd4JCOSynsivuQ3hudI71Nl6WFAy9e+aMt7cfqJeMMxPF9JjPNlkCEiNjttQ+g/7VfF1AqSJCQILM/c+oVTGdaqZIUGb7y9o8wR0OZF363Y1CJASIEEAECAAwFAltbCYgFAwASdQAACgkQlxC4m8pXrXyoZggAoinoRDAVxuOOMbG9OMWl3qfHzpevOU06QmVUVcUMLPrGYeKic3aegYnxB4Trz8vIbWlXEl5M5pWudsVlQLly+X16U/EMqt4Nf5GkmFld2b2GQGtt+a1iBErw9DkMsc71MmoV3c730itlMwNrVJmh4mLDGAx6J/1DWHbP9YfDA6cAJ3eWLMzpCJCprrRetoCPPA7eqZD2ifBzzwd8lUKlA3dfn76ANXKuk+C6/kptuZKsfJE4UaoV82mVVsd+osPmp4Di++/OhXkU6trcL/BusbqboOHNb5hzODmh3hvcy7fEOSpRA5p6krUXBanWrguGDHcxuIUDVLTZtcSC5wL9JIkBIgQQAQIADAUCW2zVwgUDABJ1AAAKCRCXELibyletfNKXCACYrD51IQssPHQj/zFW4I7m46H68OAKyX7rBw9TY6ukfssRbzxPffJkCMO65uEQrmT8udMgJf1pAHRrZOtQ+zf6mcRv8/VCaccWD2qoT65pXaZpq5nQSAeOqn6uvWaNDzmoa+nGZp4BCWPqwdzQBYjFc1FZkZdVkiFm94EdUoTfB71XhAXU8TcQr5CnKnVtaRJl8Gt76BesUx9A7KAa3S5tLYpD5wuX+yPdSonTjtKF5xrwiqpuofdPkRMFNkLUXPPe9ORac98VRHri7yJk7wBjtaixEaz83FMbjr4NkpjBburWIt9oXBYZ0Z5dKK5azFV540CyO9sH6TNWQFFH2dexiQEiBBABAgAMBQJbkG46BQMAEnUAAAoJEJcQuJvKV618elgIAK4EfMhAoi6Amus/HFRiRYtVz+JZEAJfq4DxKlEb0TJY/EHNZAtmNN7GT0oLpzLZgvnIha65rNhu7t25uAiEhHlNVyklsyIFtaqdRTYWYZTji+v2plpNeOX5bo54xHT/hzXXUMR/F1yORFMzReeJUV+uJvAXOWZATgF7eVQPhgaV2KXiD2D18uUCJqOfiN9GQSebgmzbVz56bx1z+fu/w0XrgZYEbPWmH3SbtmX4kfuYKtP7oCLGIDLw7O/KED4U1focJH0MDmBakYGip37nu53wUNRvxVld80pPu7v5JeJa0ndnQl/hQJj0zmNc9NM0pZKrGNiJYCZFkqeZ8K6ixemJASIEEAECAAwFAluiOnYFAwASdQAACgkQlxC4m8pXrXy11gf+KeEzJCGLWyXFzyMSVC4ldbj6uKSWbClmv9rF7qKgXzIFs10MKalzGFAyArAQAU+bLYvW6WQNcR6+ZHcbYi7ZnQaPc7l53EJa9FF3/ofu841i1wvq+vo047VY443vw0ox66EoG0O2f0s12OxZxxYXUkRtyJhYYavUsodccaqvHXACq6+g42h+0gAR2yQC4Z5zz54BM9zDfvgcNFRMZCuJ7z+TAvIHCkNFImn9P/aE1Zh9nlg2KozNJd4F657pdHv0s/ARXNBtwloorTYlc88e9t79nuHS7ITBmliWE6u7gyADimgOxxRNBTz673AZTECWQo6gM0ux40I0DEvSEWrMD4kBIgQQAQIADAUCW7QGqwUDABJ1AAAKCRCXELibyletfGtfB/9PWxsj5JaPGQ5vvg17gWSXpOja01UknUThaTFtDufhc/XkWiGblZmLCqc4wAdHQuNn9hhcCWPJ41R2dTrWh16awahEj8+aihweo+MsRg9s6RHLZci0+UylY/7Soqv3Td0ZCTP9Y/SkrCdgbxu5N6VkXjV8CwYWzN3F4NgV5MYkwbJvyUZLNzOQiuAaOshE3PY+Qsg17w2yjkv39U2pqgOZNRwqLFHSR2QP2NqGDWwrPViOOkjnuFEhWDZLIAIb9jsS5/4PILB8mcKD/TPsDrQaSlWLyjiFqj9EdOCXRoTu7TH1m5ILxy75ECWr+yVxgHs892gcrfrw3nFHl6uGrzcNiQEiBBABAgAMBQJbxSo6BQMAEnUAAAoJEJcQuJvKV618p00IAKVmBcgP9DDakWqzL8D9U3190bKDi6PcXek49Ed/aliaOtRpqzZaMK2h0AZJz44NyDwkp6KXTw7OHvHM5qCFbn1euX8nLKeZS6qIqy/VM5SlB1jUD5p0FZxobBfIbnyhnwrNV8sVBHSCpOas/bNvkO2jrboXtOA0MiBBv60X3rUjfHitue9m66x63yRMl+zV1r2RwOTQLB2xu7V4du+CbcpaVQBf3+3RJBYk4F/E/VYXn2BuY9kNZX5DveqrDnWD5gehiI1TzePx4OC0Gl/hgcM/GDBjIScBkLSOnnUmF+r3eRjyhEu177AjBdgnxcKsiIv7AdmU+gY99heNJpAhADGJASIEEAECAAwFAlvW9nYFAwASdQAACgkQlxC4m8pXrXwKawf/R/z0++7rzEYJVD4yVAtKvP9Y42hSZtgET1kxmd3Fcc39pQgKYnddC0PKKKBu9mrH6+6Cxljyztt5ULLw73lo0z3W5MeCMLt8VXKx4G/bCfP58CsaxlPQ4HuQ9wjIcF6vzJVIfibpM/y49Shcvsj6M2fhzaWr2E0MipW6j1af++IY2RSDlehIBUSuro1Wr5MWEUk1aQ8u1VxSk4yj+RZlZQBaJiE2PZFxyBuhlpl3OjoUW+KqOn2V9YI/5g07Yz95ZF5AnPz5/Q2u6aI+SGPEm4pWV9P5Y2PUc9ijqL+A7qBsEWUu7NJ+a/ynK4jCLMM3MO1yy474IVzA8JIrFmlwlYkBIgQQAQIADAUCW+jCsQUDABJ1AAAKCRCXELibyletfNbCB/kBFQkBMqNdbtVS0UUP35wAAX2wCuKlNBms8iNraoCKMzlPbe2ZBRlnUiNMVohWm2Oxnve2u/diAqbxU0ynNPiQrkuYYdI0C0SW0Ie+nHr+0jnUfu6+H/UHYA2MK05F/mzhnGqpwXU65B8rXY+RDoJ9+cZoR8ajf1Ol5gLvlSYBV3mtbOew2Hw0c8TQA1fQ4Od3AJ9C74u0juatU5kQ1wGocb2yfMXln8pRenKFHs30SXzZyA0m4lHW7hmmssywrS+TxjgvNA+HfqBPL/wDzngZ9hznIwhWdKqxzNf+NWKPHrlNP4FZdrG6++PrsOys60QNcS3KhinvvOEqt3uWY6A0iQEzBBABCAAdFiEEgnOOuOQ78CQsw8ZSFso3yJt0yNsFAlsZth8ACgkQFso3yJt0yNsJngf/YY7lUAAcyLGJd4n+RALta6D7Rz26z3Rj5z2cQMBH4CLCriALBnom/H5MYpv7HJ7mKqtVL/flF7RpUeP/gTaien562w+WYy3bNeNFbAw/x6i/tW0w+B1+R5+wvA/Kle5zlqCQ0Tjw4dAu4H4afM5oEgSeLxrc4SRgVk3gHuPcgQOf8VpCcHxCZ7WsozkX0Lsm7odaoHZBcHj2CNOtZCP66rkkMiRA1IY9kC1FsMyrUGso1jw3tWMJ70aCZyAI1St8SB8L8t8ABSmHqYoVJaKCkP3oBFdcvq8CID75qigXnxxBV6i9x79ICNed6MVGklc2tzJz/49VrQ31SjFta8CiF4kBMwQQAQgAHRYhBKGN2PfGPwZCk5CojXfEVYH0NV7GBQJcxVz/AAoJEHfEVYH0NV7GaSEH/03hAc+LmcAFZgup1QisgcLZbwz13GRzeacwadAKiB7ge5EYeuWWK+duYyRB0rXGPeMR2fqhdwVHlhAU7Z0TD41Xh9G8IhB9AHiLLXUM8hMJO6XxNGKM4RyLmwYdHXewJkqJcbro3qdC/8Kun9tHNSL9n6g7ohKViz9e6KmGfWDVYblqwbujKYCbzVlxrVmsSH+dwbfAzU5rFLVxEmMs2lLvZzM/IiTf4gHE+VuG6TS9iAWDWCiQWPwfbil0Mqp56RsMonf2F/O5UmWdRx4hgQRVg3+bmSSm+vr3XBunOc86iablbk5HhSukn9GhJ2rgmWvset2NTBveWhccE736+KGJATMEEAEIAB0WIQTllBnOOpoMg0cr+97aTczZ4NMX3wUCWeG5PwAKCRDaTczZ4NMX340JB/4gLgH2sdU4XROCEeyXY8JTUY54vkYbyy4dlDEVJoMtsegEmX0B9OwoSB/RcoZvPW7Z14ArPeIckJHnV4rgbjwJv8PM4leYP42Q5ILyapyUP1iz9pU0IQXltE3jgY6CXc5ItcieswzyY9Bl4buKJHl988fUziS6EwaYLldpczx1KL8j52GvZKOaMKoOM7ui5DCA7tTAKdynDPSFNe0wGJIrOlyHINqMkG3sWb9PnaNcytenVC58lMwK7pRDosszZELInyYMt2Jfo6Xc13YmUdiefqcHFRn7+AzCH0ls9ErjJXy4/s0iaR9eOALW+KnvugcROjRXsSGX7HBHf5qw8csPiQEzBBABCAAdFiEE83xRAYDY3kZ3WC+kH1tLUMQVWxQFAlsZvyAACgkQH1tLUMQVWxRIzwf/XMLYqp+RHo7A3iInYsy6nfwU7h860eVWtQNKuGBa4ElYz2AT4oeuYKyeXDsEVef4u77Yze4yFg/dbmZgHFQsMNWvWQWkKSUfYqm5xLuIGs+DTIKzHSuJDs8OBZdkellGgl0GKYkt9TbmpuFMtx9W2nLCyl9FXi2Sfee60tGnwgiR/giuSMbR9f8GfTprDulWIUjPbwY+OG6hDITPDiOFZ2BzkcRNRIktsi9pfzUk3OuPzKwXqm4+0pe9bBg1+AMFqWwoN1TB0qCt08lI3aNTLUKmxxVDPW2jYtidnTeyYWiG09ywKs7z9lf5CbDEvN9xaGqZ0xsUbOans6C/iL5LdYkBMwQTAQgAHRYhBDdeZHxbPDmHihMpeGnhKORUP/6kBQJbKAwvAAoJEGnhKORUP/6kxe0IALSdXemFN+J/CNMz8Yos05Ud/KTWRoycjbKbnPVJPp/XTPMhKzezgWfnG+KJ2Q/7Fcce+gGfco9N/QWOeZT7NWc4w9/Qp5qzN0CiwAHAuPWjEO29mXWa+3C8YDIo7b3ACTPe6smio9lTWuARQGshmDLIf2zOvr9rPv0VKBJj/tdMFE8bLGPugItTlCK8c8WnWSsPNwiZtks5pBHOHsp6QwR1wjwz5nYuusSLtQDebmDk3K9ap7TBHuSJ3CHfGtQIMWKhBo4AhQWPRemo5WyD1ER/2mof96bFxBj4jRz6OE/O++un6lKzhdkuAq1rsHDTTM+WnPyn7TtqYtP+XOPxbRCJAZwEEAEKAAYFAlngTD8ACgkQ65HfWD0FkA97GwwAogDIDXlDFxxxRWBfEkitB1XtNiIwUpYmTl7dVlGxW0jwNSlOpEUN7bygPCr26PHT+/7wNhnBhWNHXOIwVCTR3U4OmuaapLXQec/OovyjQIhClmfo7FD2cmyxzwoxbq7IUY87G+9sQv406kwIv9z7gK/G1QzkUakkP9t1YRIbMhzEjMF7Xp01emhNM8qc1FtxMl1iAsD2EL5yMzGZvRzZDwbV34yPa/sTsaCk8AdTKIurPsjfygtOZ1dSHI0VhPMrsil9eFokkwc5nykMzYlfpuTTI2Eomr0ZgV2TUycBx8KL6bzhvl1/M1MVz4BJuikUcvx0/ogKxYfMPvsob5+DJRy2+Ejmnxeh63nkFNNFO7leteH1b5HaEkFX2uFt6QWpfnR5SNIBYFaO8VBLHEE7pNx7fb9n81wTv8WbxciNOFbK9cxLztZEoF+DjLknUASAQkiEB6t5frGFX3nz1SNkvLh/p0P8Fa+OLUwn5fzcDdKbk3IG3/SgsWSyOSpQ1NdMiQIcBBABCAAGBQJae+DRAAoJEMD4hkzaPQNYzz4P/3MSgvT+UGt1peyIVbm2WSbBfClGv4nT4IGSoOPuEYhEPRni8HJ70bM1if6uqbCVhReojQWq1aW09rO4nT0L7tHQ8KRziRbVikg3zf8rxytDPcsAjtzJ0o4qa3QJ9lc3lx4DUuuvGzOvbK3ZwANQw0HTxanRO7m1ub7T9IdVEVRzcBCX5GS8GYbVAcLe0sHYNcdKoTg9JmqBPdR/s5gVHpOPacjd8ET49EO2HWItC7orhVfpZJW4AvQPNWSSWYkM8i6FZnucEWxYgQBvIBRlsRUDjoGd+6uhwbhUy9CeFvPTMyhIQRqEZMD7TiE52GcMHl6T6R54ldO14tBvu12fZA+//iT49A0EQM76njfwNUWYPKgjFWJjbLRHDTZoy5NPa3QFg9RD3C5oLN9RTjS5UAZ+EeTewNkysNtv3/keXf4zfOhRhkQrjdnHRhzFuRueH3fKtyG4Un83impaUCdXAk7UUCUKRUTVMkE31RTySgEs9Qru6iWTy40WaehwR7hS6HKpyPKoOHRKZ0CVw0GadyYPjGymBou6QHImWW/Rjg3bLnDQNPp7gUIh2F6GRDvIY6HUZUn8fS45l1M16eUrIqJAj/DWzvTKEOLUoKCqop4XF6yGsIFldymKvFG73eqnPR/EMCstrGubGuQwbpn3qC7xjDFUGmxpToe6EqKiu7iaiQIcBBABCAAGBQJae+DlAAoJEIcvWcgEa5a+ZwIQAN5siKp/NOUO5D1Wyvmao0wxy6QjKC/vwufdGgbbTA+DSxr1DquFgiKps2H5BhsVadvNo6bYYp5aDNXvHTQ4qPhzmdJcK6yS5uA/SUfXYEAKfOKCyVaGYMF5Mbc2ZLHAbPQUdJkNmhJwp3axN/ofjUeRjmyukzzqHBJPuHqT3qh2uE9HMi0A052Y1F7+j6X0vqPceZEFwUD/5FuBroiUprfS+YsMwc5HEObbddsYBnC+rvEjRVZQAcxvCsa1Eh6yfBq5HLRrKBSpB5PP8liK5Yj0SobFlUCQppstLWmIXDXi7BOiWhSCfIhZX1vQ90mOq2AfOIGWjKYuuK0iNHE8IYDUIaO9v+D72sZ8H9DSaU8u+MfDa2o3H+XSzjc8uhl0hB+SR5TLBYEp8naFR1rwLj+ep/2PVI7FiGPBxHaBd1ZLdv6u6QqPZvPd870rCzK02auZDtv/r9V9QSHSzAfQwADLpa+f8BW7R+ULGsaGRoE/xzqUk1RhmsMtYJEUClYbybdgkStSlEAtGvjyMwdH+In53LrAgvKw+LDq7q1CAuNtj/lfqoLIQhvES0fXQXQ1+iWj0Guo6bZlOkxdUKsuwkGR+8hGKv+3GL28JuAyl0AwWknxEaxAwPUlcgOdKQHpqSHXU7l6Rm7gIhYvWeaa4SjYdL1nRZ420F8PV8vWS6rpiQIzBBABCAAdFiEEfuwVF0nlKLpUlz6WaR4xOX4n0AQFAlsZs1sACgkQaR4xOX4n0ARKeRAAuLXUaMmAOPDoIv/Bplgsb2LDYkKrmjJ8zasih8Czp6exTIwBMfyrLf8G+OAEsug+h4Ef93XRjju1ZYgKquK1gGGDMl6BN+SsFBZdIOcZVpR55039r5B6DFHUqDxbiB3Eqtt8MlQVGnQgn/qPCrL9n7eFf9iYw3R4/qm8PBEaCBxhIJ+zk1rYmg2MhkKq6mGrqTW2dBWROL91SrilVWhg5QNYNk5IgRzKJU7OEc6YWzs9swxL3kYsQn4dkuG/dvbsT5bQ56U9CrSlwXBWzjzMQ7ZcJ6y91+R770TLuadm7sVU7LFBn/IvDr4mP7aVR6OSAy7FJka3jjH6zgPD8OD/6JiDZ7a0njfd1pFQCfz3SC1LoPmgKTu56OpnEAmzhKpzvVAPOdgTbbgfvbOnOTCYX8vbjTJ0GDHH+tZbnstKv2dfbCH884ugvyqjgY0bVnmap0i/+7Z/rOSmjSZIs8uq5y84J+/631+43K1PhnZ8xchdBXS1hP5RGdZC2W35IJO5BuzynCXlPKvsQ/llnHwSZr+Kwx1Y97CCZqnQY17NI4IEC+Wm2C2Mfma8M/tD3aNqKVYNslY9GMozVFFLtBH2eke1DYnz9EcOM+sBcKMp19FPLhn9X6T13Xv7UBakincXRI60t4sppA68uVqcObtk5VjVKcjX02qoUK6/ccG+/PCJAjMEEAEIAB0WIQTssLE6gz9C3OjA/3qqrEJNj+VSOwUCWeG0fAAKCRCqrEJNj+VSO/gAD/9m4JAXJ0GuPGnRl9hVfwRTOLIlXxOhp1Z1aU22SPhGq2jieNlApKNrk7eNDOGb1dpC2G0j5uEVRe0GWA/OYJwPniC3PbQa+l5qkCccqPdlxtPg0WoFgmlYHVVitP5JEnrN0eR/vIfWLL8VYMu5mROyZoS87x4nwMbfSKTtca1MscEg6hRiieTxpcfKVutNqL79zpbnx0MtMv9NwfIu5THI2sCN+4oKbZ47/62rlseI0JunHL1CFtpX4gKfSvCjs/nvFTS6p+eoG6CmgP7OrPJLgKt/881sOtuIzRrL8Wjeiv2BLJzvMQHr6f/5eFz5Tc+ekYf6XBcvQp5hK1tsnj8LWqHNShanOjlpSmMtzXXOhAKRvOsVOd9GpXwNnoUgMR5RzPvFj7OxDPbGhQE8UtXyS4qg+xANXydvlzm7bVjyqgR+Pr+z1+xmUpKKKu+W+Nn4ztm/F5BSGaNxj1LVU4+zn3Bj/m8iqL9fQKC+dFIWyH7J8+WCOHhD8z3MPK6GWz//O607jJ2Qzgf2emNV6D6eTgeHozYOxktHjdhNm/HNcrVVktBYbU51yRsn7mzDt8IPlKyvwIwk1JDA5db6Y13/70Zch6sJXFnob8KIgbxFHwWCOUyYwppb2H8TEWztaCqh+tqImS08GjPmkdgWsTainKfzc7XZavC5C5RNgPqh/4kCMwQQAQgAHRYhBPKVPa5aMObzWG8aMp0lBrzA1HynBQJchr2PAAoJEJ0lBrzA1HynyEwP/3Nuabsz+alNFjkb3VQFo208l2asV0m11es13ri7psu05QbS9aZTZZj3QYKfv8GCqZe9KRQ8y0FChNZ3e50OwpXpxLyPbRXY7Y/R1qLc6yGEGmu2OGR/VkkiCHM2+N9eAXCjpC/KkDP9Ckjc8WSIWVs5nVk5AWf0BZ/Xj8Xm75VUFJWR7o60ThpLXD3MIqjQ8dMAe60gYpwKzx3PVHdD79UW4cMbq4DJkdNUhmuLbc5MymMr2VBa/vWieG8GXTHQRI3O/HyW5qH8khN/0yE90T57NbFuMgW3o/Vzy/UL6/679wBQjrGZfcumtgVDYVZSkd3HanHLuAfSClepE3Gq2WYCrITE+NtyndyjYn2FoG2YWvAC3rF+vt/HVNf6b+nD5aOWe/1T0xrho/eNTnpK3lAwykt2+xhJAlFfGgr8eHQx7Sv0zhkdLcAZfhk7b4aBcnukyZVUF7Re63fTeXrQcNv7Uw+HlkAGCqSp1p8gucLRmrdNgy4hvDNllunk/0mYbM7Ds9mJpA2GDsGxUtLxtSQlZwHCMpnwSHkKw+Ndboc1JLLf0RlhF+BOBzjILiZcIjdTCVjzWTKjBZb8QXDlYBeC8Y60qLaDMx5lR2jCq9RQm1l12enFx0KXMHavS9F3uTv0O9GUwC8H/x+MONmmY9Q5KZ7kNyJTzh1scrEv9JoziQIzBBMBCgAdFiEEig5qfAirud5n3ioT9v2HsVwmPskFAlzUtRQACgkQ9v2HsVwmPskUqRAAnJf6uOLxGSNEXLKhd+UEx1jHeg8LXROz7PZ3lh3NEMlmvunIGukcgfzKUv8uC5sLmg3kwk4mTtk+eRCRWY71YxSnQP1bFkFS1I6Bwl2P/VJuAlJU4A3Acz1IabsqiMOXHzABJU5V3Tpt4a6MRkMxrBCuhmBNV3C1tGoZbLXFcG5suyf8MvOWjjSvM+k8ykKFoaCJIGVc23gRxdCGnX+iHVpEeyIAVMhVpIQP7+PX9PPG3OPl8pEZP55i8dz8DQIOBofDBuqkTlAHjYut4QyF901BDSrEbhnbadlqa8JaiyTlyKKHAYFTsbbQdQka2Yf36t/0tiXiMijFQtrtctCQhiA0WGZi2a62YZb/mRlz40gEzN74H2l7XWEh6Dx+moxbjPfdB+p/y3eIbITTx/mgLlIMACTnzCaRo5FNbvJyH7tLCbmA8PON+aIP269nV4Aqo0BDf/cLgdYEl7tHOvIvysFjwPy14EIo1p7pUMIc+fZx3Ch/1PNcRM8bOPGKRgv2HgvOWhe5GVQlBCh3kTJ5LpKCC6/r4K7hbrrgkseV+oQ0lR+BJ0IP2bHN8sFA7Jl3T/071MOjaOhc7PBCL0y6uZuPou5acxtvT/J5+A6benvJpUvc+LV9+x9lJfCgdsDECRTLjeeSEqzrxRvMvRidhhOz4gNEqQG8TJ+G5XS3lSGJAj0EEwEKACcFAlndsFgCGwEFCQjqFIAFCwkIBwMFFQoJCAsFFgIDAQACHgECF4AACgkQoKKVq9w0acl/Pg//X/+dDY5gtQxxTqWojPIO4GK9qkFk2llUTWsMsmtz6q+dPn504tgRCBUNGrnPVLFo60YbVcuT06ZfFLyCFZaU8p79Y50TDlTpEyW4VkP5FX00KkExwEkgVVLB2uZUFPaA0Lfkw/xYoOR7NxRHC632oNCRpKVJMU8tsfLrqtNrecnW1mq8xivA8QMpCAD6tBPhLm2y5t86adjWWhPRHTUcsAi4e7cJIbAxUNBjYvRikDoxxmEC6qR0PPnWIh3yu4pvdDnCrZinmDsoiu24Ki0RCtTRAqe/EtRfSSUNDzuE1gf5fxdJ/rs2cfLnkFsZDcLMxNxCUDfyh1iZiXQIfS9wBRpVURi+rDJr6JgcPDL+FAouKDUS+v8XoaET2lHV6B/2Z5WYPqJvKzUf8mSO7KNCuXIbZjaMaG0AkABeuxI8rxspZyynrQqm8nivZgQUcbhiGx8rHrBmBQHj8Ng58kadtJap1xtFAHC6QfX/N4BZRn5puF0dWAO0z23KxxHj0pvyx+as8+dtQkWKTOEZC7Bm8toq/v7a7PQipgBdmlGY3qI0D3O99BJYU1k/ZOD7p3bt9kRFAuxYME/1FRLAHe9JdztSPWE7Db84LZlvaNLC6RHCz3eGx0S1BXGF+HtK2cGV6WY7LcTPC/0qkAVLxYAAjzk4zkGfnt60Oeij5CM35KWJAlQEEwEKAD4CGwEFCQjqFIAFCwkIBwMFFQoJCAsFFgIDAQACHgECF4AWIQQ0V6JlkiofODnbAmSgopWr3DRpyQUCWgaddwAKCRCgopWr3DRpyRC4D/46eV7TA+nERyzHxidcDCgmKu5K6H+EaqsN3teU79jeN+v9RauMHrqafpqfyRVWtE2bTvBCLArZ4v2cKD8UTCYW0U7izmUuX7cgpYG6zTmyGD3DXm0hRJle34gZs9z/qfgL6nxaSwWjGM+Dg3wgB3D2yLaZBXEmzVg1nPI4hFNy2SMRCk7oHciiO4mrL9u6W4BDEviaFF05qRlt61IMDrML/B2tzEpPkFJtqqj9e8WxLs94w3ujoqZIbi8L2nBvrzk5EQshntPtrxZLoytBMw6CsAN83Qk3scGBlNBL2bj96kXjDPZnIt8ps7Tjjq7e5aG90MCME6lVCXSm1Kak1B5+1JodaBQhEAi6cPVyBCty+/KsEvyY6Bqx0y5kvoD2Kyk4B5rwXcwSla/bRmf35WOsDXr4XzHpGBeXAUxbIabyVKUSWUv2nh8O+SdPpj9uTrdgvZjOsdkH87WA/6pvFtzNBzWn5vOPCnhK25EgyRcp1SyM5aFeKzczkDUSTwcB0U4lrqCCnJTpTAzPp5EYaVY+VR7SQCUAB8npkmmqvYvQ+BdWtHiubAeBaG37BZAli5Jn4uHLzmBaUv9y1PNOqcDgstQ60J7+MgG8iXg4vNh6WvkHg/MmQMerC0L3gzhpFJIZBLYnBQJa6Yqi6c+2WVmk9yU3YztIJxjmCnrr52bBNYkCVwQTAQoAQQIbAQUJCOoUgAULCQgHAwUVCgkICwUWAgMBAAIeAQIXgBYhBDRXomWSKh84OdsCZKCilavcNGnJBQJafJX2AhkBAAoJEKCilavcNGnJsqsP/R/AacEswi3BZ6KCz9Am3RLLDLV3vFYxqaRkIEevpo77DUZEcSspSP8NrMVVzEI2MiV1AvRqBlYL0SN65lGCZMH8KAkDgqiZBNLGR/9cQTm9oiQ6zFaY/v18nWxkYhmmckg/x2K/B0qOWOyjhjnaglAEY+52z4V3Q/tspkvtTh5VShtzlKALIYorqXhcrNvQPNW0ti4jDIAPzzKU9oNCc2+7v7sb/AV/PF7ant2D27q1LjETh6ug5NlgJC15SgZc45PTBfyz9ILmtOKnN0YNVsSkVdQG7oA0PqjoXfyGr8wNaXdfn4V21M1sZUyyQKYGDKBQ1E3OnxyVtuHELvkZtnccKAccHHuEoJPhpsPl8SafuN8J6gg+BEoaYvQVqwZoSR8dsIiP10i5DIQSI6D3iJI+rR3uJ9/0nrtaUkgCamunlgjRLD2UvLg4VSRxvi9UHLegggnaWdTEbVlchw5o78pRdX978TyLlE/ndTaN9Nt15dMcV1kgeqKsDEqSv2Y823nJGCO0Yf6oUE+M2LoGxMuc0bPwPcQWgDXDF4Jz2utXf+aaxo+/OrlleOgMW9vTLybZQuJ7pB8ed/+7aUiONlmjmAuwAK7nOeE1u+K6fXLwycKiBlYUZkVI8aNCeUNu56AwRbvgvb5xd/diMoSlyBGztvJiUdpJC6ICFq07kImtiQMCBBMBCgDsFiEEueyFw85oJ1ns0f43NnBWHMOY6RoFAlpGpcjADRpodHRwczovL2ZlbG1leS5vcmcvZ3BnL2NlcnQtcG9saWN5LzM2NzA1NjFDQzM5OEU5MUEvMjAxNzEyMjdUMjE0NTA1Wj9zaGE1MTI9NGFhY2I5NDFkZGVkMDY0YWZhOGUwYTU1MGIyYzRlMzNlNTE3OTRjOWFkZTA0OWU3MmYwNjQzMjM3Mzg2MmNhODQ1ZTA0MWFmNDgxMmE1ZjJkMDAxMTNmNjVjMzg4MDQ5MjY0NDMxN2M0Y2YyMzE1ZDFhMzA5ODEyYzhhZjA2MjcACgkQNnBWHMOY6RpVHg//ehNW6ld65zUablagA2Jhus1PEpLXVNC9CoDC7BVAfpksCJaFwAldFZMMpI7/JRu82GS1fk4x7zUhB/J1ypzHe29D/Jkvuc7I1DalQTCgHpfrhiRV8qZ1LA/jxYPPmIgmQDPKx9Y9Epsex0RRx1QoYE/4rXuZt8T8VRP/e6a02N77h9XXnBJG/6i2XrTBg+7sfA/Hyhlf2ciFlIVedv68+6FuagfrPao1fVl7pNc2OmpuybJxLocGFXmebHgaeZngpyfxXZH4kiizJSwxmFqEUqMtpj+4OS+GTE22V2Dm5Js9/1BtFssBgUV/0M1jbQ8TDvP/YKkciVV7Zk+OCOeCKAZGInkaqkHpEp1o4y9fVUgzXfF2g584CJ8TSJHoIISMZ1Sh0IOi3lJVh5XbuA3KMzWw6S49nWyYB7kcj5/rugRc+TTht4DyYjSmrSTL/ILmGw7cIh7Gtm83u3qhWZONliNHB1rsBPn0tGktBjOOrKCJhuRwLIworZy549l63Fdtt1e+oCiUoDwMZ6GFiSkIi1AwGfuHg+Lb6ffCNpAUPOKKBu9EiLzQe2VXy6GruxTKCzPbP4g1P1oUaMJshyZLly4pbAYkbrw/NtiMoNHHywKGtUcJ3fxs6cPx+84QQZE/hsj5/+RLAAwGyfZ4nDRES25GlHYuPR20ZoTa4Ma7dY2JAwIEEwEKAOwWIQS57IXDzmgnWezR/jc2cFYcw5jpGgUCWmSrwcANGmh0dHBzOi8vZmVsbWV5Lm9yZy9ncGcvY2VydC1wb2xpY3kvMzY3MDU2MUNDMzk4RTkxQS8yMDE3MTIyN1QyMTQ1MDVaP3NoYTUxMj00YWFjYjk0MWRkZWQwNjRhZmE4ZTBhNTUwYjJjNGUzM2U1MTc5NGM5YWRlMDQ5ZTcyZjA2NDMyMzczODYyY2E4NDVlMDQxYWY0ODEyYTVmMmQwMDExM2Y2NWMzODgwNDkyNjQ0MzE3YzRjZjIzMTVkMWEzMDk4MTJjOGFmMDYyNwAKCRA2cFYcw5jpGrJ1EADAlVkJR9kWm0OMYCqutGbZj5hqZ8P7+QI5r+D0+U7rKp/ZRnByILyonyMsL8mKTIRQFpANBm5niZbwGvl5wEcQ/trvRB6zj2dP2pOhMM6Ou/qCfOVKW2FQleYdNBcu94QbaDgS9NBUdvTVASNXcMcC6bZxEeqq2LOQHBx84SbchBqYWEx/7o2tt9J3aNk4se0bKZF6qSJpPpIm2axLGFElUhsoDJb6qOJvZIuaU7DjgWfHi329QjcnAtFmfTNeSJfGNVMnyKEXlYrfQrYygeHOZhXtbXJ8zLat01ZdaFfe5nvQf8kyAl6Tdcxhn1IHzd7MxVoS+PubxOS91/p7UjSnCW/Zwx/Z2ZZ3gEpesrvHxKXpix4taXrSdtR1snQ/jsSGSUhN+Y1q2vtDBXY1GPYZDujTM0mYJcyhtMwigbhtKH1EP5v+9nJVAADgYqoORwvIqNuea6rWa2zKYhQrJSBV3cjvwSs8xpF7lJdkVsm0ppTvMTr5kYFsoZHsn1sVy3kJXnNRTQqz41UuqsLxMKh3gV65znR+9uQ4scaYTBuzI/6lM7kB0izC8KFWVzI8WL989hvODDFUf265JKfkOZIxONZrxLUKv/tXVDGvXNC83Hz+EFSWF+AsFKuzv9Zagg7QgGKi8cVvvfCGbPYS6+lPRUbhO/fqPgUJsnX2za6b8LQuU3RldmVuIFNhbmRvdmFsIDxzc2FuZG92YWxAcmVzb2x1dGVlbmVyZ3kuY29tPokBMwQQAQgAHRYhBOWUGc46mgyDRyv73tpNzNng0xffBQJZ4bk/AAoJENpNzNng0xffcq0H/AwAKxaJz035MhwgUxurtGHgOzgd/4AGxtCHjAcIyG2cAbGKaCqRAgQG96UX7ToehRyrX0roZumP7pF8zIeFMGnXt8b4zbCLFkTLBsAIdlgJyISEyYjetO+p2vlXkWofdSStW0nXGPCxka2VAuU/Ldk/4GIwjXrwFl+ikEsfC5Xu78/jUJQjDpERh5UpyREIMJIT0vL1NyjfvWjmPf+sCFsZYjBiNwRbRJpQmewj1teWSx2wCsxmIzN2QCefP6iQNab0Fu9Vjd2RCwK7OxpiPTSsTueTchT+eyb2Snhm+4CE49mgobUHVHbw6C0v4iMlLqXRmUwHfU9mx+91sd85Ew2JAZwEEAEKAAYFAlngTD8ACgkQ65HfWD0FkA91Egv/dMsN1tcSAoNdULyh8HWWDgKaptyo66Q+KEpB5B/F0hF7KVN4+1qzLmMtI/rVxJ6CNLPJlXKeQXkZaN3RxKywQlq9WzuAqxZWkCQrA3hWZA1Q9MEPsbp547htZX5+B0W+CM4aybN0E/MR3S2xrmLDTpxwK3baEumHuqqz9F/O/at6c5OI6svSiSgHej7wIkjLH7ZI2hpwq+q9/itpvBDz2IIFp0DN7doAO8fvRbYTs4kqRZBqvZiJXgyHBvAk3IOexePhPGb3lzFZhIvjg8A1BuW6b30EFdbGkZSW9jA15zyizxhUfgPbdPbIcQeSRslQvC53KDZXCWe7uvNFpYKelWwSduEAKHzxP2K96HyYvFKIrvyej5wwDHkaFiUL4q7eMF6t+sjPesEl2CdYqAUjfcKW3jJXXjN8TmLaqKtSQU2hcIcG0aQM5DoD5pD+ERu2FF7cxjQTBOFpVWLRg0ZErzSywxBY6LJUTKJca87uoNAw46BgX7J6SOgGDZYoQU1ziQIzBBABCAAdFiEE7LCxOoM/QtzowP96qqxCTY/lUjsFAlnhtHwACgkQqqxCTY/lUjsaTxAAq4PLmc1mWC42XUmRT2KOn/nG4Fr4ac58DziQHBtB3EBh6Sh2ezh2uRSnKxv/Ioyzg5iOtjIEeQqfXDIe+8fRkIQgMFSMNRI1r/lg2eH9u69jOWFfePnVY3klYGS3RVqD64vd/Cj6cZqARIfIzC38QGmAyZUJF0ZmK8RkwN/7A/W4iDGLf60OjIilw1CgOJFsCtk+k3vTw04loh08UkDRUdZVlrzy80/EdcTB9GaUG0+elAUDRC/ZL5HBdDaY2IrJ+GWrKs8YQa1Jj+ZB4MQ+/ZahKZNYP00OYotY8NUkorj570xXtTNRTY4NivQ7qX6omj/snL07ljSG1Oj1ofpJfOlQ3OFC6iJDEinO3xSJa49wRmSf45Nb78FXUJgUvQrU3AJI115QyXWijZhcbemSWq8jZQIlxuLtSneYHDZWzXx7hp7n0m+ZVWQHNkcGlDeK+3vvoJ9J0JxljsU3xR/2WK+32+lTly7wff7fJiWeqMnYvOQQ9LI8pJOZ87jqMIJdh3IE8rro2fd89XW173cGcpA8zg9XekX/4D83uDr3L5T/ij1Vxgf8CWlv9pU06ihn/evzT0W+r12DpfUM/a3t9jHcLENHgJV9BbzPeVSa+XramZMbHyYgPLg9iSMsObOvwNYTSiTLi2wKXIwFbYcq/x9TCk1hYOImoR3vcUjswfKJAjYEMAEIACAWIQQ0V6JlkiofODnbAmSgopWr3DRpyQUCWk0m9AIdAAAKCRCgopWr3DRpyZuoEACPVUR/5zNYVEEXu6ETF3VltH9ZXAUCwLBl+gkO5VDRwJIB8XP+UIblOpOYYrklWrAkNq/TYCBd6KgLS324Bit+uwN1qrput/I5jfgcKTE5PYOSxeCPA8HNucnxsq6dVqUTiMAQBqoAWqzldIuOywNuiT9rftrqcPLXwcApO+ftdc93NIqNoQ7sdUvOeL7z0lqZPRTfInLTlciocRmWqptuBzgUHlHnILcmHCIA1/+vz43fUAw78HszoQX9KP5A6dPt0I7zkOhy41S4TfWdtvBK9ycKsgRLpDwkNiqWpNQQveH2lnvR+SFm701i6ejB9Ue9qGC3tPRWPJqJRP2xU6EjhRklvT3vMXeamV4hS6fqcNhD8UwQaL+bgBTBt1X7Y3Way3N65/n2CfPSIKNkW4TU6lhRzQ3MVl574bZEP5Lad9ks/fFF69gFqrNKlc/5W1tENOw2BUjRy7j/Oyl51p8XZLahjoAExSbKCUmEL4ZIVldbyo6ragYxqdgSx1Vqr5pT44aqPbAqrXQzFC1bJYQ7e2YAicCedGAGCd4avdI7TEcqPba4BV0rM5W1tej0EtztIdaMl88GgWnDLaY2eRGmT3fHjn9sZOLudtbpyR5tLEC13zb+a+hWHpxyltP0Bm7+G7E8zo+W4eG6pYp+zVqAQFbkekV4zgIjSSoLED2a2YkCPQQTAQoAJwUCWd2wvQIbAQUJCOoUgAULCQgHAwUVCgkICwUWAgMBAAIeAQIXgAAKCRCgopWr3DRpyWK7D/9nUYObLS9BX9VE0vb1sBe1HC3Hx/jRKAWDkrlvBNUdZ4Dho3OTazPacaZ/ynzZtmvPxGnDLQTTUsRAFtc+/BgZbhQQJznTFd94HaBN0FSx8dv0P26qfL89N7onnMSzTb8JIAjwl/M4+i4bbBFOQzI46zLLWIwoi/rHU6FRHnHgS4h/MlVBRxaan8UNDa9RRjo1FScR/LeZ3kHviZbfu6F9rwEpg5NG8enBi91czTtjdSviuFF6GsZdUu6NAIaR/HtD+SDz/4I31aKF9WBiRqiMXlHpBZUeZPoBlNny79Bd0qPTbrDLgP6CVaPAS82x04kGGZzzTdSSup55L1lBGeWtKhwozOYc3Tt/aIxu/KYDY/A/SYJeL+lRZw/dpxyVz58TG+WObdneQhZCsCbj5oJFNKhre9OLOHztbFHAvgSJ35o4F1JlGY6RnI38oCMtMgJghjv499V9ZiJHwIWp9BGosXjCsZxs4bOm8URPdDbHrvwv51K7hbSpU/+OCVfhITuezI1qJB9kS5IE4H63U5KSBBQK3bDEjDsNmUVf6VYDHOEKFVYO+bJaX09iib/dn5eeHDpbNZ6Uca77AfxFv9oTQP4hm8XVAnR/z/P6fKSCwnxlkXahxziynPoc9q08B4invo06koPolxc7bESb+eYorGUFv0RR4gXQ62sz8+DMRLQwU3RldmVuIFNhbmRvdmFsIDxiYWx0YWthdGVpQGFsdW1uaS5zdGFuZm9yZC5lZHU+iQEcBBABCAAGBQJae+ENAAoJEADxsHlFbwjqa/AH/04CPXn0uxGd/QrH/5gIqRHG6S6fUOJYcu9M4FhhJUyQp80Yq9QPT0LWzpTviHNvtR+KewXfGnGlPa+butw63xDzcdBBov//4Puef/6i73hr88k5B9Lp0eMjVBsFM5V12hrlaXN9vqKNq1zNxboU4D3/YxFa28zPlQcNduSYN+3xwN4bjw5C/Udjjz04ZnLYvJhWdGQYvNAELVTOEIK9Mr6mVuzY2fKYlzy3Qquejrlqt4I8F+4GTHfZepOO9jq1bm9knZUS+5e9I5YGCczh3wKL7e/YRGIKidnUPnGHEGump4glESd78lNthizs/OVhWzJSWZItpQcIfquKip+7YVGJARwEEAEIAAYFAlp74R8ACgkQ+b2DKR5I6RiHmwf+KmjIAqa/dj5iANrEH1vqHdFHBloOnRBEXzOlqQJezq6bLl1blbmlQw7DkQFnUph03iEeL+RDTajGW+aLEhhfn45HET9Kji9MBdoTS3R4rmJm7mtvI811W+ALC5UredDbzZAxFd8UoWH161YFr1fnHTyB8PTeozwfylNcHZyVH4/rwwhIzXI/lDT5omXgi/Vcpb3VJcJUn/FXxuvZ8apyINmUTkLSSWv6oE2+qodCKmJLIATdH2gxHvhv9Fr5GLsslrz/GLYkECtlMyFiR9dk3h5zbus2w9sLlalbNM+qDFCBbJLTE+Gb4+7A/7XzrAn4pntEnXFquA65LqZVlGY+aIkBMwQQAQgAHRYhBIJzjrjkO/AkLMPGUhbKN8ibdMjbBQJbGbYfAAoJEBbKN8ibdMjbcQ0IAMheFA2OQXCyIEgbszeaXTmimQZ5jAbxlRvX2lBNCK7mudzK/YzHcdec/zeHl++Us6WfN4J9dM9DXD2yIM5wkLBI+B/sOmGEcxgkgeXIdZ3r6jQNdUR4jP5oVI8iSOAmCXm4TzsS9+wGsEFcOfRIb6OpYZR1VIToYLV7rWRrae0inJXBLSM0y4uHuFTTlZSbJP44dOG01MpHCn1i9q7lL2aYH1a3GRPl4+fnAE05AD0iBauaDj2GhaptYFP+q3RS82IZz5aRoWIGrVrL+wqFIFIcNoDHwUWB3jZOl3VEK+IF+mWG/hEf2X6zrsBO/7ejdTE5lcpc/wFg5iRyOv6GvX+JATMEEAEIAB0WIQShjdj3xj8GQpOQqI13xFWB9DVexgUCXMVdAAAKCRB3xFWB9DVexvGfB/9JCdWo8jvw1/9yzEKMPZm06fATGbb2KecACDvMhiaF/o+WGtc0q0wpDQktD9P0Ql2T/jcH5b3oWxtJ9/zkofD7Sf1RgPKnTo1R9n9J47ySaU0E8/TSW7ERD3vnh6whPXXqpkXijH1KaePBcyopGV3MiLpqubKg/m+8vBpj1ClTg8HhEnqOA7FaKhtQju0uqWASWU82O5qryky1y06OV2lErPDzfhqA7uai3CEsZnLqTHjWXMpZ41N2hyF4bBhOBD+KpaNwyQzVy2FgjpRkEuo/tBzrria4tQNuAr88cdLIcQ4e2T5TftZhPq6wEVyKMHyoCxqaqFlByniITHyTZDiLiQEzBBABCAAdFiEE83xRAYDY3kZ3WC+kH1tLUMQVWxQFAlsZvykACgkQH1tLUMQVWxTmswf/ZGpArB/E2w/PELAPzlIF5CYL5QvGpOb/7GHWsEJ8JE6XFNyloDhc4qstAPwCq8b9R6szVXrwtjampDWEku2jUhjt52f/TFrfatz7dBT7OIQyMHsEIxxXQjn8uTOayz1J0g20v2frLAsdhjeBB5AgMP3ER0JXeDwLcv+1Ka7j6zMusjIscayzsRy9os6jxL0xmhgcKvJ/317c9TSfBHJg1sYOrJMJefs2wNQJjnL5DAfAdLMWTbPXRuJ7KqTkFt4HaZE0cMud4lEIiGH1jEde76ONMiuGAPm1q33z9gcY90WTYNudOmUJsxElNbrzlHbsnTmj7DUru9AyL5JenMZHlYkBMwQTAQgAHRYhBDdeZHxbPDmHihMpeGnhKORUP/6kBQJbKAwvAAoJEGnhKORUP/6kvmoH/is571P5a3EIXv6cybjS+o8DUSCIl66kXvnSEeq7TBMMfcDDMd23xJb9YYWrK3wPl+/KBJuqlQUCZH2ZKPUpKMfSD2yqaBMIw1BaGmUcrG8NSu2mSGypuqdsonzpvoAFI3zGiG6TkvT2ZbrLMZBg2T0wXcb/eHvLYHBr7FOGgB0s/bYYsBBQy1mlea4cxhSqrXRuyLBGTUqcdSb/J9ktSPtEgvhQoFLboFTAuDdndeT2/sHeHT/1jeSwdb831plZNo5itKYswP4WwXrMPND9PDSeyNEfwJZG2hYn51SZrCM4IjRfY0m9Z3EMwIKZIrUAIVWcQ8OEMpPsK5ZFd4d24cyJAhwEEAEIAAYFAlp74NEACgkQwPiGTNo9A1iMhA//X6u2gdTUQ5K4rSBBjgsFrhcyknCG/V+jUZLJc31th29PfgH6GJcMSLHTC+uiyTPKafiqpZevA23ngRM0P1kvC/bjemO2/77OUUDnk1+uwWLOEMx5NR3ZhQl0rGXqMiwnEBRADDKFYpPtaQX/fjLEoEfFaQSKkCdlkTs0+HcXNjSya3/S+Ac9j/7tgbLU29mmyGCljUDa7mbya3nrc49IoRLmJH1Wpc1JHopigdpAyMP5LUGIy+1JQLsHbO0ftTqtvmRUAeTv44/8LCmZzLKws/77uK14S7Jv7e9hije4hVQJBD40eizzHdilA8NxiK46pKGYVRye830bXJ2oWCV2tNzYTTkoJAinPQ3mvaCXpnu9TDWbMPjaV/zBR62t8PS9YTAaPIWwKsCYOgTqi6RbIdp4ldJOmGhx+3rw3C5PreW6s93EPawG1gaEQzNY4/2CN9kJ8DdFRzYcUXQ1lh4mXY8WEccSCzwbn78MUZAhkMW0CrSGT85ZLIK+3Gh1EwsqBg6wSw/CpgysLjG//+gF2CvbiV1sEYXwT8txlIO/NHU3XnW137hY3p6DfjCH9zBFmJ9WqSktSIwutrtKj+k++SXmBWvklCmC05Khiybqq/fx92O9p8UQMswGJYZppdNh8wLglyr9s2g3O4fSynG6ghf3rj+BNCd2Xta+WEj3QsqJAhwEEAEIAAYFAlp74OUACgkQhy9ZyARrlr7vSg//bOSkq1xn7qMkftLp8qepiUqO/iLnKdRJ1zLNg1vaqRkk7li4uZfGZsFz3sl00oHvbYXpa2T756AwVExiR6jkJH/fbG8itgkwDboJTbYsL0Qjc5cmz6W8cVIQYcbGQKQqQrfLxkIc5UWPxnuROIX9NQnVmuKEBMrBX1F3KQszJM1IyrXEmbzspeGOatAJHP8d0cHNcn9RDvYV4pRoutXRL49CcjMt4o3wvGfm9xxcBdfWgEeCVuAonfcHLGzxxsIJYxbV7GvbGicJkezmVWj8WyeNLcTdRiP4K3ohVh6mbdCovrRYWsGcUew0kuJJJpejT3fzJjjduf+n/S73ohqysueYD9WXW3Vwq0UfcHnsKljlCMVjLP8XiSJA1gNshQKfjZswe+mihk7qFf/08vKto8cwiqwxaen9CDYxEnpRM179T1WPM7Ium/0mvVoCfvjeWd/e/3ix/VnVj8YDjTpQxtQ0r3i7MW3bp0CwOMDpaePfwQdmdgGSnIcHTjlnuZ11S0i0sp2yLZXil9X5ipRgMjQjOzZsoHN2+FO56+84A/R081fwk5BAmLCmaBWq3ihnErtgExraAPCBQKirsO7l/VeEAa7WUEIXw361vvpmp5hPnVpjZNgq0boERsa7OSty4WLnODM9fP2sOEkN/6HhhMT3X3XmZMGPSAlJG0NQk+eJAjMEEAEIAB0WIQR+7BUXSeUoulSXPpZpHjE5fifQBAUCWxmzXwAKCRBpHjE5fifQBDvGD/43eK6lXArkEb3fAl9tG6fJdNVrBE25+/Tgo45YEGOlJ454U3wYfQx3GUELTODnX5FJMWhz8tqF5ftZ8XJtmLc5a+N1A+78XX/fpOfE+fzsaEpqlDcpin0KLvkh1SlfprZJaWz2CPulXDe/lfhyncMeQMK0zNLvDI5uVDe7EG5C0lb5P4a4QEs829w5z22GrHmQ4aQ7hIqB4ir4N2QmSTySDIfHDZbAPCFpHzNzmkhmqgIXAY9Gx6Zy0lnSdIOlw/pqWsfLJW6J5o7NKdf/K1iGZcCefgFmShtCIUKfPmigKelgwlJwqEkL9djwtlRToekAaEibhiRZytuAoKxtwWAmUlSiQJKb4gqlS+uIMtnjCwlhGc8UgJEVSaui2DLHBpQ3aztvFSxCuPoP4chfTKl8B9pyL/mbwzlkiyxNZMCBUPQRXhvOhqwZ2ZNJzs/6pyOF+uB7y10fiElSn5xHGxOuvYTuTYuzqCTa3Bhe6kdQt31fEFlXO32tk3WqWmgALTh2uz1kYSIgFg3NUdi1bS0iE5aOuUcaOg8sD7i73jR5ZS3kN305GCMteEbTraeGZO/AJKLe+ov99oDuiq1hlzUTsC5Ztd49XQtlZTQu/YHwI+6s1rTNVcJrYCsJmoPcekzbMgUFQuYNj0Jf6okBtK+985h/KhoSXAiIWKiaugyVJIkCMwQQAQgAHRYhBPKVPa5aMObzWG8aMp0lBrzA1HynBQJchr2PAAoJEJ0lBrzA1Hynea0P/jCnnRAuY+3HzEnzlVo2Gx4MjaxQQvx3Wg+roLleqzNMp1BC5Fqrc39Uk/gH96pzp3luk1Hw9DutCFUdSXJzJ26LUep6llnMFIASUK1RT2tTTS4dnLHBJpN1rtu73ec/+IZjji5U2V5TpqJ2euLORG8L2nndVs24FIqjVPpadnzrFNUv1fjO9Qnd6K+hy+Q9pAk74QH3q6KzQ2nMWsTud+x2ExawzhUy2vGIMxZxVo5nbrFcCn1ditVE0OezcUoqFY37NjoOV9cmgj+7c6OdvsIIjIZCI/MNvWmiSyvMQawvNSh6OoyQHwogJS8hkMCFUBOr9f4ukKDxHS5ziVK2Lg2VTyP9EchHtIpXDbf1jaLElazXSxnfA/NEQeDaL6H4mx0EZxOl8dKiseDtG5PXTkM/Wb/uspCAcL/JB0/1w8R81gOn7q3w43dkEjNAUTBVuNFWCYyDoU+ffkhVEEWzogGqhEhuSpiRWjMjUcdP9UR6oFbf5nF6NIOoxhGSl7mE1neLBKKOdCyDKxuS2p/3diuiIIyk50I1B+OYg0qggze7Q6znWUVvVMmnJwrt6+YsORgy7jv9V3xT385gduDUkAgkj2zhALlGlwKH2L3Fqk1xzjbQsZV1sepjkJ7ALMxlfm3y/mlXHY5+b/myARgdiEN6FZBH4dhY35qY3EjEHiTLiQIzBBMBCgAdFiEEig5qfAirud5n3ioT9v2HsVwmPskFAlzUtRkACgkQ9v2HsVwmPslImA//X0frR1hg4Z+UlM+qhfovmE9W0A2aakYXic9oYnlW+hMO40mgW1Oue1nF2FNpnjfDRVQWjF2TIg5Zq3OTf0pSc/2k6xutJj18ENAR+Yn08Mdd60Kk7EFdvLuNovAOcjxIPjHhQCDsOPiyUX0PNfZygjEMDOfpU1AS3dFK61HCSXPJDqVcOivNB6JbmJMOEPzF1emvvxg39Ls4HBnzWAdoJx4q7BA+c8KBWqSeNx6K01H9PluDzNMzyZ3CeBQf482Llk8z/9GWhe/PbhbS0yEDQFQVHGJ43KL6KoR4ulb8ClM70tIYSB//OvGf9laM3IIYOC2iRgu/OQajjuRqH/osfRatjHL2VYNxuORHYJodDnWtuvfL8BSVjS3qjRNbEOlOmEUZjnpAcX6Q7mUTyFz9nyWsl1I8y2s4ghF8gF4s9AqvzzlBmQuJqo+qIpHiE0SlxCaxXA1yeF7SXsN9SIuC7pXDOr6VMapVCtP4K55ZP9vVHyUg9kw/f/JRpI+6tIvBzpSqre4ET3URo4Y+jNH7AMVOF1M505ZbB6htDewZso30oA1nlX4lJjCUJ4Zh1vW0XrGA8/AHZFKp/zJ5IIo6gjbPK+EmY5at6gRXeb0T5mvhy1/pimOdeqjxWPOWBCbRBQPc3IL11omZzxFlUuAKczgEuYU/3Ik9qLNmaIVls6OJAlQEEwEKAD4WIQQ0V6JlkiofODnbAmSgopWr3DRpyQUCWeELoQIbAQUJCOoUgAULCQgHAwUVCgkICwUWAgMBAAIeAQIXgAAKCRCgopWr3DRpyT+RD/92azbZfEIVc06E8DUHCIgUfFpOlY5rNkfGztm6Rqf8yoW22e3ewwfWAR6CGLHfHm/WCftLckuCbN7yVafcH/Bbqrae38O7dhw0geLpYnAYU/FexbpdUTqFIwB4N8jHMqWPr/W1tTzshpGG/dAQnASfVYhUu0By1yCGl+1J0Entp5Nv3jwSL2VlARDM6AmDwja7cPSg5dspZ0s6URJV6uhQvJ6Sk2qW6DxvcVpF9md6ZeOfJ9laNLimOiAv4/EA4+Ng40NbJHUBiPU0NAD/B6ZBuBWRZM9DwyqxiePZBJM+X3qJh5WIEMWoKz7tf9O5fQ2KT5WuZpO1H/Sl5bNmf+3MyrqQAbRwftfCdI9lDc3ukEeGmE7KrGs382rAax2tnLdE1NWshypJeRRZinIemGwuqtOkUyzYihCy7W0SKNrQ+bYsqoXFRMqZl0/zczE3wVo+q+bqauZGrN63RbgT6Ll/e3WTA25RHRthkWiaGtwny/eFckFQdNwLXCqXzYBiFaESEMwumLmcTTvUwuB+5jm1zwyR+nzWMFRJ1ZhNWlfLEbGn96xJ8W8teSsbVvijjrB9nYUiw3UBKKFKP8jopudSNH8JSu9trkR2nUwbTRtYOnFVo9Ms+Fhcqpv5ARJeHEaCi119vDD5bXgmCqGIMipNAnNDnNjZlpqinlotLJbOtokCVAQTAQoAPhYhBDRXomWSKh84OdsCZKCilavcNGnJBQJZ5cu3AhsBBQkI6hSABQsJCAcDBRUKCQgLBRYCAwEAAh4BAheAAAoJEKCilavcNGnJ5wAP/iSN72/muWAZ7iklfTM6Xvu+MPqTjBc6EEDUWvBH17U6X2nXEwOdCRtsg8f5InvutZVr1pFpiITLq83tU+JOhudivtpe5Z3+9RfU0KRRNWSkZngZN4LF7NS7aTqq5z8iPYspoLAe1tZF0W+/KXMJllyA2yhelIryTO74V0WOVIaTfzqzo+dvHGY+aa8WAZBWadOEyOGDjw/ks+cY0ViYHSC+GJsHZ4Nc5wxNZ+BEvKoilS+aWJAtlLKIhasljcjraOG2dh3NVsMJy4lMv7UD+uX/xnnnFXzHJd6nHbK/AlMYyaYWArYLa/95RVYkVu1EQYO/LXSLcWWGEIuTSSbhGh5RiIykdaTBPQ8fLcE+sty7z3kxhOW1yvVkSK0EH/AVr0cP2BtU+KxWQC2O3vtbMzoQO6kodHf2QFmS54VPui0Uy57NtAh31G1Tj20JIRenT6NOhEMt1Tf8y9cJJTZqEtYiZtC5J+SjT562Lub76qFPacYVtYJPrRybcCb8hrqmuOJYIf7a5gbiYVq9aj0pVmyq1ipn4vKNeI2i1Gig77UGAeHB55Do3Ewd4uwt8HXD2Y4G+v/DCc3Pi51ZmFThUXpsRFZSAO9/cXJb82ZlDeDDQHMMKeCyEbZobe8lcAPVXp65wyoYKe7MvLAqaNfDwZMb8cpCAX0HdpUoxipumpaMiQMCBBMBCgDsFiEEueyFw85oJ1ns0f43NnBWHMOY6RoFAlpkrBPADRpodHRwczovL2ZlbG1leS5vcmcvZ3BnL2NlcnQtcG9saWN5LzM2NzA1NjFDQzM5OEU5MUEvMjAxNzEyMjdUMjE0NTA1Wj9zaGE1MTI9NGFhY2I5NDFkZGVkMDY0YWZhOGUwYTU1MGIyYzRlMzNlNTE3OTRjOWFkZTA0OWU3MmYwNjQzMjM3Mzg2MmNhODQ1ZTA0MWFmNDgxMmE1ZjJkMDAxMTNmNjVjMzg4MDQ5MjY0NDMxN2M0Y2YyMzE1ZDFhMzA5ODEyYzhhZjA2MjcACgkQNnBWHMOY6Rr4Xw//XuVq+Vch4l/sShDdpBbE1WfWhSatIXKXAAaItJsuK6q48O66ZofyAlGoFPOrjk9tq6EBfpVODHrzf3TbHOIWNwzGwT+lUvJNSRk6MACCZtag/Lxm2UF+Mh/N4YVrzcnPXX7tzS+xirlEVcOtvfaOLNTiki0lHQsHJ6hmN3lpiXNrmN6hwdHffz6pm/AJNbRr950Z4oufP5wVAQCUmAC8cM0l80w81i3RQRJAliex+vI9OXcbIdgpzMLHXvy3cX9LgCwjEiDA177G8Is3Z8iPI4sW0tDhs83qD0KTo0w4/SUChlLvIkX4BhFD69lzs6YSLY87ElALpOP2KKmrUXQL9vhqzzatIJno8rfnksWTiyR3SwWkIkFt9Q+PHWwU/JZQqd0XB5QwXjbcm/arzHUuU2Wkmhe4DGsMBBwXHlN7y/zmumejsHP87yQSEMUjV13MpPCZNhT066RGTzukuRPYvtD19UDCriSTjM3rB4ustG9KPU0tcHPMQU7hCyRDgs83nCOxCsAq8epONclPPvjCJai6Qd6f9+Hs67seUdA1LVwTceVuo2+4F9VvqgfPPurxtLuCAo791OhLM/hD6OjKoG2lGI2Bqj9bJnvhNY2aM0ttI9nqeDEfOT5386HiUkhDcozDxggpseh/747FOG4EJy9TfNJ1QAisDKLRBX5h56TRxonGhwEQAAEBAAAAAAAAAAAAAAAA/9j/4AAQSkZJRgABAQEASABIAAD/2wBDACgcHiMeGSgjISMtKygwPGRBPDc3PHtYXUlkkYCZlo+AjIqgtObDoKrarYqMyP/L2u71////m8H////6/+b9//j/wAALCADtAK8BAREA/8QAGQAAAwEBAQAAAAAAAAAAAAAAAQIDAAQF/8QAKxAAAgICAgEDAwUAAwEAAAAAAAECEQMhEjFBBFFhEyJxBTJCgZEUIyRD/9oACAEBAAA/APOMYDbEewbRvwbaDflG5Ua0+0broBgroKCmikJfJRMJjEDAYrfyBtCsyYbXuZgoGzWGzWZGs1jqQ8ciWuyqmmg2EiBuhXNCNx7FtGDQafuB2AxjGMYwy0bfsHk10NCUr2XTtExJ2yTW9mo1BCh+LrdM1a6EaXgWjGMYxgoLBY0XTtl4STXYrJyv3EewUNXyY1tG5BUnQLsxkgUAIDeQmMgvbK4jSeiUmKZBsxkrKwgvKG+lfQjg0wrGzcAcW2Z42LwYrVAMYIUXx0kK+iL7BQegDxjZSOMvCDKKJniUq0ZYWvlDfRVdCSwpeCbhJOmZ4yeTF8EJRaFMYZFcbT9xJy8EzWNRkisEWSLQWh12NQRqA0mK47EcWtpCSgyGTGnZyyVOgBQ0WkWxpexzy7FChhootBFVRSLXuUVe6GUb6HUWF15YE4/P+BtCSpiPojNbOLMqkTCmNGi2O1+CE3bEChikEUjoeJWI8YpjqI1BqjN6BYLTA+iclZw51siYZFoWLKKREyGXY6Y8bbLwWi8I2VUNB40gUNToHFgcaA0KxGcfqY7OYw8Tox35EkrRGXYOjLY8YtjpNDxlLwWx5mu0dmKamis64mjCwuKoP29CTcUiTafTTJz0IpJ2vJH1MbhfscVGHjVnRDoQjJbYjGgrOnHA6YQXkr9KEl4TJz9PHwxscOPkvdrspB6BKxJbWiThJ9glCSrjC0LKMn7r8kZwcXcW/wAC8nNNNHHVSaDW0VjBMtFUiQKRHJ3ophhZ2QhXgnkyy5cY6J5pZMXH73bKemyZZ5FB07VnXG7afaCpffReHRmrYJNRVs5cvq44pU4tsOL18JuuMv8ACqyQyq4sEo2jmlDjbo8//wCj/I3lF4RrY5ExGS++jqxVEv8AUbVRBHCm7l2Un6b6sUm+urHwemeB3CrGpxk5ylba6IcrynXB6GsTLenFWl8nH6vHLPNSjBpj+mwTx5JTnDk3rqkF+nksnNfb8IvHa7J5kuDo8qqk77saMG2i60hiBiUd5Doimy+NUWSGTaGTk/gWapEIK8h2RWghoK4/gLlXkm3YjiTmnR5/qFWUMINO70VMQQRIx/7DphovCiiHjG2WjDWzmzviJ6eN2zriatjpGaF4oPFCtE5LR5/q41ki/cy0gmJcTcQdSRaK2dEEWjGy0YqK2Rz+pUHxjuT8HNk5S++TK+m/YdSWgWZZFxGTsdK+jNe5OSJtnH6lXKPwSMEQxPI9othdpHXArF0Fyb6OCCf15Od3fk6MsbgkWwwSo6HHRNwt0Bwq0wNSxvfXuUxzKykmSkyUzizu5EzBJmEn2imG06OrHIrYboWXFu2hZQtJJ0UxucdNX+C6nJroFtM1tvbHbi078kZJwetoMciaC5EskjjyO5imMIAWXgti/d+TrxxSSGyrjEm21GzRdlEUi15Hi0CXYHZk2FSTQnHYHaJz6OSbuTABzS+QXJ/ADCy6LYt0dcHTKyXOJKUbjTOWcpY5pfxb7O6OBuX2z8eRvp5Ur4p/geMZtax7+QrDke3SRP1FYV+7lL2RHF9WW5y/pFUmmMLXuSzNRg2cDk30v9A2l+6Vg5P+MTVJ9yGAYbHLi6OvGzoj0Tb20Rlp0+imObg7gzqx+o19w/8AyFFatkZ5pzTj0hKV29v3Hgh1s2kJJo4fV5G3xictN9sKil4GRv6AYBi+LJtHZCWhZd2JONgjpnRBx8opcPmgSnGqihFEoaxZSOfNl4xOJu3bAExv9Ba9wckK5CNthhJwZ24sulsupWYKSbKKIyibiE1iORHLk4o4pzc3bFD/AKb+gr+jf2SMYrhxfUcm+krJ5occhoS4v4OnHk3TL8rqgw7LRKAegLYkpUSnKl3snkx8/TvJ5T2cbMbZrCpfBlIUATq9Krw5q7o2fGpSv3SOWUGgKTX5R14sikkdMVZSBTwBit8URnKidPtl4R/8WU8x9mAajUYBjHX+ntPJKD/kqLTh9lPuOv6ITgRniva7EjcXXTOrFmrUjpjkTH560zOZKUm3XbNGFbl2CR0ZI/T/AE9p9tHksADGMAximDJ9PLGfsz1MqXKM1+2apnPkxuMqYlAeOMu0BYGv2sdY5L+I6jL2HUH5f+DJKPSFYcON5ci1pdlf1KXH06j7s8l9AAYBgGME9P0MvrenlCXUei0kp+n33HycrQUMh4uxqML2GEFKTvwd2OChHR5/6pJ3Bf2ecwAMAx//2YkBMwQQAQgAHRYhBIJzjrjkO/AkLMPGUhbKN8ibdMjbBQJbGbYfAAoJEBbKN8ibdMjbhQEH/3qH8ewqmec02cMddDYVbPhpdyt3VXHdUyiVnDTQPwOF0kDCR3HQDrritrQU280BhQGj0GlvRBZ+4+6BmtsF0v4i6zojCYvK9osSdbu2pU+EY1gfs5m3Vq+CVe/KxgzCh1itvPo9SZE9+g+YHDLgiGcQ5X5xVb54iOZWM7VBVB9DU/gAZCdFyaG6gOpz8LnfImOuWs9JNwX+lvSX8SKJ2v3kZrr9K655l2ohPYpQiixB+vnwDI7URYUZrCmrYGZ1lEPFP5fWfcXbOWdeio9/8DTR8WkHcymrhWnLL+HrGtwe741Xk4edIaJRc/mNudE4NJfBNjK+Yq1nxWrqDJqerbiJATMEEAEIAB0WIQTzfFEBgNjeRndYL6QfW0tQxBVbFAUCWxm/KQAKCRAfW0tQxBVbFMonB/9ULgjJJGo5ZxkV25ztJXOMgE76RPqDIXBWJAnw9S41Aa2F+yyLwH8hoqz+RIg8zocKatnBnxlw32GKXSnTUu1qq3vgD5m8rEV6/vPBbiIdpCI8KDxT0OvtriqCu9YcTn8EhdzVnExaf4/Pgt86TEyuXaFW1fP9uJDXv5w8sjtIhCEC9espTdPvXziAZFzg7Pvx/4+50gCcmYS9Dpydns0/H05wYwFUzNN94HPGUBYwQ2sJgiot95G5S5wZt5RGfSkKhqT2jxoZzhWcbCD1tKYQmXNdBjeZk+2xYGVbfqRjHpBy2Vc+yuTVquQWP6BwRF/NlXOrUS62V+NSiA721Yy7iQEzBBMBCAAdFiEEN15kfFs8OYeKEyl4aeEo5FQ//qQFAlsoDC8ACgkQaeEo5FQ//qS+Ywf/deYIaPTRj8x5d9sJILOJrC5TPsWIWrTbQCZhcdebN3ctdh8+qATSHK1zhmZkrENRMUbpFRfgFxcEAHWueLAORxzzeW+TSCEI4bKnLwenszz+Ihsbu85FoBdSrcaI4tuL5JVhuzEgPTwBFNvCJAF1YF/mvWnhXGPzS9BnoTOUPuiz7X+ZPFcgiwZZ09jNqdS5OzXkcgyyuAvRrFr5CGfwLOd4QK/2Aok4KIvFFjWpjSW1YQGHhcW8k5b9JD6ffQx15wCraI3yAJtxHE13JqcjQzkQ9o7B4rHESruxfPhQY4SrMHppS4cGGFxRWoIkneRti+vyAkAS+zmW4dQ1SoK+XokCMwQQAQgAHRYhBH7sFRdJ5Si6VJc+lmkeMTl+J9AEBQJbGbNfAAoJEGkeMTl+J9AEgMYP+weC9nlWPhpc9w8fiVCCNlyMTFopf4W0gC/2UMMj0gB4xZSOK1WniU4B2v+DkcvDHUXbtqDS4cB/OTBQX3UD9InXmY7FwCpNfPYektfYA4vNmmRHBLDvZusqQbfBb7jv0Dpa59xjYDkU4/BaNSM2r4Cp4hm6qDc3ohqDBCXQH/gjCn7M2taKn8YoIsoFYntz5Kil79mubCRSDKfWKuG79qNwoG548is8ZAGjsPyNWMBreP8GnXgr22qd3uiJ4Y9nubdS/Bgl2b/26E2koSnwJsWsm6uffDB+9BB3ze25qoAedf4rnsJXFKusnWiqTeT8LqfalQt9rpga/q/yHNFv7cYETXU23hFAGEqb8l8tl5gOmHU06D2xk6bEotgxibmopgjb0ytlgA+Jd7RsPNvqG+Faisaw/hNLgrpBw5ERdd/IY9OryLd0e/OTO+xVSJOlwjwwmkhozBbZxnk4aol5gNAzgJBDsHScaxv56GsOJH6qRTj8UX1GdamYaMtKXYQMWL2PGeGfLhoFWs0Txmc2NF4oZLY8Gywq5Hr/hdcKjb8OPFbvO81IAocbhkfUkACGGoJTfAsdjPN9fcr4oa8a89v9Tz+/WLk9byc8nnm0yasrSw6DJREcQtRPWxrlEBFyx4CdLzTDAnHv4/3QdCNrRgTg63yVAPZKojVzpr0vYrXJiQJUBBMBCAA+FiEENFeiZZIqHzg52wJkoKKVq9w0ackFAloGmWwCGwEFCQjqFIAFCwkIBwIGFQgJCgsCBBYCAwECHgECF4AACgkQoKKVq9w0ackxyQ//RAA80GV858v0wnsdfljRxQRVUiuEuIOX/86Rnau+fRUEsn1BdM2Nm87luj2j0HVD6XWHITWGpzTBJghtkQTRBlYa+pzndV+rwk3L3E/0lXi3myfOtHx/D7O6mxDePfWg3niXUFpKiJGnqvbnc09tzjll73PWAsES+8HWBxvBmO/9loRey2uOo+3406S2bF1r2D+9y7LDJpN6BUtyKz2jsoAiX5soA2a4H4ae7K1W4wM0i/CXEqhZi88/16HpjUJG2lhG6PALzSmrXdtZj/cfPkOYuZQU9LntBuxoGEUbxlRHJyPKq7VIP3m1CZ3Hvnv1X8B4TQAqSew0q49DIS0JOriCuCgDvs4GXUJi99TSsqun3mhghAUqLchDCtng0GzpzgQlFitDhu/Xgk4uxrf4mYDdeSLqJyBeXz7HmiCMAtli958yDD9cq2G3vUPtNFsMiZHQkDpZPJ3iKsuwKuMmztJTt7bgGf1Q+/xRwHxyH9aAi8v7TT7W/a+yo/LFjn05S7VOBRUWxaLRDECigRIXkBKHSQnxBzdP6YqO44bmP6mePvGrar/S3IrTBoNEyKCpuN3CAnn2eGGSD5FI9AaIaN8G0BqYFNx/H3ih7G5hVZviAR+lGjcApe8bzqW9+cqL2ByuRppicRc8kmK0gSgx5Ee6tJ77cPInXTQXFmA/moS5AQ0EWfPxGwEIAMnAAhdVQvaP1JM2cOpHgjK2LqkJOxnMDfeIqnqgxHRPe5ZOaWAVEtzeNyLQjZZXmABi/et8mQTlRaSa2MA0PoqIcNvDjHJ4mmfZKMzFEwy3fIlgaVbgb8Yxn6FVEf1Gx7LWCaQhk40JdVQKwRgLVPhJ8bkn4t9cvQ+SDH9Q3U4QGxQOuHeKIpOCo5GusA7HgFg1Tsi64UxSzLgHit9oN0P1JTUJ+bs4X4SKiN4iaju1ROVM7qOhlqbUJhUX3j2e34+GxDUme/+5dbiD7wlQj9wsJEtSodYjDCGnMPIDFew0Pj8bikAk662WPLsDQCv5SDM/qlFknCfByXFeyX80KrkAEQEAAYkCPAQYAQoAJhYhBDRXomWSKh84OdsCZKCilavcNGnJBQJZ8/EbAhsMBQkI06sAAAoJEKCilavcNGnJ4toQAIIXu7xAZnlBKPtuTSh6mQeEozfWqXJZV6OHWP+GnaKGVPE3rKaI7CPHb1VKUzf32Y5H2lYz2nIiA33ibarQ+Dje9q9ZSCwh3BB/i7EIpFdi/eTsGLAZhWch1Zv8SJdFzry+ZR5mcsEGfH8M/lusqgLUlmOxk1HVFydNOjwVErtD1jGMv5q17MlTFeyGEvbQYD1miZnyH4UiK6PiwvDzJgqscW7m9SLgLouROBTjdNaFNc4hrKEeF1hZ7ACd8bO7L6UNI2qRxl2koNeRrK/QOdrROxtgZiE+ZI6DX7pWaEMSAcUkaTnl6DWB3u5JM/8V4W0BJ8FKLSe0k/QxrkF/HrNknxh9Zbr8pBhst7T6eXQCS/Ic2T9GoUA+QFgkt9xfJnK+emS4RQrpeo2Z8bkg5jM9i6KcOCTITozSUWkTd8u/kLZ18+5lZG+GyQTT51DbkrO5UThVKHI3wBeXpE2fVandsh7DBPYWfM8vEsbFh86AElR6UKp3MQSAA6tMHQwMRBffsyWppQgOFn9E0yzUYw7r2zIWbWDzDRrS4s/0ET0lIVyLi2geBzSLjK2wy73Yb31Lfi1PNyzfR4NSgOf6VLQwPzkY302eSS31Er9bK7s9r1RreTQJ02RcRItJVwCfxRadebfuQy9I6U3OKvvIUqOr6rit+rsGr44nXuEPkgWniQJlBCgBCgBPFiEENFeiZZIqHzg52wJkoKKVq9w0ackFAlr72NsxHQFzdXBlcmNlZGVkIGJ5IHJzYTQwOTYgc3Via2V5IDB4NmRkN2Q0OTY5MTZhMTI1MwAKCRCgopWr3DRpyYJ4EAC/0cNsJrpKN6xRMOr8/pFAROnmAeRW0EiBoK5mJr8C90z4TOb4CW6Aj2BSedLRzWLy7ojqlYbrQ+Oixy4OrCR+achVzfJgYF+/Q1AehQ9xrnxCmDL1O/QUpCLXuvf1K9pUj5B4ez0SGRbGta+129K7woSvg9DiU+x4zpTgxpch53ciP4A7nuroeMdVE2sGE5ump48579A/IWIliwLQSV2C41NdGXXeZfnicuwQu3i2yQJ4VBokW1G6ajE64HYvDO5NGoT5FT9EJAwx/N/Nt1F0AhlzWNNIfWm4ggkSarJAxUHGddrDMWg3lJGp/mDtTi3QwCYdGK4ERAIX8XfePgwqxEgR3ZdtEewcsVfx7sHEMM0pIAis79xqvlDzrcoOnXatmdJsWvNS5zv3gg8uDzMnCjll7PgMbT3+v/SSbwlnd1t0j1YRnGthtV7alXiSLBL1t805n18qt9X5GVUE2DFsHbO3C1z/2baHSEuAn4uRx5SZUw9hFgx7rlS9eTEpMi0vIc1TgG4aif/A9IbnzbErb0bXexA+KB/mD004fPmLnd0Nztho3D32IgeYkZADwkQJd4xIiLkHAI/eh5HMZN7covp3CeN1a41stEFiCPoRh/Qi7PLD6KphjazAyhLZIduQQD7eMBmailVmFxymfqMJAZ130vVOX8dPf2DC/7rSHLkBDQRZ8/IuAQgA5k8DjtFGu9D1n4cqpslSJmUNybiCScH7OWCXoldpJ+0q86gVvL6HOXzP8jPM6jlLMNHbwuBPMUCLIjlCc35po39aWSrRExKd6fho0nkWJfH2sp4CA1YnpArZDjNhASUB2VLHKGPsn75u1dqfUWyD3/X9EkpyLBe61CKYf4mrs3V0rtX9H+09QE4bU9RM4K7OHkmV4OUbRbeWj452wsUDPDHGKe01UIU5KyzkUmykgPqcfoKEcrHgY65z5eq7iAZLcqOW1qDz4o6NXvbfvRi/qx9cz4A0EV2IErngqaFBvutKQDaONw8NBRinWeygVCGTjko2IaFQYw8CE+psvM3OiwARAQABiQJlBCgBCgBPFiEENFeiZZIqHzg52wJkoKKVq9w0ackFAlr72TIxHQFzdXBlcmNlZGVkIGJ5IHJzYTQwOTYgc3Via2V5IDB4NTdkYTU3ZDk1MTdlNmY4NgAKCRCgopWr3DRpyeUND/wLmnyA09WnI+/gRKYTGvJGr3UH1aQvDsiMxK9XGMo4WC+OhYmAGMTrwGo0aK8R3k3EIybHzehtPaGA/JIljElQoDqNs7mqP/VUsqQV+GcWTRA+Nrdu3FusTgnsEVPt/QFbexiyh8rb3nHhFmg7oNr2a9Hmov0oah4GbnrZwK/jhQxGrbmHZ0cqTS0+8ohbM/1uhF9uoj1NBMP+1HNpvOQgjcI2iIFAAq15naAyoAOtbaYmS3MKuhrqpLDsJ96FZT31nHqusKTchTtH0M4lZwD8BZKs8L8UVSB8WKkWCQm5y/irAWp1BMlXxcjPOnz+bDxDLS7ZJbhH3rf0g2qs3TMG97Yi/Dl4X/pmnll9iP1TSntnU7QINWzadxjEgiQgkLM39J/FnOk6fHyyGwfCWmdH8XpJXWz/+wc+e4YYGiyaySVNNN1IV9nd+IZAGVP+3ZvImE+dCX9Zo0ZypG1ADJSkGv9NJ6G6coGlVYr5ACaQzAAZNNBf1a+P2oXHDtI3RI2G9MHnDfWsTe0+n+gKDEfv0BqtngdguTR5EII9EHGPMOA3uFJnkLAMDA16wYPPtVSdk+JtTA4M8jhuABcJIEaeK3Z15t3Wy00WxFA2078YEB0eqJWzU8l/a6QVN/gR8QwaKe3I2/ZNRyKa9xFJCMglSUNPvq4vif2xLciniyJaX4kDcgQYAQoAJhYhBDRXomWSKh84OdsCZKCilavcNGnJBQJZ8/IuAhsCBQkI06sAAUAJEKCilavcNGnJwHQgBBkBCgAdFiEEAXG7pcfar0eZrNmUkpAkzo68agsFAlnz8i4ACgkQkpAkzo68agtnlggAyBP0ewXUt1txt6duLrxfClIBMU2OSHmONSn9Ou+jJrzu64WLt83W5HFNLoHw5dW5s+jefhBSA0HUCxEeHob+45QTuXKDllKZc7Lo75wXMNwgpELZlcB7h0eps8RHWdNS8HGgXeGm4Z+3OOLblAHzTcy87jhv6EkmOniuth0DA6YYmUVPvUBYNR9se2mxD/DvI96+S7uFFExc9IUFUEArGHMWPN/d0JP8yAvkM8AqIt7eF7iULa2V9c+KSujJwCnv2jvv+UVQMLLt9TCoEnu4Z+0vRbWary36mfWr+pOLB+qjXAcGIBbGTI/ldV2PkuTFgtzIgWbDIrREmQK7sNPy3UK1D/9WGq8ZnZ4mEa8Q9L/LjzaFTP0O7xJCrPiexeEwSE8H0ZdpvjWVVtSERjWONLDIse5A5+QT4dA17cTSDrjmxnzrwAG8SEjKbGm8OAlKMt+IgaGNSP67MJCJDzxW4OTXfkQPbHS05F3azAknbDfAaZRvTlbweSWkd0LF2c3XZIktJ5jBY4XiGdvE1xqeR8qiY5aVPZuwjhnlqzmWRAlxO53NWFeXZTNuFfh+lt9WRzQR8clcuerVxz24DqA0NrXiBZpdfmUE/2fBc2ql4O8k4uzlAXA/0EpqAzhZPa3Z+r4XkbJr29mDOazvPsu8MoRo5HvxVuHTWJ5yrHCvmuFfdiY0oBFtDqpNLoV+ne0sagQpGzn6da71WpzguTznu29o4iS691+CA+S/c5UZ/nroKqZs/+X4qllCil4gb86em15G93qZXvMg8OdTAiITN9vDQPoVtXt7uvGCgk6snAqD/CfDZnJ2BVY9zuiH+ttjiOyKI6nkJspi8SHEqrYeuMJqUgY6gtahJiYq4KxHBV3VB2IeuEnslYQcDLR9+5czDDHKGfyPvhTZq6gSYX6Lf+7nGHVDHU637smi2gODzUgsu9PVg3pJFA1E88Aq5gwAr8EvhVHPaggONM6Ha2jhF/mFMzkhvOVaXkhxv4grHC3HFR3KyX55Kcm0Kd0xIM0AuAM9s7kBDQRZ8/JlAQgAp36+mNVUNXLvsCY5u36QghIcu6zCIOGgeuBOZRUA+GfQNbMmHtUc2Do2t8iy0yXEJDP95qqE1z7G3rhO8G2w9uOElGESSd3/aKSz/y1ZF3XnE/OLARlcHTkjdrD96Gf4BA/fi8aTHIkTdOVVx6aGmm4qM/RdqRFL3mWmULxyryBJUmvw+k0xXKcHXIdMMpTHg03PkJGN2Ipunix3Sx4OPgWYGCuBxy2VhLgwRVxYpSwAI8+qy4q2tUIHU4KDUiUXC5B1j6LYD8AGAxE/gvJp+64FgiZC9ARsGv7QAmxecmyXY3WA+yW50maKaxAeohvqthqrZg/YYR3X7oliO6BRqwARAQABiQI8BBgBCgAmFiEENFeiZZIqHzg52wJkoKKVq9w0ackFAlnz8mUCGyAFCQjTqwAACgkQoKKVq9w0aclB8w/+OdNfUars+qTStC8McUXdQT83kmj9gvzRxGvhNuGzdDIUSKAP3AB4dPfOjp4YyAzBjVJatLg1HJ8SwRfagNB3kjlGVU9C00zmwmXjk4j5C6/dslRtSVNWdzexr2NkhPPk8ZNCUzhkhXhU8E9VfE/RTOXc6U+tV/BiV3KWghWFegLWo5Wbf0y8FFEDU630Wip0xr4iX6dU+uI/8am91nl0uVFd2EiR4ym5YKFWV2MvE18b8fpg3Zp8+l8/5BWFSnkcq8fYKJp8x9BqsGEKa7pLhDbxvcIMplub4vV66Nph06DbpR+P9v7scKCAo6O3xNW7iI12rp7WzLsOKfT/iJUS6Vfif8iirvE2emsNT4bD2FDUnf+CVnCirIIpmL7JjEsH3ZYFQyS+X/KJ2JJx+XkpDDZRaKpVQChg0Z5GporDKHmfojn0ysM1ik5rC2XeCAlnzdfhnc0UAKgVw/rFGXjREq6IghY/HntNFMyhbvwji/EwcPtBRm2QAVeCn/Vsxeum+xuH+WaPu/hwca2bHczXHfibQOJi0Qd5MJLGbXSa3rFlhLiZ+jvAgr8f+dqvriUuBOgtUEPysYBRnLao3jXl/L2LGQqcCHKub2cCx1w5xQ4xnlWweabqrjsM4GVHMtrwc/02P+LMMbMqEnirSR73F+K/B07Brz47ILV4zaOfsjaJAmQEKAEKAE8WIQQ0V6JlkiofODnbAmSgopWr3DRpyQUCWvvZVDEdAXN1cGVyY2VkZWQgYnkgcnNhNDA5NiBzdWJrZXkgMHg1ZjlkMjZiOWE1OThhMmQzAAoJEKCilavcNGnJ+oAP+OxekmpZ6luMgcX02Mxc8hL6Wn13PWF04NXnjNJUaVjzqabm0TKcx4W/sPQdxJCq43Xboruzu21gfUVm4UAdv+sANjwpICB4J6YinIHSOsyrzBSu3jnJb4eZJG0t6OJs/qzI32/3EOvolc+JMCqkqqkpSEWQGmg2EEl/8zxngUOzCl3AmcgTSbD6ZrFtUG7jG/VSNtVUep7gwcvJughV7Gyb9MIxRkUbdcWBRg8k50o9ekNsV61AqE1+8Z3uk0IYQli52ewr4PLic8Xy7+hM8FEM9/d8tzHJpv2E7eMbV6LDmWiJK1EgnFJMhKEYIPZGEY1LCrleT8Q3hRXiaNbArujhagEW/NMEqvgfkdsJELFO5zJGq6wx17Va6L+a263C9YDq6b6dAGJn8l5X2YAtZmkozmiP+y1cMKq5J6omT1ZFsEWSSHmcvwrwwIB1WAys6U24uYngg47863t55zem/MTZxxxqoQN1NgiK62z0xwD/omNnJQx2FqXOUEsbX3Uda57uBlo9I99po8JSw5QxY6EwxWp96GsJYULuy3l0myrO9NI1fQnAQsgIioDlTkelEKdEq3R7wQu/ahKynzMxldc3k2Zc9TQLF/jzbfvP5hoj/pF/F+sLPIm8wvPwwYjpzyz5dOIAdSRFcCM/szA1mJuJrwGKf/+w3my8gwe+W5e5Ag0EWd2qVwEQANbTqD0Q+2DIuwjRrhlQtckES0HvEPA/wOJ6D82O7yFnHRQeaFDbuBV4/JGExhUKckabdSmYjzsktvdm3bU/YxFa9H9SIQYws93vLIohWODb2eYc3FL33SbmZPacxKyAFVuy249mzMYAMng9HYk1Uu+fO4Gg+6fhXgaS02epoa2VgyaSbKuuvke1kF0oAgkIRp8gaJnXOY9767DvC1LE5ro7EgreOHFRUXVTyXRHwX17zCnXKyOG0Z3mqRdUuV7sFvfqq4vvZ8BeBoPypmnW0NVs7pYsB+1ZsUu+ZJlAIvuv9a0DiMvj3ghj1+iilxQdh4KxCptaehkqnQBwoNMUO/biFsJzWDTGgpEDt+783/J5UW/U5qk6+6XCVhZVtXv9QMYW7xAxOIr8QG2holFvARJ+UhqPv+Z8YJqu9YS1h63MSyfM9rPEN9kiEcMba58RB6q2i88CO0aA9azYZPs0JoHyFnCdsvFwgkv2tTcvTECV8rdKuDTF/NEtxC2U0A5KQGVWk2rhgqE+lUBrH9iTYI5IE3sOsp+nJb51hfHEIz0qvo4fViEtvym8bkvQhsXXdNFvPjl60/s6/SPngpsfNw6d9Jtic/SfLiJgwGfdu2Z3wOq2xJcrSRbV13wMfTM97tVxBrF2mGh6sD+oZaX9h1xMl8T4k7+zrcCEQkFwk3JpABEBAAGJAjYEKAEKACAWIQQ0V6JlkiofODnbAmSgopWr3DRpyQUCWfPwuAIdAAAKCRCgopWr3DRpyTCyD/9EQ+oFQwLpiQ5hmw5Wh4GtKfUEQfBncfQ+bicPPpVV3oQ8O0QFBa7CRoGYDDj0a2+ViwUfSior4mJUVCx+4jU5nIdxZIPO2mIJ2+hvObUoLA6Gia3rzNYiV/MaPCKIFyDfnEuLSy5Jul8Z8ISUAEswKvc/pPcGrBYEWOJmoyXyHlCkLmICadL06O5n3QYvp55aSwG3RLg89cNgjnCR+OKAoFqLx2IS0yzlMsmvMWD2thp7agZSP92x/vINSv9B9kRD7sd/pNGvp68rUmWG/8n97/cwczpROl491RIgC24kBZa1Ptvi6icn813z6gqI9ItEFA5pZe6835zLmU8i/lRmSGZwcgvhpLOg0aHS4ORytuzZHaGkpq3yktEiEZeL843U/61+pMBmuwTbK6bdAXvnqBRIrhLAHCQQl1TFLQnxU/UUkilkOpxf+mG4wv46IbIjzulMl1IOpkCOp46hXh02OL4PYDidDFlQyXo3G07mIanq/55niSzDobFOeT8CnaRj5jGZQ9x4plR2I3bnFnBp36TRYDcq7bJfYBsiIba9BTMmTkRHtvRDOyEWtOLpofqaxxlIZ54K7HbEb5VBlR6z42ufO3vzlsrDMvR4cWLxxwdmx5xmlJxiUNEiey6cwTU7GlfAQIh1VKpfF/LFeYbzWNfT22YgG3gfGpL9dfBoYokERAQYAQoADwUCWd2qVwIbAgUJCOoUgAIpCRCgopWr3DRpycFdIAQZAQoABgUCWd2qVwAKCRB3t6BW9V/qsKNuD/464OsQdLbNGqsHUSRBpFJt7qVAZSAClvsXuRS99PXUk4RRmss3k4I08niP7JfO5brK07/krOJ0gAJUHO3eTqEaoBYjGS4tgykyMSJHm9fCUqRJRNVppEK2TMkKsKwwPsN8DVCOSK9pGJfhb9BFYY9Sz2MQydCQ8YtX0DKzfz/nN9qQ+Abz6k1XsQGABQSVinn3lXx+Q9hYAcV6vk3OIIEefX1m5uP2qL5dasDyrxH1AfOqKLCoz/itOgWTY11GQ0/wYwssK+Hgif+dD/azH0DBRCW9uaTh8QIxqr0mAEJEBs3Rfzbe86MlW72QXO/lwPmhQfL9aEx4Msx18juGKq6VrhomtK+fBMd7DLSFoE5FVwp1R5bBVuWFZNWPsD+zssFZeLDTP3d6BgPgPexPNkRvACOHtSKWrpE5PN8RUXYrRvYEl3za2zWg7uHSAWLG+RFsG86jL24f+ReksxXO5HaHQ6WR1mPsBs1eyvLy7YwWOXLkFnZbbfpnKh/gImT3MjGO0CyRBYJfZe5FPTBBl2HpWDvB+H2Yt8HiM//XBFJ3U1JbXYnqZ5PwS4Y0jFIRTf2OC1osxmCZ6ObwLfetGlfc9WQoK/MoIo1cRwajedY2HdM8Z5mhcEhVSDdNrNX6soWC9meYNS0jsv6L1UR8ymZ/tDd67+YU83Mh1MOezPcUI4h2D/9KNNYWn/A2g8NgUcCaJTh2uge2pbQ4ileBWuO0lNlQ83+6pTxlvItKDtig+BFE5XBT+9+7EZeqholay0IQgWpfGE7DnwMZ3ie1jAV5Je/y1j0eqdEMMELM0YTVsxTkVos0qqq+CkQE4Y+3ItZM7G0VKSm1+0CF+L8CKZqGNyrFwUnPrfG8+1Nx9r86A/kPBHLtG1SPJOp/GS4uRhJeJYBFHMoRcyab5JIZKJJxjhqYdzTce7OsBFBRtMh9R/ZVdoEh7UnQdYxJ0ruzUOtofqOjUiMW+5/7Yceyyan2KaOAfQXZNWG75f6+D3CvZ8RdDwIRL56MGcKFppUydnWts0v7RVHpsav5z5DwMojYjIFVmR6/HmyHA0dEGOMvSGDhvNjcNclgowSN0cKiQmGsKi0UeGe3zI0bYnYmtLLBAyp7zSZhOdoa8dNfyPN8vP5Hzsei4c98QkMroD05Itv/QgPffqgulorQ4w7Vg7FDBhQiZ/NOadNDpKwo5KlM+IGmhywvYLOKQJTVtAyODQyfQtEZ6FC9W4ZVxMw+vedcf2/eqz1d1FQJAM4xSp8vREEL4JkVcRVsqCYhSo1bAu+bk08cpSZ+2WdsC9BcaDGlGzP7b5RnLF2DCjTgQtUAp+jF9edEYu+RRYvAm6kaEyTZdncABxr4qh6QIjuIXVOGcddZR7kCDQRZ3aqpARAA22XtABPZCOJ3KFT0ZQYNWN4vI2JS6GZW3a7XwAu2wIcT37Bu0U9RehOk4VnxMu77R7jayn8YpsTcie2mk6SgtbAYLM+R8ZuGaBaxiUBhfiIpkgyaV295kol0kNm93KyglwWY21HdygU7Brrz0V8TtQNpvfsSTmVs7vscjeepRBWP0qQiUJiUdnc0iB9oRavvpdBweTOWfLuKge7Iqekj3fTQbdDiDcjSVJCVzbohCTQO7RdKO+fDvgIoUGkaZjyoHYv3fFSXzkG1WyOOa0+lxBgyDEM0kSNGkaFwkGc1XWz1zjQDz+P9CGPmjPHvxhcNsprh4INmuRJdgl7/iBdsy9EUoJ+hi7ItTmkGufxgEo4y8fmqUA5lFl4ldFDPftLyOk+1oPrZwbpBPfcMV7bvQkUWKckSujBCLhT4tyIAReOV8yMcTLKdBYpncKXv59lc2cGQLBcIrMWH/ucgSket+p4j/Z9KLezD+nbZLA2evxN0SIwWtG2Iio3PahPRe/sikp8vhsaCtqu+aujNUwlzCNH6DYwg5lg//WelrcoeKocqkgEnxz7aREN1ju2rLRiOVrKY08V4TBW7Rmai7PX5uKncD5syiVLXUoVtWmUzZxAijWxM+wggBT0gJi9HsMVbYiHornITNG52Hts5zE5FHY22lQyPcyt+4M9hG9jWeNkAEQEAAYkCJQQYAQoADwUCWd2qqQIbDAUJCOoUgAAKCRCgopWr3DRpycpHD/4lJbxqX8g+6tfZXCDCFgDPdjT8EGs4nbq19HfWD0hLUEePl31O3LUj2ENQiTZGKlVRP3eLE317V7C89zjH2mGTVRi3+t2RzcY8sXP1OiaweOcnKxZ1KXm2Ck0gLBgQ1gWYNhnMG6NgZU0X8R6YVCGp3l4wiRyIyBAL8uyoEWlfhe10syuPbdDY8Zq3zaah7q41y0SeLjlIwl05vDE1HvrnahglGUFUjfZInzDJuvNOssyaVbKmMiT0Z9gEt0qgPCxBRNrvXeSWrYPvDhWVcaL9lSm3I+OfmlkV3GtQjUr9lNi9dVm/nMzDgKUg3OtpSJ40vDj4mKy5sRfHSn4Cb6aVBOPjM7xDogtaWGvGDyODiN19bIYve0Dza/W7KeqKnqx6P7bq3mTtSIZ95XslULUael2OAwhLyEPwj83/OcJSOLnFxqOxYUQZ7SgODu6yvcflViGokFP8g9pG5l06OHfX2JCNLSBbP9LBDZIxefNX+x9LaxvhsS/Aw5TMZncnbwmyNTWhP3Wf4yluLAFRh22grTHTaoKiRpUyb2foqmzoVu2P5G9YG7dTFmrHpYJE6Jq+G4+iaRTiBSS61gaP1lWUmfYN2RKt91T2MzB0aDljMdvMRsKdgXFDthtLxiI8MC6EG1mWWLTVIUzV43FD5NXIaIDeJmxa0qkaGdxQvCFo6IkCNgQoAQoAIBYhBDRXomWSKh84OdsCZKCilavcNGnJBQJZ8/DIAh0AAAoJEKCilavcNGnJWhQP/3yzTi4wes9Wna7q18DfRSNz9nNZRXfAaMg/v4m7vAYZchIqgvkhcSUqwhenfTMs8h07/sSIf4E+ry0xfi0oIZs8ySkPtCjg6X16X+or+ZvoWgBBbXD3tQdyM2PU9z0nvTOaFnckQ05e/FEF09/d0JO0lvGlxyAFLXraF8JhJeKEGMpix4WNQsocfUlErmQX+IQbRXggEQeM31TtqVbbNBuomjqMyz1/vHlSgqMuReUwjSSkY0K9wljzUmaohSfOM1LyOSYpkQnB0Q9CNUO3AHlJLeKhnmxsfyY45QyLXAU2MXFyP6t40+XIm2vEIafiDnmkpH9+1+Go3kvOF0y1lNr3KisZoWwGiwknWFdmeM/vWHdAEvzN3xtjS43B0VQm6i/s3VusRk+boA3eoElxuFsT0Gq6T1RC82JG4LNWBxnReK4NnNLy45n9atfh9PRMCRNU1sGmCM9KhfVQW1y0+RpWXkRM6wrF9U+0HKutIDM/l0/Yy32Vq4Cy5/ht2erU6dgr+4cViUL6+LrALp+cWrUi1ByyDDJDf2a3BtrqX6ac82E/l9m1t6cwfbixVJY5qKknDq263SlfwIayrUigEyN4tgEzTRnteyvpU/q4Kt6xy8Q15gjzgcZCIhjJy4lJcBvoByAe8D/an0NAePTNd3SMQGoJyYL4E9kzZtjeD1vuuQINBFndqsYBEAC0nM2KhYedPjRfuPkryNTlSC3PZdRPXT/J2DaD51JMRgIdDgR8lQ0arvALyZ42JRNw8lloS3jAJ4HebG8yRxvdEIZ4Z/kxiRb9Iy45fKVeHQ9UC/utTDwu5EWZ/e5PFgXXwVIfzlv98RDa8SK+vHGfLTa+gVRREqiNJ/oR+87TfB+HQAVHEjHr2+uOhCFqzApNqFCbEkmwepT53HFXa8h0arTGldlJMPTICiw/OY3/Yk8tgpDKuNsIkqKbm573kejZ1VtwjXAV+OJyuBz2Zw6X4kkY+BcS018SpXBcO1MKGGLEseUG/HrKM7kaKao/2JB6zGiN1gN4B8szJod8Wh8x3NFlfAAFmmYiGaC4Vq+haEHTVIR9A1jmKAMzgQ3aor/1rhYmdJEbpnxGzYfvwBGcl/4loEWuCYMYUj7BQcxdP/7vcEYS7++H79cKcamWQc6V6BLP/GHqCbEj825uEgctTTW0CpuAH7z9ak2olqkZI/u1G+zFziN0+p7Uesm4J9OgKgoMjVkfdLEvvwI1CPC6+Ph4TzDZMBNvPnfA9ZSQfinCZyQ1/CHxJ1kMOUPPFYsgHEaN6Zc8Ywq6b5AZXx+M8qnMk9rbjyTDBRozjzxWOJaanWU9Cz1wlGfzff1XduX8tl/iDmsj3yXXnLv03/1epS0w+4INBSE1qDUPlzPxhQARAQABiQIlBBgBCgAPBQJZ3arGAhsgBQkI6hSAAAoJEKCilavcNGnJP8YP/1bldf68AS3jwmyBq0f4rsiRaMDh1pTbEiWIFwDFLuziRSZ2zuHtHSOhzzWw9PruPS7wf6xL/CgO8gSK+VT/ppHpMvSXjKWMrkAE2gfWLjg81cmdt/ZvCXIkR553ugrfDDteTWwusXG+Q1yjM+XcKNHHsfsIt5MxCCm7nDTupJ4KATP26xtQluySe80vtT3h9RLA00g89WdNQEyftk5g2eDhzv5r37+5cMFli7+S2hj6/ncH3Nc/o/3KKvO+D5dIhsi5U0AGsgiNIEiJEOzmDD+wqBi7PjvMGb4Cea8J5yl6xK90tbWNBSDLt9+RRu1Z7gr4O3DmAKXp1yjR73ssl2eoSAdaJHe4VNsBw4OCGDiMO7I9UNvt+hBZojRe3Z9ESmst/pyMtaAsgYkUrREyaUNdzOm9RA1cLdKBJAT2CCRfE80J2O0Eu9+x8ESGmi4d0VMggN0thW95AFe8gBJLi9M1q56dctDKOgZDQibHNcXSnr5f9NHIfnK2elr5H2Xvl1xUEQbX7tF69s/8M/KvU2d13bigSNHXI/HzT1lGJ6YSkJAb9TqT/5QK6lulwM04VimIy8EoyziMcGl0wnzSxt7c8F6M7gAyrbrgXqz7hw/cT30hyE7i1zgigCT4dUfA5UObjnD6a1umx4cztnT3Zny3K3hVop55yMct0OgH8YwBiQI2BCgBCgAgFiEENFeiZZIqHzg52wJkoKKVq9w0ackFAlnz8M0CHQAACgkQoKKVq9w0acn6NQ/7Bi8AAkVIMQDwvLtXpCY2l+gPGjJO3SOi+FqVFXooQSZyuTM8xHsoj3Jl4ujqzeBUvfX6TvrURUh/Hwf4aNn2qco5kvDpoVUlccSo9tB5rPPH7GQvXw5nnd/sfJZuDqmQsagPf0zrj5kcFP3Rmw5Qi/vJ2M1725wBmdbYvDZLZK1/jUmo8vweIFSqeNI6J4i7APH367JGASvQO1i3zBYXCAh/kvxMqTt4aYjQUJKtLXTIGQcE+WuUHpA5O9McmLDuQP+a8WMajlGNMJHYQ0iIUnFk7su3EzdhLv1X5MW94E32RDgr1m0VipOyaNZWSKviL60lDHOZXI9UU4rW0fc7LTXSmg+CjlRyzf8pn0GX4X7raSztkfOSxWjrpJcyrgUmh/oECbZW7D/uKJIBnyIRQ5M/1gOUNeafp6+hUQphAr82wDZC5nnP7CgeTQaTx1I0y57ZVWwxxpfAO0QMXZAPR5Zg2xUtx0zO3hFSfz2KmPZoAdJUZZZXlRgkZYY7Vefovm2AGemyZCM3t/3x5O6jIcPNcvWWuuM2bkvIrlmB2c2Xrfx3uA2RXSYU2FrAz4WLOeL+FP9BbC1eOnGK9Oq8QTXEb0UhwgFli1DYuF4pQ0J3obiL6vcLVP55eV5VNBOP4RFAIOelNyLfn1fNgXJnqMdRUvmRI1yNTKvIzjza3/+5Ag0EWvvLRAEQAL5FMR4s9rxfvtLFJN0paql33R7pnoV4cjBghMuhmk7d3+WIfe47/Pkp6yqBwrYp2g5xM/EDesOsJ5ohOGKr+00Ic7uO/uML7UrQGSlE6VYjjOWj7hp6ctPY3Enlm/scD4Wto9o2PkAb/+MCfpypqoVTLZzmljoF/QYODJW27KF/lny9VFgTS7ZSliKd+FdywFIgAk/m4GhB5Stz1m7H3IjTxxk8exzCtw8qEXnZOr7t6Ro1SgCW+M+i1Of33ZUYlmemvUx6YSQRLgcYP+dRxomEhPaxzikdb/UnWqmUC6w0Y9+KVZ5tIBgCCcqROQb8xdMW8DaEIx6kerVX+/UVkCjroyis0GbfEZ07fLq/WwFkD8fLafrtwqruMusd8nlPDJ3nxjsNUn1HMjYt+GIn82UMuqu/Vi59HQg3chmzxaOqVLihdppH/Mr1ArDjnWDT3IcrUP38WTODwwxnJx+AIbHb+HaVX0zOQOcEDeZqkn5G2Ds8fnLE5HyuK3mPyUU+pp2m2JB8kV8XIcB2YCVOWMRGVkt38ThcbOSBBDjdqA8G+yqxwLPkNZXFTQQUdG040O8g+D78FIR/1TqlFXICQkww4eSOa8MrqTVu62ssQOfIVfoJAwTLkLWlbnCIRZWzBIiZBZSlehoE0LLvSWpZduDQ3uLRO1Vf+S19ZwCbO5C5ABEBAAGJAjwEGAEKACYWIQQ0V6JlkiofODnbAmSgopWr3DRpyQUCWvvLRAIbDAUJB8qtgAAKCRCgopWr3DRpyUyTD/9InOoJoZCRa3jwIh6+GwotN6qcTU9GsABU6zR994nvRFjsNeAwDWNuo6LE1M4NA5o/HafHnKZvE1v/J89txIHj8AknLyVrqt1mTnJr2VARx+GAzsuZYIY5q8DAc4wBV93sbp9IvWJcAIbvEuxpRQI9ts1fLG8F+zjo3kjRqiiLITSQXMPMEDZobqoddUL7zCRsH5Q9qZ8c3FerZ4fCte2pE22Yk2h7iJjThh+4C0rij2aOr7HfwUOIOG7pqnUXfQ9WYxdQN1HxJgwqsr3X7VP5pyPxO60bkcJeVJbSEcSB+p3Rh5EXSjOPNDggbz2s3b8uIKu7AhO0acUwo+QBVjboVukM/LI+x59cqUBemrlNsby4XkshwO9SbnK1eEwTKRQWKUCQyikajWTdn4TvGhJjIvZKLenHrngpJ/hM/7o6vOB0J6w0bJKuCcT0df/wrs84sen6/32Rs8jpWYyBzTFfCU1AU/ATsNoEDC46yMozhVbsKtVaOJ9ONEH7oNdp5T2ajk5+uX9NkgKFeHoTMCOAYXtlWGlhoFd06Q7c7Qu0n8huYzRCT22QaD2EZCsm+BvhjHj0tnV2MdwO4w/aG6HSRYJb876/uWZpt3fXJolz8+8VdxL5LuwAp743jKOOjC+0raexU5Lal5QuAGf9O5xjGx3KtK8sTT9YbEY5L3MjqLkCDQRa+8ukARAAp7W/ka1Ziifa4MGokVvOau8BwCSNrxCR6ovmvb0uK96idpPNFVoGpEB9B+LmWoLGuOg5wR/mKFnhQxuldXOHOLiW8dvZ7zsGo+NTVxRQuXu3OyTyY+uOvK/q1EoW9fy7zhLPuQn1Ott2iZAauhRkdnVWyrr0Un0K6ErWd4Tke2yNjJimlbhv+YHdHPYMOCeIoLebjp3sVQEOLswj0z7KR8DlKfmijCFyASrZkOe631hnx4LWqhYyefA9GorwJG4QPVSYxm+40ZO3/5LRt1c400eaDUbm+qepTbUuxd37w/qoUE80iO6+F092gpHEw+cML933Ih29+K4DARe8ykNIzXLODrY2JHkuR1eWitjChqAt4iEz+Oe6/yO86bJbbPcfXLoJUCtUsadYixl9AMO5vtTuojv5/zcI5kSMURs4ljOu6I8IfZXRHJvqQnZSKUwldR6TsGtd7arEergVDf4tI2impBu3iztiPdraVNWnWxv/fI50pXzm1suhUO9yFIkJL3tZkt2PwuUrBCQZ/dih4xjOF/199cfS+uHXxZbyI+LZi+kbIQnY1rfwtfZadqzfyUDIYpoMV6WZg9g089Ylo/UDtTrILypr6ppNnIQ+wax+UHWb5CsAthxkW4Hf/y5yeAY0YGAQg7IJD11/Y1s8Mo9cu/GU+ledxZozXozBXn8AEQEAAYkEcgQYAQoAJhYhBDRXomWSKh84OdsCZKCilavcNGnJBQJa+8ukAhsCBQkHyq2AAkAJEKCilavcNGnJwXQgBBkBCgAdFiEEOPlkN8g6yI4ot6lSV9pX2VF+b4YFAlr7y6QACgkQV9pX2VF+b4ZuZg/+Pdi/W5qT54Y0F9p4xd3FOV4FnqJsSStd+BepS+JJP9F5PgTpTcAMdtm2YHAWViCmAaj2NY6/nWXB3+g6wlNQGweZIERfSeO8Dy5VgBomPd5vcwlBa5tfdpmza2XOxzeh3nqUpoIqmHc3HgaEv6QOc8Y/uYI732MPJGa/N59ckZthmwwYJRdaU2O8EQcZkDvGkJkbwTwioKsrwuMh5sM62rS2Hs8gt8dr0+cXDwbZkz3JGdxB/2CFpcb59lClY6JKw8EhnQoDe5cM5ZN9Y1lm0yrffB6fxllu0miV4qfLI/4zN9r+ivhtcnIbBrcSXOJScrmTVWeuI/6ENHh+zWWsa4lPxbVaisqwWRAStoR47vzKbqiqlbV6N2RmAKk1fbKGBGUcMyJvz9nwliBCHAEI9jjSm0XeH5Eeat/KNohJZ2W06wXLox+feGrRmWKz1S3VgllmXztVQf3wfBZ/pR/o+8aV7JwGg2lSadiNaqyvbekP3LDxpbsrdS45JlmjMVvh2/wklSU0eZEkpRPOLI0w4UnVcN+zdvr9KkPn2fkQWjKHCESERpdbOUKJwS+zui4lv8RdYCh7l6QYNtzhOiV7JSKk64zBbU5hhI5u1X32rXZWChD3TcS2f5e8ZO4vswjQhjFgGvQ9oy6BzUEq9hzbAP2ub/jLNc3VR1L0Q3zcumhB1RAAzsrlagFVBq5A5bN4OqCm+P4tSDfRmL0u6x1vVMiEdMWtdMIHbCioRA9qdwKcuJgWwMuKsVhpoIN4TTnVAFhdcMNEA6OJ+0187DXE6g7Ol7DSHAkvGplEbXbnujjhxNxkCBywXMvFdsG1TAyClkCXOf2N1MGdtcamOr/4aQRzU0H2WK5JJ7RhA3SqPJtHFwcJgZrDZnMO4VlLefxItKG03aVgvT+gwFewDsiHVungbXZLMiNPnJkCm9YZ+uBq7Dfo/9q/TuDunH9x/6Up9zaa2+DovXaBpGIiEObX3kTk+VS0gEAaMdGb6GCtt1N9syuo7LUIgyeCuuP9b/JGlmgpRlEn3IPREQMB3uLSbt+trhroj8VLh+NhBle2cG9EVbqg2PNMjApbu2nUU7Uga+UOE8AIOpQbbgxC0rFjRH4QEFPKGl5O+1ggBMeQb0tIk51hY5YCPnU30gyztlnJR3yr4c+Qr7RG96nTQE4f+cn2HyYUkxsEFKFoVFOmuEVzYI60H7MnSzoGXO+LPSqH/I+U0zUclJ23l2TqqyH6oXIqhqkoiU5YwXTx5oIvH0EZRy+4bA0iuZsPdy2XkXyr+ezPRr9wUuyvC+BObeM2i2ost5vAwfqGLa8bF4KOvVwZHlHOEECK1orfgZcT6u3jwY/O0gV5Makh9qjLsIUDy+Oc1V25Ag0EWvvNSwEQAMucls+zsKPA9P47Fd2BUND/dzv0tHyUcEphyc4c6LWK0wMdl0O9sl28fq9SimZRr4OTuVXQv6Rsbf1rTaV3ogg5yovwFcOG7A6jco2RaEXTH2EL+LqPkmUIZj+tshdISWJoyPg96pwQfaahOAWUzfEFhvxH601LyMcH81cwqJv7UQEc2FaRa8zQgX7BKoRyMROAckUr8sWgwD9qwdIa+lVf+fMwFavPlFAJtZM6IuJ8hKD4YCmi5omlfOgp6RZzGPdIPBZp+Q47H5gJYTp+5FdvBzW4j6TV7smL7WvvvQ+brc1GGTPZu1rPhg+Sv5LuESCbnWpbAG+J6qOGKS3B4zT8qLMc4WLmYVstQvmOS2LMQUMvNEQCDXAKP09aACVYO3bks4uc7Dl5Yf3XIC5NO+qqg5Lk59kZtL8Ivzn/gWwzS9VLnEwK2oFhs6SR8nJbNTzniDjF9sLq0INPUrWWvOCQTdINes0uvE1JAtgu7GjEQMeak9IyiFBqQfmkWLhuyxE/YT5YNWRaUENMoE0+UZDXtzi3c8Y7/xvXsV6yYu2iAXKakgOoiZ0YnKPdHF2Nk+GO8Ppax+yDk9GDiRU66+995IXctpFSUOL6jz5HtJZopU+pv/TAnphKSkt+5K3ENQXuoApy9nG96aqj09DLD0YnB6M7tgI0c9byrHD9QehLABEBAAGJAjwEGAEKACYWIQQ0V6JlkiofODnbAmSgopWr3DRpyQUCWvvNSwIbIAUJB8qtgAAKCRCgopWr3DRpyU8JD/9umump7tjxVz+6Cku+GN2mtgMqoQq3/72IkUpFacOKyg7Se8UzMn5Ws+bC3+vFAkPuXyvfnV044Xzk8lVKeMehTzVF2qzs+Q5M1Uwt7o6glV9aJ5lh/X7ew4bO8UJ1dJBNSoYMoMFlj7PC2uyK1iwunf7DOYaGz9luFcCtMB1RRJGI+92VJk3xwEk5gVS8VLcvUvlaJxKSy4WlwbSc9Lmkql+YS5H/AJHNI0EFmL0fzqrJV1uQf8TMJIRz2ailN28V94vnkAVqdrCRvh2tq22TwoVEa7ogUHPa5IQFwe1Iw9g6C2sE203Sd+vuXJnRWYbWYvx7kqC3RyjOo0Kui9c6SGP6f95urD6xUuwFClXO4mYMT8A+yn30JvJmgcdok9N9zOOp/72tdh+gV+OtimnelnP1gR5FgClSQKoa8BsxfwoEN5OW/Mm2psKOQC9JwbPtAdLsCZcK5D7jofiotwZptTuN6vi1d49wkJe7bKb+ZAfjARUmEORapuZJHGhdhLBR8X4iG8PeWTKMQFannjblhIVQB4rkW9FpwMawVtGOKn+1cbQYux6/cawY6+v4Ucf8rDf946Xqx2pME+1bhnrX7Y5qKFJ25Jh0luD1u95w4TSp0+LdyFcuyIhB+tYGVBlTqiUaGQ2q8u47nReEGO8t3Fxadcpk2509PpOK6JUCpw==</PGPKeyPacket>
        <loext:PGPOwner>Steven Sandoval &lt;baltakatei@gmail.com&gt;</loext:PGPOwner>
      </PGPData>
    </KeyInfo>
    <Object>
      <SignatureProperties>
        <SignatureProperty Id="ID_00d300cf009900c80024004e0041002c00ac00dc002a00a1001f008900d000a2" Target="#ID_006500a200e7001700d700b0004f00190092008300d80018009800cd00dc0063">
          <dc:date xmlns:dc="http://purl.org/dc/elements/1.1/">2019-08-13T15:37:08.625243601</dc:date>
        </SignatureProperty>
      </SignatureProperties>
    </Object>
    <Object xmlns:xd="http://uri.etsi.org/01903/v1.3.2#">
      <xd:QualifyingProperties Target="#ID_006500a200e7001700d700b0004f00190092008300d80018009800cd00dc0063">
        <xd:SignedProperties Id="idSignedProperties">
          <xd:SignedSignatureProperties>
            <xd:SigningTime>2019-08-13T15:37:08.625243601</xd:SigningTime>
            <xd:SigningCertificate>
              <xd:Cert>
                <xd:CertDigest>
                  <DigestMethod Algorithm="http://www.w3.org/2001/04/xmlenc#sha256"/>
                  <DigestValue>MzQ1N0EyNjU5MjJBMUYzODM5REIwMjY0QTBBMjk1QUJEQzM0NjlDOQ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/>
          </xd:UnsignedSignatureProperties>
        </xd:UnsignedProperties>
      </xd:QualifyingProperties>
    </Object>
  </Signature>
</document-signatures>
</file>